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999cm" svg:height="8.999cm" svg:x="25.403cm" svg:y="60.024cm">
            <draw:object draw:notify-on-update-of-ranges="results3.I88:results3.I97 results3.J88:results3.J97 results3.K88:results3.K97 results3.L88:results3.L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5.457cm" svg:y="49.93cm">
            <draw:object draw:notify-on-update-of-ranges="results3.I88:results3.I97 results3.J88:results3.J97 results3.K88:results3.K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5.428cm" svg:y="70.41cm">
            <draw:object draw:notify-on-update-of-ranges="results3.L88:results3.L9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5.999cm" svg:height="8.999cm" svg:x="22.268cm" svg:y="84.54cm">
            <draw:object draw:notify-on-update-of-ranges="results3.D191:results3.D200 results3.E191:results3.E2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2.732cm" svg:y="106.429cm">
            <draw:object draw:notify-on-update-of-ranges="results3.D241:results3.D250 results3.E241:results3.E2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22.344cm" svg:y="94.469cm">
            <draw:object draw:notify-on-update-of-ranges="results3.D211:results3.D220 results3.E211:results3.E22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1280-x</text:p>
          </table:table-cell>
          <table:table-cell table:number-columns-repeated="4"/>
          <table:table-cell office:value-type="string" calcext:value-type="string">
            <text:p>-x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3T02:50:49Z</text:p>
          </table:table-cell>
          <table:table-cell office:value-type="string" calcext:value-type="string">
            <text:p>2022-02-03T02:51:23Z</text:p>
          </table:table-cell>
          <table:table-cell office:value-type="string" calcext:value-type="string">
            <text:p>2022-02-03T02:57:09Z</text:p>
          </table:table-cell>
          <table:table-cell office:value-type="string" calcext:value-type="string">
            <text:p>E</text:p>
          </table:table-cell>
          <table:table-cell office:value-type="float" office:value="1044550" calcext:value-type="float">
            <text:p>1044550</text:p>
          </table:table-cell>
          <table:table-cell office:value-type="float" office:value="25401" calcext:value-type="float">
            <text:p>25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x00</text:p>
          </table:table-cell>
          <table:table-cell office:value-type="float" office:value="1904.35" calcext:value-type="float">
            <text:p>1904.35</text:p>
          </table:table-cell>
          <table:table-cell/>
          <table:table-cell office:value-type="string" calcext:value-type="string">
            <text:p>u-ch427-n1280-x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4.35" calcext:value-type="float">
            <text:p>1904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46:49Z</text:p>
          </table:table-cell>
          <table:table-cell office:value-type="string" calcext:value-type="string">
            <text:p>2022-02-12T03:19:49Z</text:p>
          </table:table-cell>
          <table:table-cell office:value-type="string" calcext:value-type="string">
            <text:p>SUCCEEDED</text:p>
          </table:table-cell>
          <table:table-cell office:value-type="float" office:value="1099425" calcext:value-type="float">
            <text:p>1099425</text:p>
          </table:table-cell>
          <table:table-cell office:value-type="float" office:value="40433" calcext:value-type="float">
            <text:p>40433</text:p>
          </table:table-cell>
          <table:table-cell office:value-type="float" office:value="476.115" calcext:value-type="float">
            <text:p>476.115</text:p>
          </table:table-cell>
          <table:table-cell office:value-type="float" office:value="2.035" calcext:value-type="float">
            <text:p>2.03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u-ch427-n1280-x-00</text:p>
          </table:table-cell>
          <table:table-cell office:value-type="float" office:value="1585.94" calcext:value-type="float">
            <text:p>1585.94</text:p>
          </table:table-cell>
          <table:table-cell/>
          <table:table-cell office:value-type="string" calcext:value-type="string">
            <text:p>u-ch427-n1280-x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6Z</text:p>
          </table:table-cell>
          <table:table-cell office:value-type="string" calcext:value-type="string">
            <text:p>2022-02-14T23:09:34Z</text:p>
          </table:table-cell>
          <table:table-cell office:value-type="string" calcext:value-type="string">
            <text:p>2022-02-14T23:37:15Z</text:p>
          </table:table-cell>
          <table:table-cell office:value-type="string" calcext:value-type="string">
            <text:p>SUCCEEDED</text:p>
          </table:table-cell>
          <table:table-cell office:value-type="float" office:value="1116879" calcext:value-type="float">
            <text:p>1116879</text:p>
          </table:table-cell>
          <table:table-cell office:value-type="float" office:value="182681" calcext:value-type="float">
            <text:p>182681</text:p>
          </table:table-cell>
          <table:table-cell office:value-type="float" office:value="465.456" calcext:value-type="float">
            <text:p>465.456</text:p>
          </table:table-cell>
          <table:table-cell office:value-type="float" office:value="1.559" calcext:value-type="float">
            <text:p>1.559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string" calcext:value-type="string">
            <text:p>u-ch427-n1280-x01</text:p>
          </table:table-cell>
          <table:table-cell table:number-columns-repeated="2"/>
          <table:table-cell office:value-type="string" calcext:value-type="string">
            <text:p>u-ch427-n1280-x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5.12" calcext:value-type="float">
            <text:p>1805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1280-x-01</text:p>
          </table:table-cell>
          <table:table-cell office:value-type="float" office:value="1631.06" calcext:value-type="float">
            <text:p>1631.06</text:p>
          </table:table-cell>
          <table:table-cell/>
          <table:table-cell office:value-type="string" calcext:value-type="string">
            <text:p>u-ch427-n1280-x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54.23" calcext:value-type="float">
            <text:p>1854.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09:34Z</text:p>
          </table:table-cell>
          <table:table-cell office:value-type="string" calcext:value-type="string">
            <text:p>2022-02-14T23:38:02Z</text:p>
          </table:table-cell>
          <table:table-cell office:value-type="string" calcext:value-type="string">
            <text:p>SUCCEEDED</text:p>
          </table:table-cell>
          <table:table-cell office:value-type="float" office:value="1116880" calcext:value-type="float">
            <text:p>1116880</text:p>
          </table:table-cell>
          <table:table-cell office:value-type="float" office:value="16699" calcext:value-type="float">
            <text:p>16699</text:p>
          </table:table-cell>
          <table:table-cell office:value-type="float" office:value="483.047" calcext:value-type="float">
            <text:p>483.047</text:p>
          </table:table-cell>
          <table:table-cell office:value-type="float" office:value="1.572" calcext:value-type="float">
            <text:p>1.572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u-ch427-n1280-x02</text:p>
          </table:table-cell>
          <table:table-cell office:value-type="float" office:value="1805.12" calcext:value-type="float">
            <text:p>1805.12</text:p>
          </table:table-cell>
          <table:table-cell/>
          <table:table-cell office:value-type="string" calcext:value-type="string">
            <text:p>u-ch427-n1280-x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87.83" calcext:value-type="float">
            <text:p>1887.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58:52Z</text:p>
          </table:table-cell>
          <table:table-cell office:value-type="string" calcext:value-type="string">
            <text:p>2022-02-12T03:30:14Z</text:p>
          </table:table-cell>
          <table:table-cell office:value-type="string" calcext:value-type="string">
            <text:p>SUCCEEDED</text:p>
          </table:table-cell>
          <table:table-cell office:value-type="float" office:value="1099426" calcext:value-type="float">
            <text:p>1099426</text:p>
          </table:table-cell>
          <table:table-cell office:value-type="float" office:value="82587" calcext:value-type="float">
            <text:p>82587</text:p>
          </table:table-cell>
          <table:table-cell office:value-type="float" office:value="487.882" calcext:value-type="float">
            <text:p>487.882</text:p>
          </table:table-cell>
          <table:table-cell office:value-type="float" office:value="1.706" calcext:value-type="float">
            <text:p>1.7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u-ch427-n1280-x-02</text:p>
          </table:table-cell>
          <table:table-cell office:value-type="float" office:value="1772.1" calcext:value-type="float">
            <text:p>1772.1</text:p>
          </table:table-cell>
          <table:table-cell/>
          <table:table-cell office:value-type="string" calcext:value-type="string">
            <text:p>u-ch427-n1280-x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19.27" calcext:value-type="float">
            <text:p>1819.2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12:44Z</text:p>
          </table:table-cell>
          <table:table-cell office:value-type="string" calcext:value-type="string">
            <text:p>2022-02-14T23:43:36Z</text:p>
          </table:table-cell>
          <table:table-cell office:value-type="string" calcext:value-type="string">
            <text:p>SUCCEEDED</text:p>
          </table:table-cell>
          <table:table-cell office:value-type="float" office:value="1116881" calcext:value-type="float">
            <text:p>1116881</text:p>
          </table:table-cell>
          <table:table-cell office:value-type="float" office:value="35423" calcext:value-type="float">
            <text:p>35423</text:p>
          </table:table-cell>
          <table:table-cell office:value-type="float" office:value="489.81" calcext:value-type="float">
            <text:p>489.81</text:p>
          </table:table-cell>
          <table:table-cell office:value-type="float" office:value="1.753" calcext:value-type="float">
            <text:p>1.753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string" calcext:value-type="string">
            <text:p>u-ch427-n1280-x03</text:p>
          </table:table-cell>
          <table:table-cell office:value-type="float" office:value="1854.23" calcext:value-type="float">
            <text:p>1854.23</text:p>
          </table:table-cell>
          <table:table-cell/>
          <table:table-cell office:value-type="string" calcext:value-type="string">
            <text:p>u-ch427-n1280-x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68.77" calcext:value-type="float">
            <text:p>1968.7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20:26Z</text:p>
          </table:table-cell>
          <table:table-cell office:value-type="string" calcext:value-type="string">
            <text:p>2022-02-12T03:52:45Z</text:p>
          </table:table-cell>
          <table:table-cell office:value-type="string" calcext:value-type="string">
            <text:p>SUCCEEDED</text:p>
          </table:table-cell>
          <table:table-cell office:value-type="float" office:value="1099428" calcext:value-type="float">
            <text:p>1099428</text:p>
          </table:table-cell>
          <table:table-cell office:value-type="float" office:value="206980" calcext:value-type="float">
            <text:p>206980</text:p>
          </table:table-cell>
          <table:table-cell office:value-type="float" office:value="478.464" calcext:value-type="float">
            <text:p>478.464</text:p>
          </table:table-cell>
          <table:table-cell office:value-type="float" office:value="1.801" calcext:value-type="float">
            <text:p>1.801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u-ch427-n1280-x-03</text:p>
          </table:table-cell>
          <table:table-cell office:value-type="float" office:value="1796.28" calcext:value-type="float">
            <text:p>1796.28</text:p>
          </table:table-cell>
          <table:table-cell/>
          <table:table-cell office:value-type="string" calcext:value-type="string">
            <text:p>u-ch427-n1280-x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79.07" calcext:value-type="float">
            <text:p>1879.0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12:44Z</text:p>
          </table:table-cell>
          <table:table-cell office:value-type="string" calcext:value-type="string">
            <text:p>2022-02-14T23:44:01Z</text:p>
          </table:table-cell>
          <table:table-cell office:value-type="string" calcext:value-type="string">
            <text:p>SUCCEEDED</text:p>
          </table:table-cell>
          <table:table-cell office:value-type="float" office:value="1116882" calcext:value-type="float">
            <text:p>1116882</text:p>
          </table:table-cell>
          <table:table-cell office:value-type="float" office:value="180278" calcext:value-type="float">
            <text:p>180278</text:p>
          </table:table-cell>
          <table:table-cell office:value-type="float" office:value="476.379" calcext:value-type="float">
            <text:p>476.379</text:p>
          </table:table-cell>
          <table:table-cell office:value-type="float" office:value="1.753" calcext:value-type="float">
            <text:p>1.753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string" calcext:value-type="string">
            <text:p>u-ch427-n1280-x04</text:p>
          </table:table-cell>
          <table:table-cell office:value-type="float" office:value="1887.83" calcext:value-type="float">
            <text:p>1887.83</text:p>
          </table:table-cell>
          <table:table-cell/>
          <table:table-cell office:value-type="string" calcext:value-type="string">
            <text:p>u-ch427-n1280-x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38.56" calcext:value-type="float">
            <text:p>1938.5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29:52Z</text:p>
          </table:table-cell>
          <table:table-cell office:value-type="string" calcext:value-type="string">
            <text:p>2022-02-12T04:02:43Z</text:p>
          </table:table-cell>
          <table:table-cell office:value-type="string" calcext:value-type="string">
            <text:p>SUCCEEDED</text:p>
          </table:table-cell>
          <table:table-cell office:value-type="float" office:value="1099429" calcext:value-type="float">
            <text:p>1099429</text:p>
          </table:table-cell>
          <table:table-cell office:value-type="float" office:value="72590" calcext:value-type="float">
            <text:p>72590</text:p>
          </table:table-cell>
          <table:table-cell office:value-type="float" office:value="456.238" calcext:value-type="float">
            <text:p>456.238</text:p>
          </table:table-cell>
          <table:table-cell office:value-type="float" office:value="1.665" calcext:value-type="float">
            <text:p>1.66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u-ch427-n1280-x-04</text:p>
          </table:table-cell>
          <table:table-cell office:value-type="float" office:value="1622.23" calcext:value-type="float">
            <text:p>1622.23</text:p>
          </table:table-cell>
          <table:table-cell/>
          <table:table-cell office:value-type="string" calcext:value-type="string">
            <text:p>u-ch427-n1280-x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40.29" calcext:value-type="float">
            <text:p>2240.2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0:55Z</text:p>
          </table:table-cell>
          <table:table-cell office:value-type="string" calcext:value-type="string">
            <text:p>2022-02-14T23:59:16Z</text:p>
          </table:table-cell>
          <table:table-cell office:value-type="string" calcext:value-type="string">
            <text:p>SUCCEEDED</text:p>
          </table:table-cell>
          <table:table-cell office:value-type="float" office:value="1116884" calcext:value-type="float">
            <text:p>1116884</text:p>
          </table:table-cell>
          <table:table-cell office:value-type="float" office:value="61297" calcext:value-type="float">
            <text:p>61297</text:p>
          </table:table-cell>
          <table:table-cell office:value-type="float" office:value="452.352" calcext:value-type="float">
            <text:p>452.352</text:p>
          </table:table-cell>
          <table:table-cell office:value-type="float" office:value="1.645" calcext:value-type="float">
            <text:p>1.645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string" calcext:value-type="string">
            <text:p>u-ch427-n1280-x05</text:p>
          </table:table-cell>
          <table:table-cell office:value-type="float" office:value="1819.27" calcext:value-type="float">
            <text:p>1819.27</text:p>
          </table:table-cell>
          <table:table-cell/>
          <table:table-cell office:value-type="string" calcext:value-type="string">
            <text:p>u-ch427-n1280-x-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5.94" calcext:value-type="float">
            <text:p>1585.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11:36Z</text:p>
          </table:table-cell>
          <table:table-cell office:value-type="string" calcext:value-type="string">
            <text:p>2022-02-12T03:43:22Z</text:p>
          </table:table-cell>
          <table:table-cell office:value-type="string" calcext:value-type="string">
            <text:p>SUCCEEDED</text:p>
          </table:table-cell>
          <table:table-cell office:value-type="float" office:value="1099427" calcext:value-type="float">
            <text:p>1099427</text:p>
          </table:table-cell>
          <table:table-cell office:value-type="float" office:value="47970" calcext:value-type="float">
            <text:p>47970</text:p>
          </table:table-cell>
          <table:table-cell office:value-type="float" office:value="455.714" calcext:value-type="float">
            <text:p>455.714</text:p>
          </table:table-cell>
          <table:table-cell office:value-type="float" office:value="1.587" calcext:value-type="float">
            <text:p>1.587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string" calcext:value-type="string">
            <text:p>u-ch427-n1280-x-05</text:p>
          </table:table-cell>
          <table:table-cell office:value-type="float" office:value="1693.35" calcext:value-type="float">
            <text:p>1693.35</text:p>
          </table:table-cell>
          <table:table-cell/>
          <table:table-cell office:value-type="string" calcext:value-type="string">
            <text:p>u-ch427-n1280-x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1.06" calcext:value-type="float">
            <text:p>1631.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15:18Z</text:p>
          </table:table-cell>
          <table:table-cell office:value-type="string" calcext:value-type="string">
            <text:p>2022-02-14T23:44:52Z</text:p>
          </table:table-cell>
          <table:table-cell office:value-type="string" calcext:value-type="string">
            <text:p>SUCCEEDED</text:p>
          </table:table-cell>
          <table:table-cell office:value-type="float" office:value="1116883" calcext:value-type="float">
            <text:p>1116883</text:p>
          </table:table-cell>
          <table:table-cell office:value-type="float" office:value="37096" calcext:value-type="float">
            <text:p>37096</text:p>
          </table:table-cell>
          <table:table-cell office:value-type="float" office:value="463.43" calcext:value-type="float">
            <text:p>463.43</text:p>
          </table:table-cell>
          <table:table-cell office:value-type="float" office:value="1.654" calcext:value-type="float">
            <text:p>1.654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string" calcext:value-type="string">
            <text:p>u-ch427-n1280-x06</text:p>
          </table:table-cell>
          <table:table-cell office:value-type="float" office:value="1968.77" calcext:value-type="float">
            <text:p>1968.77</text:p>
          </table:table-cell>
          <table:table-cell/>
          <table:table-cell office:value-type="string" calcext:value-type="string">
            <text:p>u-ch427-n1280-x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72.1" calcext:value-type="float">
            <text:p>1772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5:00Z</text:p>
          </table:table-cell>
          <table:table-cell office:value-type="string" calcext:value-type="string">
            <text:p>SUCCEEDED</text:p>
          </table:table-cell>
          <table:table-cell office:value-type="float" office:value="1099431" calcext:value-type="float">
            <text:p>1099431</text:p>
          </table:table-cell>
          <table:table-cell office:value-type="float" office:value="31182" calcext:value-type="float">
            <text:p>31182</text:p>
          </table:table-cell>
          <table:table-cell office:value-type="float" office:value="489.243" calcext:value-type="float">
            <text:p>489.243</text:p>
          </table:table-cell>
          <table:table-cell office:value-type="float" office:value="1.913" calcext:value-type="float">
            <text:p>1.913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string" calcext:value-type="string">
            <text:p>u-ch427-n1280-x-06</text:p>
          </table:table-cell>
          <table:table-cell office:value-type="float" office:value="1790.22" calcext:value-type="float">
            <text:p>1790.22</text:p>
          </table:table-cell>
          <table:table-cell/>
          <table:table-cell office:value-type="string" calcext:value-type="string">
            <text:p>u-ch427-n1280-x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96.28" calcext:value-type="float">
            <text:p>1796.2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8:45Z</text:p>
          </table:table-cell>
          <table:table-cell office:value-type="string" calcext:value-type="string">
            <text:p>2022-02-15T00:10:01Z</text:p>
          </table:table-cell>
          <table:table-cell office:value-type="string" calcext:value-type="string">
            <text:p>SUCCEEDED</text:p>
          </table:table-cell>
          <table:table-cell office:value-type="float" office:value="1116885" calcext:value-type="float">
            <text:p>1116885</text:p>
          </table:table-cell>
          <table:table-cell office:value-type="float" office:value="23768" calcext:value-type="float">
            <text:p>23768</text:p>
          </table:table-cell>
          <table:table-cell office:value-type="float" office:value="469.665" calcext:value-type="float">
            <text:p>469.665</text:p>
          </table:table-cell>
          <table:table-cell office:value-type="float" office:value="2.003" calcext:value-type="float">
            <text:p>2.003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string" calcext:value-type="string">
            <text:p>u-ch427-n1280-x07</text:p>
          </table:table-cell>
          <table:table-cell office:value-type="float" office:value="1879.07" calcext:value-type="float">
            <text:p>1879.07</text:p>
          </table:table-cell>
          <table:table-cell/>
          <table:table-cell office:value-type="string" calcext:value-type="string">
            <text:p>u-ch427-n1280-x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22.23" calcext:value-type="float">
            <text:p>1622.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3:37Z</text:p>
          </table:table-cell>
          <table:table-cell office:value-type="string" calcext:value-type="string">
            <text:p>SUCCEEDED</text:p>
          </table:table-cell>
          <table:table-cell office:value-type="float" office:value="1099430" calcext:value-type="float">
            <text:p>1099430</text:p>
          </table:table-cell>
          <table:table-cell office:value-type="float" office:value="69092" calcext:value-type="float">
            <text:p>69092</text:p>
          </table:table-cell>
          <table:table-cell office:value-type="float" office:value="463.805" calcext:value-type="float">
            <text:p>463.805</text:p>
          </table:table-cell>
          <table:table-cell office:value-type="float" office:value="2.05" calcext:value-type="float">
            <text:p>2.05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u-ch427-n1280-x-07</text:p>
          </table:table-cell>
          <table:table-cell office:value-type="float" office:value="1797.18" calcext:value-type="float">
            <text:p>1797.18</text:p>
          </table:table-cell>
          <table:table-cell/>
          <table:table-cell office:value-type="string" calcext:value-type="string">
            <text:p>u-ch427-n1280-x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3.35" calcext:value-type="float">
            <text:p>1693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9:17Z</text:p>
          </table:table-cell>
          <table:table-cell office:value-type="string" calcext:value-type="string">
            <text:p>2022-02-15T00:10:45Z</text:p>
          </table:table-cell>
          <table:table-cell office:value-type="string" calcext:value-type="string">
            <text:p>SUCCEEDED</text:p>
          </table:table-cell>
          <table:table-cell office:value-type="float" office:value="1116886" calcext:value-type="float">
            <text:p>1116886</text:p>
          </table:table-cell>
          <table:table-cell office:value-type="float" office:value="23045" calcext:value-type="float">
            <text:p>23045</text:p>
          </table:table-cell>
          <table:table-cell office:value-type="float" office:value="469.011" calcext:value-type="float">
            <text:p>469.011</text:p>
          </table:table-cell>
          <table:table-cell office:value-type="float" office:value="3.868" calcext:value-type="float">
            <text:p>3.868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u-ch427-n1280-x08</text:p>
          </table:table-cell>
          <table:table-cell office:value-type="float" office:value="1938.56" calcext:value-type="float">
            <text:p>1938.56</text:p>
          </table:table-cell>
          <table:table-cell/>
          <table:table-cell office:value-type="string" calcext:value-type="string">
            <text:p>u-ch427-n1280-x-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90.22" calcext:value-type="float">
            <text:p>1790.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30Z</text:p>
          </table:table-cell>
          <table:table-cell office:value-type="string" calcext:value-type="string">
            <text:p>2022-02-12T03:38:23Z</text:p>
          </table:table-cell>
          <table:table-cell office:value-type="string" calcext:value-type="string">
            <text:p>2022-02-12T04:12:32Z</text:p>
          </table:table-cell>
          <table:table-cell office:value-type="string" calcext:value-type="string">
            <text:p>SUCCEEDED</text:p>
          </table:table-cell>
          <table:table-cell office:value-type="float" office:value="1099432" calcext:value-type="float">
            <text:p>1099432</text:p>
          </table:table-cell>
          <table:table-cell office:value-type="float" office:value="160613" calcext:value-type="float">
            <text:p>160613</text:p>
          </table:table-cell>
          <table:table-cell office:value-type="float" office:value="453.633" calcext:value-type="float">
            <text:p>453.633</text:p>
          </table:table-cell>
          <table:table-cell office:value-type="float" office:value="1.747" calcext:value-type="float">
            <text:p>1.747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u-ch427-n1280-x-08</text:p>
          </table:table-cell>
          <table:table-cell office:value-type="float" office:value="2000.01" calcext:value-type="float">
            <text:p>2000.01</text:p>
          </table:table-cell>
          <table:table-cell/>
          <table:table-cell office:value-type="string" calcext:value-type="string">
            <text:p>u-ch427-n1280-x-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97.18" calcext:value-type="float">
            <text:p>1797.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9Z</text:p>
          </table:table-cell>
          <table:table-cell office:value-type="string" calcext:value-type="string">
            <text:p>2022-02-14T23:43:59Z</text:p>
          </table:table-cell>
          <table:table-cell office:value-type="string" calcext:value-type="string">
            <text:p>2022-02-15T00:19:08Z</text:p>
          </table:table-cell>
          <table:table-cell office:value-type="string" calcext:value-type="string">
            <text:p>SUCCEEDED</text:p>
          </table:table-cell>
          <table:table-cell office:value-type="float" office:value="1116887" calcext:value-type="float">
            <text:p>1116887</text:p>
          </table:table-cell>
          <table:table-cell office:value-type="float" office:value="165586" calcext:value-type="float">
            <text:p>165586</text:p>
          </table:table-cell>
          <table:table-cell office:value-type="float" office:value="489.438" calcext:value-type="float">
            <text:p>489.438</text:p>
          </table:table-cell>
          <table:table-cell office:value-type="float" office:value="1.778" calcext:value-type="float">
            <text:p>1.778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string" calcext:value-type="string">
            <text:p>u-ch427-n1280-x09</text:p>
          </table:table-cell>
          <table:table-cell office:value-type="float" office:value="2240.29" calcext:value-type="float">
            <text:p>2240.29</text:p>
          </table:table-cell>
          <table:table-cell/>
          <table:table-cell office:value-type="string" calcext:value-type="string">
            <text:p>u-ch427-n1280-x-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.01" calcext:value-type="float">
            <text:p>2000.0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19:29:27Z</text:p>
          </table:table-cell>
          <table:table-cell office:value-type="string" calcext:value-type="string">
            <text:p>2022-02-14T19:32:23Z</text:p>
          </table:table-cell>
          <table:table-cell office:value-type="string" calcext:value-type="string">
            <text:p>2022-02-14T20:12:44Z</text:p>
          </table:table-cell>
          <table:table-cell office:value-type="string" calcext:value-type="string">
            <text:p>SUCCEEDED</text:p>
          </table:table-cell>
          <table:table-cell office:value-type="float" office:value="1115930" calcext:value-type="float">
            <text:p>1115930</text:p>
          </table:table-cell>
          <table:table-cell office:value-type="float" office:value="31365" calcext:value-type="float">
            <text:p>31365</text:p>
          </table:table-cell>
          <table:table-cell office:value-type="float" office:value="470.796" calcext:value-type="float">
            <text:p>470.796</text:p>
          </table:table-cell>
          <table:table-cell office:value-type="float" office:value="1.489" calcext:value-type="float">
            <text:p>1.489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string" calcext:value-type="string">
            <text:p>u-ch427-n1280-x-09</text:p>
          </table:table-cell>
          <table:table-cell office:value-type="float" office:value="2431.85" calcext:value-type="float">
            <text:p>2431.85</text:p>
          </table:table-cell>
          <table:table-cell/>
          <table:table-cell office:value-type="string" calcext:value-type="string">
            <text:p>u-ch427-n1280-x-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31.85" calcext:value-type="float">
            <text:p>2431.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9Z</text:p>
          </table:table-cell>
          <table:table-cell office:value-type="string" calcext:value-type="string">
            <text:p>2022-02-14T23:44:30Z</text:p>
          </table:table-cell>
          <table:table-cell office:value-type="string" calcext:value-type="string">
            <text:p>2022-02-15T00:28:02Z</text:p>
          </table:table-cell>
          <table:table-cell office:value-type="string" calcext:value-type="string">
            <text:p>SUCCEEDED</text:p>
          </table:table-cell>
          <table:table-cell office:value-type="float" office:value="1116888" calcext:value-type="float">
            <text:p>1116888</text:p>
          </table:table-cell>
          <table:table-cell office:value-type="float" office:value="47733" calcext:value-type="float">
            <text:p>47733</text:p>
          </table:table-cell>
          <table:table-cell office:value-type="float" office:value="487.058" calcext:value-type="float">
            <text:p>487.058</text:p>
          </table:table-cell>
          <table:table-cell office:value-type="float" office:value="1.714" calcext:value-type="float">
            <text:p>1.714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string" calcext:value-type="string">
            <text:p>u-ch427-n1280-x5-00</text:p>
          </table:table-cell>
          <table:table-cell office:value-type="float" office:value="1579.13" calcext:value-type="float">
            <text:p>1579.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79.13" calcext:value-type="float">
            <text:p>1579.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59:00Z</text:p>
          </table:table-cell>
          <table:table-cell office:value-type="string" calcext:value-type="string">
            <text:p>2022-02-15T00:19:28Z</text:p>
          </table:table-cell>
          <table:table-cell office:value-type="string" calcext:value-type="string">
            <text:p>2022-02-15T00:47:06Z</text:p>
          </table:table-cell>
          <table:table-cell office:value-type="string" calcext:value-type="string">
            <text:p>SUCCEEDED</text:p>
          </table:table-cell>
          <table:table-cell office:value-type="float" office:value="1116991" calcext:value-type="float">
            <text:p>1116991</text:p>
          </table:table-cell>
          <table:table-cell office:value-type="float" office:value="36679" calcext:value-type="float">
            <text:p>36679</text:p>
          </table:table-cell>
          <table:table-cell office:value-type="float" office:value="470.951" calcext:value-type="float">
            <text:p>470.951</text:p>
          </table:table-cell>
          <table:table-cell office:value-type="float" office:value="1.682" calcext:value-type="float">
            <text:p>1.682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string" calcext:value-type="string">
            <text:p>u-ch427-n1280-x5-01</text:p>
          </table:table-cell>
          <table:table-cell office:value-type="float" office:value="1655.64" calcext:value-type="float">
            <text:p>1655.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55.64" calcext:value-type="float">
            <text:p>1655.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3Z</text:p>
          </table:table-cell>
          <table:table-cell office:value-type="string" calcext:value-type="string">
            <text:p>2022-02-14T23:45:30Z</text:p>
          </table:table-cell>
          <table:table-cell office:value-type="string" calcext:value-type="string">
            <text:p>2022-02-15T00:14:22Z</text:p>
          </table:table-cell>
          <table:table-cell office:value-type="string" calcext:value-type="string">
            <text:p>SUCCEEDED</text:p>
          </table:table-cell>
          <table:table-cell office:value-type="float" office:value="1116890" calcext:value-type="float">
            <text:p>1116890</text:p>
          </table:table-cell>
          <table:table-cell office:value-type="float" office:value="47541" calcext:value-type="float">
            <text:p>47541</text:p>
          </table:table-cell>
          <table:table-cell office:value-type="float" office:value="465.237" calcext:value-type="float">
            <text:p>465.237</text:p>
          </table:table-cell>
          <table:table-cell office:value-type="float" office:value="1.509" calcext:value-type="float">
            <text:p>1.509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u-ch427-n1280-x5-02</text:p>
          </table:table-cell>
          <table:table-cell office:value-type="float" office:value="1872.74" calcext:value-type="float">
            <text:p>1872.7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72.74" calcext:value-type="float">
            <text:p>1872.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3Z</text:p>
          </table:table-cell>
          <table:table-cell office:value-type="string" calcext:value-type="string">
            <text:p>2022-02-14T23:51:25Z</text:p>
          </table:table-cell>
          <table:table-cell office:value-type="string" calcext:value-type="string">
            <text:p>2022-02-15T00:23:55Z</text:p>
          </table:table-cell>
          <table:table-cell office:value-type="string" calcext:value-type="string">
            <text:p>SUCCEEDED</text:p>
          </table:table-cell>
          <table:table-cell office:value-type="float" office:value="1116892" calcext:value-type="float">
            <text:p>1116892</text:p>
          </table:table-cell>
          <table:table-cell office:value-type="float" office:value="150838" calcext:value-type="float">
            <text:p>150838</text:p>
          </table:table-cell>
          <table:table-cell office:value-type="float" office:value="488.138" calcext:value-type="float">
            <text:p>488.138</text:p>
          </table:table-cell>
          <table:table-cell office:value-type="float" office:value="1.755" calcext:value-type="float">
            <text:p>1.755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string" calcext:value-type="string">
            <text:p>u-ch427-n1280-x5-03</text:p>
          </table:table-cell>
          <table:table-cell office:value-type="float" office:value="1871.35" calcext:value-type="float">
            <text:p>1871.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71.35" calcext:value-type="float">
            <text:p>1871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4Z</text:p>
          </table:table-cell>
          <table:table-cell office:value-type="string" calcext:value-type="string">
            <text:p>2022-02-14T23:51:07Z</text:p>
          </table:table-cell>
          <table:table-cell office:value-type="string" calcext:value-type="string">
            <text:p>2022-02-15T00:23:39Z</text:p>
          </table:table-cell>
          <table:table-cell office:value-type="string" calcext:value-type="string">
            <text:p>SUCCEEDED</text:p>
          </table:table-cell>
          <table:table-cell office:value-type="float" office:value="1116893" calcext:value-type="float">
            <text:p>1116893</text:p>
          </table:table-cell>
          <table:table-cell office:value-type="float" office:value="164219" calcext:value-type="float">
            <text:p>164219</text:p>
          </table:table-cell>
          <table:table-cell office:value-type="float" office:value="490.577" calcext:value-type="float">
            <text:p>490.577</text:p>
          </table:table-cell>
          <table:table-cell office:value-type="float" office:value="1.726" calcext:value-type="float">
            <text:p>1.726</text:p>
          </table:table-cell>
          <table:table-cell office:value-type="float" office:value="1.739" calcext:value-type="float">
            <text:p>1.739</text:p>
          </table:table-cell>
        </table:table-row>
        <table:table-row table:style-name="ro1">
          <table:table-cell office:value-type="string" calcext:value-type="string">
            <text:p>u-ch427-n1280-x5-04</text:p>
          </table:table-cell>
          <table:table-cell office:value-type="float" office:value="1795.79" calcext:value-type="float">
            <text:p>1795.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95.79" calcext:value-type="float">
            <text:p>1795.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5Z</text:p>
          </table:table-cell>
          <table:table-cell office:value-type="string" calcext:value-type="string">
            <text:p>2022-02-14T23:54:13Z</text:p>
          </table:table-cell>
          <table:table-cell office:value-type="string" calcext:value-type="string">
            <text:p>2022-02-15T00:25:28Z</text:p>
          </table:table-cell>
          <table:table-cell office:value-type="string" calcext:value-type="string">
            <text:p>SUCCEEDED</text:p>
          </table:table-cell>
          <table:table-cell office:value-type="float" office:value="1116894" calcext:value-type="float">
            <text:p>1116894</text:p>
          </table:table-cell>
          <table:table-cell office:value-type="float" office:value="84431" calcext:value-type="float">
            <text:p>84431</text:p>
          </table:table-cell>
          <table:table-cell office:value-type="float" office:value="468.411" calcext:value-type="float">
            <text:p>468.411</text:p>
          </table:table-cell>
          <table:table-cell office:value-type="float" office:value="2.492" calcext:value-type="float">
            <text:p>2.492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string" calcext:value-type="string">
            <text:p>u-ch427-n1280-x5-05</text:p>
          </table:table-cell>
          <table:table-cell office:value-type="float" office:value="1759.47" calcext:value-type="float">
            <text:p>1759.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59.47" calcext:value-type="float">
            <text:p>1759.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5Z</text:p>
          </table:table-cell>
          <table:table-cell office:value-type="string" calcext:value-type="string">
            <text:p>2022-02-14T23:59:49Z</text:p>
          </table:table-cell>
          <table:table-cell office:value-type="string" calcext:value-type="string">
            <text:p>2022-02-15T00:30:31Z</text:p>
          </table:table-cell>
          <table:table-cell office:value-type="string" calcext:value-type="string">
            <text:p>SUCCEEDED</text:p>
          </table:table-cell>
          <table:table-cell office:value-type="float" office:value="1116895" calcext:value-type="float">
            <text:p>1116895</text:p>
          </table:table-cell>
          <table:table-cell office:value-type="float" office:value="191734" calcext:value-type="float">
            <text:p>191734</text:p>
          </table:table-cell>
          <table:table-cell office:value-type="float" office:value="482.338" calcext:value-type="float">
            <text:p>482.338</text:p>
          </table:table-cell>
          <table:table-cell office:value-type="float" office:value="1.942" calcext:value-type="float">
            <text:p>1.942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 office:value-type="string" calcext:value-type="string">
            <text:p>u-ch427-n1280-x5-06</text:p>
          </table:table-cell>
          <table:table-cell office:value-type="float" office:value="1605.49" calcext:value-type="float">
            <text:p>1605.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05.49" calcext:value-type="float">
            <text:p>1605.4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6Z</text:p>
          </table:table-cell>
          <table:table-cell office:value-type="string" calcext:value-type="string">
            <text:p>2022-02-15T00:11:00Z</text:p>
          </table:table-cell>
          <table:table-cell office:value-type="string" calcext:value-type="string">
            <text:p>2022-02-15T00:39:11Z</text:p>
          </table:table-cell>
          <table:table-cell office:value-type="string" calcext:value-type="string">
            <text:p>SUCCEEDED</text:p>
          </table:table-cell>
          <table:table-cell office:value-type="float" office:value="1116897" calcext:value-type="float">
            <text:p>1116897</text:p>
          </table:table-cell>
          <table:table-cell office:value-type="float" office:value="853" calcext:value-type="float">
            <text:p>853</text:p>
          </table:table-cell>
          <table:table-cell office:value-type="float" office:value="483.325" calcext:value-type="float">
            <text:p>483.325</text:p>
          </table:table-cell>
          <table:table-cell office:value-type="float" office:value="1.519" calcext:value-type="float">
            <text:p>1.519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u-ch427-n1280-x5-07</text:p>
          </table:table-cell>
          <table:table-cell office:value-type="float" office:value="1783.9" calcext:value-type="float">
            <text:p>1783.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83.9" calcext:value-type="float">
            <text:p>1783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6Z</text:p>
          </table:table-cell>
          <table:table-cell office:value-type="string" calcext:value-type="string">
            <text:p>2022-02-15T00:10:29Z</text:p>
          </table:table-cell>
          <table:table-cell office:value-type="string" calcext:value-type="string">
            <text:p>2022-02-15T00:41:50Z</text:p>
          </table:table-cell>
          <table:table-cell office:value-type="string" calcext:value-type="string">
            <text:p>SUCCEEDED</text:p>
          </table:table-cell>
          <table:table-cell office:value-type="float" office:value="1116896" calcext:value-type="float">
            <text:p>1116896</text:p>
          </table:table-cell>
          <table:table-cell office:value-type="float" office:value="153798" calcext:value-type="float">
            <text:p>153798</text:p>
          </table:table-cell>
          <table:table-cell office:value-type="float" office:value="483.821" calcext:value-type="float">
            <text:p>483.821</text:p>
          </table:table-cell>
          <table:table-cell office:value-type="float" office:value="1.75" calcext:value-type="float">
            <text:p>1.75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string" calcext:value-type="string">
            <text:p>u-ch427-n1280-x5-08</text:p>
          </table:table-cell>
          <table:table-cell office:value-type="float" office:value="1947.14" calcext:value-type="float">
            <text:p>1947.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47.14" calcext:value-type="float">
            <text:p>1947.1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8Z</text:p>
          </table:table-cell>
          <table:table-cell office:value-type="string" calcext:value-type="string">
            <text:p>2022-02-15T00:17:59Z</text:p>
          </table:table-cell>
          <table:table-cell office:value-type="string" calcext:value-type="string">
            <text:p>2022-02-15T00:52:17Z</text:p>
          </table:table-cell>
          <table:table-cell office:value-type="string" calcext:value-type="string">
            <text:p>SUCCEEDED</text:p>
          </table:table-cell>
          <table:table-cell office:value-type="float" office:value="1116899" calcext:value-type="float">
            <text:p>1116899</text:p>
          </table:table-cell>
          <table:table-cell office:value-type="float" office:value="102335" calcext:value-type="float">
            <text:p>102335</text:p>
          </table:table-cell>
          <table:table-cell office:value-type="float" office:value="456.476" calcext:value-type="float">
            <text:p>456.476</text:p>
          </table:table-cell>
          <table:table-cell office:value-type="float" office:value="3.281" calcext:value-type="float">
            <text:p>3.281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u-ch427-n1280-x5-09</text:p>
          </table:table-cell>
          <table:table-cell office:value-type="float" office:value="2398.03" calcext:value-type="float">
            <text:p>2398.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98.03" calcext:value-type="float">
            <text:p>2398.0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8Z</text:p>
          </table:table-cell>
          <table:table-cell office:value-type="string" calcext:value-type="string">
            <text:p>2022-02-15T00:14:49Z</text:p>
          </table:table-cell>
          <table:table-cell office:value-type="string" calcext:value-type="string">
            <text:p>2022-02-15T00:57:46Z</text:p>
          </table:table-cell>
          <table:table-cell office:value-type="string" calcext:value-type="string">
            <text:p>SUCCEEDED</text:p>
          </table:table-cell>
          <table:table-cell office:value-type="float" office:value="1116898" calcext:value-type="float">
            <text:p>1116898</text:p>
          </table:table-cell>
          <table:table-cell office:value-type="float" office:value="154214" calcext:value-type="float">
            <text:p>154214</text:p>
          </table:table-cell>
          <table:table-cell office:value-type="float" office:value="450.219" calcext:value-type="float">
            <text:p>450.219</text:p>
          </table:table-cell>
          <table:table-cell office:value-type="float" office:value="1.75" calcext:value-type="float">
            <text:p>1.75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u-ch427-n96-ms-afof-ens00</text:p>
          </table:table-cell>
          <table:table-cell office:value-type="float" office:value="62.795" calcext:value-type="float">
            <text:p>62.795</text:p>
          </table:table-cell>
          <table:table-cell office:value-type="float" office:value="13.16" calcext:value-type="float">
            <text:p>13.16</text:p>
          </table:table-cell>
          <table:table-cell table:formula="of:=[.B33]-[.C33]" office:value-type="float" office:value="49.635" calcext:value-type="float">
            <text:p>49.635</text:p>
          </table:table-cell>
          <table:table-cell table:formula="of:=[.B33]-[.C33]-[.O33]" office:value-type="float" office:value="41.589" calcext:value-type="float">
            <text:p>41.589</text:p>
          </table:table-cell>
          <table:table-cell office:value-type="float" office:value="0" calcext:value-type="float">
            <text:p>0</text:p>
          </table:table-cell>
          <table:table-cell table:formula="of:=[.D33]-[.E33]-[.Q33]" office:value-type="float" office:value="7.529" calcext:value-type="float">
            <text:p>7.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48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28Z</text:p>
          </table:table-cell>
          <table:table-cell office:value-type="string" calcext:value-type="string">
            <text:p>SUCCEEDED</text:p>
          </table:table-cell>
          <table:table-cell office:value-type="float" office:value="1076944" calcext:value-type="float">
            <text:p>1076944</text:p>
          </table:table-cell>
          <table:table-cell office:value-type="float" office:value="98033" calcext:value-type="float">
            <text:p>98033</text:p>
          </table:table-cell>
          <table:table-cell office:value-type="float" office:value="8.046" calcext:value-type="float">
            <text:p>8.0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s-afof-ens01</text:p>
          </table:table-cell>
          <table:table-cell office:value-type="float" office:value="76.105" calcext:value-type="float">
            <text:p>76.105</text:p>
          </table:table-cell>
          <table:table-cell office:value-type="float" office:value="14.66" calcext:value-type="float">
            <text:p>14.66</text:p>
          </table:table-cell>
          <table:table-cell table:formula="of:=[.B34]-[.C34]" office:value-type="float" office:value="61.445" calcext:value-type="float">
            <text:p>61.445</text:p>
          </table:table-cell>
          <table:table-cell table:formula="of:=[.B34]-[.C34]-[.O34]" office:value-type="float" office:value="51.196" calcext:value-type="float">
            <text:p>51.196</text:p>
          </table:table-cell>
          <table:table-cell office:value-type="float" office:value="1" calcext:value-type="float">
            <text:p>1</text:p>
          </table:table-cell>
          <table:table-cell table:formula="of:=[.D34]-[.E34]-[.Q34]" office:value-type="float" office:value="9.717" calcext:value-type="float">
            <text:p>9.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57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41Z</text:p>
          </table:table-cell>
          <table:table-cell office:value-type="string" calcext:value-type="string">
            <text:p>SUCCEEDED</text:p>
          </table:table-cell>
          <table:table-cell office:value-type="float" office:value="1076945" calcext:value-type="float">
            <text:p>1076945</text:p>
          </table:table-cell>
          <table:table-cell office:value-type="float" office:value="223578" calcext:value-type="float">
            <text:p>223578</text:p>
          </table:table-cell>
          <table:table-cell office:value-type="float" office:value="10.249" calcext:value-type="float">
            <text:p>10.249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s-afof-ens02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5.51" calcext:value-type="float">
            <text:p>15.51</text:p>
          </table:table-cell>
          <table:table-cell table:formula="of:=[.B35]-[.C35]" office:value-type="float" office:value="91.596" calcext:value-type="float">
            <text:p>91.596</text:p>
          </table:table-cell>
          <table:table-cell table:formula="of:=[.B35]-[.C35]-[.O35]" office:value-type="float" office:value="80.445" calcext:value-type="float">
            <text:p>80.445</text:p>
          </table:table-cell>
          <table:table-cell office:value-type="float" office:value="2" calcext:value-type="float">
            <text:p>2</text:p>
          </table:table-cell>
          <table:table-cell table:formula="of:=[.D35]-[.E35]-[.Q35]" office:value-type="float" office:value="10.62" calcext:value-type="float">
            <text:p>10.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50Z</text:p>
          </table:table-cell>
          <table:table-cell office:value-type="string" calcext:value-type="string">
            <text:p>SUCCEEDED</text:p>
          </table:table-cell>
          <table:table-cell office:value-type="float" office:value="1076946" calcext:value-type="float">
            <text:p>1076946</text:p>
          </table:table-cell>
          <table:table-cell office:value-type="float" office:value="151645" calcext:value-type="float">
            <text:p>151645</text:p>
          </table:table-cell>
          <table:table-cell office:value-type="float" office:value="11.151" calcext:value-type="float">
            <text:p>11.151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s-afof-ens03</text:p>
          </table:table-cell>
          <table:table-cell office:value-type="float" office:value="102.638" calcext:value-type="float">
            <text:p>102.638</text:p>
          </table:table-cell>
          <table:table-cell office:value-type="float" office:value="15.13" calcext:value-type="float">
            <text:p>15.13</text:p>
          </table:table-cell>
          <table:table-cell table:formula="of:=[.B36]-[.C36]" office:value-type="float" office:value="87.508" calcext:value-type="float">
            <text:p>87.508</text:p>
          </table:table-cell>
          <table:table-cell table:formula="of:=[.B36]-[.C36]-[.O36]" office:value-type="float" office:value="77.865" calcext:value-type="float">
            <text:p>77.865</text:p>
          </table:table-cell>
          <table:table-cell office:value-type="float" office:value="3" calcext:value-type="float">
            <text:p>3</text:p>
          </table:table-cell>
          <table:table-cell table:formula="of:=[.D36]-[.E36]-[.Q36]" office:value-type="float" office:value="9.113" calcext:value-type="float">
            <text:p>9.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1:54:1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46Z</text:p>
          </table:table-cell>
          <table:table-cell office:value-type="string" calcext:value-type="string">
            <text:p>SUCCEEDED</text:p>
          </table:table-cell>
          <table:table-cell office:value-type="float" office:value="1076947" calcext:value-type="float">
            <text:p>1076947</text:p>
          </table:table-cell>
          <table:table-cell office:value-type="float" office:value="252500" calcext:value-type="float">
            <text:p>252500</text:p>
          </table:table-cell>
          <table:table-cell office:value-type="float" office:value="9.643" calcext:value-type="float">
            <text:p>9.643</text:p>
          </table:table-cell>
          <table:table-cell office:value-type="float" office:value="0.389" calcext:value-type="float">
            <text:p>0.38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ms-afof-ens04</text:p>
          </table:table-cell>
          <table:table-cell office:value-type="float" office:value="120.774" calcext:value-type="float">
            <text:p>120.774</text:p>
          </table:table-cell>
          <table:table-cell office:value-type="float" office:value="14.69" calcext:value-type="float">
            <text:p>14.69</text:p>
          </table:table-cell>
          <table:table-cell table:formula="of:=[.B37]-[.C37]" office:value-type="float" office:value="106.084" calcext:value-type="float">
            <text:p>106.084</text:p>
          </table:table-cell>
          <table:table-cell table:formula="of:=[.B37]-[.C37]-[.O37]" office:value-type="float" office:value="94.558" calcext:value-type="float">
            <text:p>94.558</text:p>
          </table:table-cell>
          <table:table-cell office:value-type="float" office:value="4" calcext:value-type="float">
            <text:p>4</text:p>
          </table:table-cell>
          <table:table-cell table:formula="of:=[.D37]-[.E37]-[.Q37]" office:value-type="float" office:value="10.965" calcext:value-type="float">
            <text:p>10.9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1:54:2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7:05Z</text:p>
          </table:table-cell>
          <table:table-cell office:value-type="string" calcext:value-type="string">
            <text:p>SUCCEEDED</text:p>
          </table:table-cell>
          <table:table-cell office:value-type="float" office:value="1076948" calcext:value-type="float">
            <text:p>1076948</text:p>
          </table:table-cell>
          <table:table-cell office:value-type="float" office:value="245861" calcext:value-type="float">
            <text:p>245861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s-afof-ens05</text:p>
          </table:table-cell>
          <table:table-cell office:value-type="float" office:value="124.157" calcext:value-type="float">
            <text:p>124.157</text:p>
          </table:table-cell>
          <table:table-cell office:value-type="float" office:value="14.48" calcext:value-type="float">
            <text:p>14.48</text:p>
          </table:table-cell>
          <table:table-cell table:formula="of:=[.B38]-[.C38]" office:value-type="float" office:value="109.677" calcext:value-type="float">
            <text:p>109.677</text:p>
          </table:table-cell>
          <table:table-cell table:formula="of:=[.B38]-[.C38]-[.O38]" office:value-type="float" office:value="96.539" calcext:value-type="float">
            <text:p>96.539</text:p>
          </table:table-cell>
          <table:table-cell office:value-type="float" office:value="5" calcext:value-type="float">
            <text:p>5</text:p>
          </table:table-cell>
          <table:table-cell table:formula="of:=[.D38]-[.E38]-[.Q38]" office:value-type="float" office:value="12.584" calcext:value-type="float">
            <text:p>12.5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1:54:3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7:41Z</text:p>
          </table:table-cell>
          <table:table-cell office:value-type="string" calcext:value-type="string">
            <text:p>SUCCEEDED</text:p>
          </table:table-cell>
          <table:table-cell office:value-type="float" office:value="1076949" calcext:value-type="float">
            <text:p>1076949</text:p>
          </table:table-cell>
          <table:table-cell office:value-type="float" office:value="3887" calcext:value-type="float">
            <text:p>3887</text:p>
          </table:table-cell>
          <table:table-cell office:value-type="float" office:value="13.138" calcext:value-type="float">
            <text:p>13.138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s-afof-ens06</text:p>
          </table:table-cell>
          <table:table-cell office:value-type="float" office:value="124.316" calcext:value-type="float">
            <text:p>124.316</text:p>
          </table:table-cell>
          <table:table-cell office:value-type="float" office:value="18.56" calcext:value-type="float">
            <text:p>18.56</text:p>
          </table:table-cell>
          <table:table-cell table:formula="of:=[.B39]-[.C39]" office:value-type="float" office:value="105.756" calcext:value-type="float">
            <text:p>105.756</text:p>
          </table:table-cell>
          <table:table-cell table:formula="of:=[.B39]-[.C39]-[.O39]" office:value-type="float" office:value="93.224" calcext:value-type="float">
            <text:p>93.224</text:p>
          </table:table-cell>
          <table:table-cell office:value-type="float" office:value="6" calcext:value-type="float">
            <text:p>6</text:p>
          </table:table-cell>
          <table:table-cell table:formula="of:=[.D39]-[.E39]-[.Q39]" office:value-type="float" office:value="11.97" calcext:value-type="float">
            <text:p>11.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1:54:4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8:03Z</text:p>
          </table:table-cell>
          <table:table-cell office:value-type="string" calcext:value-type="string">
            <text:p>SUCCEEDED</text:p>
          </table:table-cell>
          <table:table-cell office:value-type="float" office:value="1076950" calcext:value-type="float">
            <text:p>1076950</text:p>
          </table:table-cell>
          <table:table-cell office:value-type="float" office:value="166757" calcext:value-type="float">
            <text:p>166757</text:p>
          </table:table-cell>
          <table:table-cell office:value-type="float" office:value="12.532" calcext:value-type="float">
            <text:p>12.532</text:p>
          </table:table-cell>
          <table:table-cell office:value-type="float" office:value="0.468" calcext:value-type="float">
            <text:p>0.468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s-afof-ens07</text:p>
          </table:table-cell>
          <table:table-cell office:value-type="float" office:value="124.473" calcext:value-type="float">
            <text:p>124.473</text:p>
          </table:table-cell>
          <table:table-cell office:value-type="float" office:value="22.02" calcext:value-type="float">
            <text:p>22.02</text:p>
          </table:table-cell>
          <table:table-cell table:formula="of:=[.B40]-[.C40]" office:value-type="float" office:value="102.453" calcext:value-type="float">
            <text:p>102.453</text:p>
          </table:table-cell>
          <table:table-cell table:formula="of:=[.B40]-[.C40]-[.O40]" office:value-type="float" office:value="93.715" calcext:value-type="float">
            <text:p>93.715</text:p>
          </table:table-cell>
          <table:table-cell office:value-type="float" office:value="7" calcext:value-type="float">
            <text:p>7</text:p>
          </table:table-cell>
          <table:table-cell table:formula="of:=[.D40]-[.E40]-[.Q40]" office:value-type="float" office:value="5.577" calcext:value-type="float">
            <text:p>5.5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1:54:53Z</text:p>
          </table:table-cell>
          <table:table-cell office:value-type="string" calcext:value-type="string">
            <text:p>2022-02-08T01:55:14Z</text:p>
          </table:table-cell>
          <table:table-cell office:value-type="string" calcext:value-type="string">
            <text:p>2022-02-08T01:58:04Z</text:p>
          </table:table-cell>
          <table:table-cell office:value-type="string" calcext:value-type="string">
            <text:p>SUCCEEDED</text:p>
          </table:table-cell>
          <table:table-cell office:value-type="float" office:value="1076951" calcext:value-type="float">
            <text:p>1076951</text:p>
          </table:table-cell>
          <table:table-cell office:value-type="float" office:value="190126" calcext:value-type="float">
            <text:p>190126</text:p>
          </table:table-cell>
          <table:table-cell office:value-type="float" office:value="8.738" calcext:value-type="float">
            <text:p>8.738</text:p>
          </table:table-cell>
          <table:table-cell office:value-type="float" office:value="0.375" calcext:value-type="float">
            <text:p>0.375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string" calcext:value-type="string">
            <text:p>u-ch427-n96-ms-afof-ens08</text:p>
          </table:table-cell>
          <table:table-cell office:value-type="float" office:value="139.74" calcext:value-type="float">
            <text:p>139.74</text:p>
          </table:table-cell>
          <table:table-cell office:value-type="float" office:value="18.68" calcext:value-type="float">
            <text:p>18.68</text:p>
          </table:table-cell>
          <table:table-cell table:formula="of:=[.B41]-[.C41]" office:value-type="float" office:value="121.06" calcext:value-type="float">
            <text:p>121.06</text:p>
          </table:table-cell>
          <table:table-cell table:formula="of:=[.B41]-[.C41]-[.O41]" office:value-type="float" office:value="105.985" calcext:value-type="float">
            <text:p>105.985</text:p>
          </table:table-cell>
          <table:table-cell office:value-type="float" office:value="8" calcext:value-type="float">
            <text:p>8</text:p>
          </table:table-cell>
          <table:table-cell table:formula="of:=[.D41]-[.E41]-[.Q41]" office:value-type="float" office:value="14.515" calcext:value-type="float">
            <text:p>14.5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1:55:0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50Z</text:p>
          </table:table-cell>
          <table:table-cell office:value-type="string" calcext:value-type="string">
            <text:p>SUCCEEDED</text:p>
          </table:table-cell>
          <table:table-cell office:value-type="float" office:value="1076952" calcext:value-type="float">
            <text:p>1076952</text:p>
          </table:table-cell>
          <table:table-cell office:value-type="float" office:value="66032" calcext:value-type="float">
            <text:p>66032</text:p>
          </table:table-cell>
          <table:table-cell office:value-type="float" office:value="15.075" calcext:value-type="float">
            <text:p>15.0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s-afof-ens09</text:p>
          </table:table-cell>
          <table:table-cell office:value-type="float" office:value="128.525" calcext:value-type="float">
            <text:p>128.525</text:p>
          </table:table-cell>
          <table:table-cell office:value-type="float" office:value="15.91" calcext:value-type="float">
            <text:p>15.91</text:p>
          </table:table-cell>
          <table:table-cell table:formula="of:=[.B42]-[.C42]" office:value-type="float" office:value="112.615" calcext:value-type="float">
            <text:p>112.615</text:p>
          </table:table-cell>
          <table:table-cell table:formula="of:=[.B42]-[.C42]-[.O42]" office:value-type="float" office:value="98.701" calcext:value-type="float">
            <text:p>98.701</text:p>
          </table:table-cell>
          <table:table-cell office:value-type="float" office:value="9" calcext:value-type="float">
            <text:p>9</text:p>
          </table:table-cell>
          <table:table-cell table:formula="of:=[.D42]-[.E42]-[.Q42]" office:value-type="float" office:value="13.351" calcext:value-type="float">
            <text:p>13.3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1:55:18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1Z</text:p>
          </table:table-cell>
          <table:table-cell office:value-type="string" calcext:value-type="string">
            <text:p>SUCCEEDED</text:p>
          </table:table-cell>
          <table:table-cell office:value-type="float" office:value="1076953" calcext:value-type="float">
            <text:p>1076953</text:p>
          </table:table-cell>
          <table:table-cell office:value-type="float" office:value="121099" calcext:value-type="float">
            <text:p>121099</text:p>
          </table:table-cell>
          <table:table-cell office:value-type="float" office:value="13.914" calcext:value-type="float">
            <text:p>13.914</text:p>
          </table:table-cell>
          <table:table-cell office:value-type="float" office:value="0.38" calcext:value-type="float">
            <text:p>0.38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0</text:p>
          </table:table-cell>
          <table:table-cell office:value-type="float" office:value="134.034" calcext:value-type="float">
            <text:p>134.034</text:p>
          </table:table-cell>
          <table:table-cell office:value-type="float" office:value="18.96" calcext:value-type="float">
            <text:p>18.96</text:p>
          </table:table-cell>
          <table:table-cell table:formula="of:=[.B43]-[.C43]" office:value-type="float" office:value="115.074" calcext:value-type="float">
            <text:p>115.074</text:p>
          </table:table-cell>
          <table:table-cell table:formula="of:=[.B43]-[.C43]-[.O43]" office:value-type="float" office:value="103.608" calcext:value-type="float">
            <text:p>103.608</text:p>
          </table:table-cell>
          <table:table-cell office:value-type="float" office:value="10" calcext:value-type="float">
            <text:p>10</text:p>
          </table:table-cell>
          <table:table-cell table:formula="of:=[.D43]-[.E43]-[.Q43]" office:value-type="float" office:value="10.697" calcext:value-type="float">
            <text:p>10.6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1:55:2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9Z</text:p>
          </table:table-cell>
          <table:table-cell office:value-type="string" calcext:value-type="string">
            <text:p>SUCCEEDED</text:p>
          </table:table-cell>
          <table:table-cell office:value-type="float" office:value="1076955" calcext:value-type="float">
            <text:p>1076955</text:p>
          </table:table-cell>
          <table:table-cell office:value-type="float" office:value="54577" calcext:value-type="float">
            <text:p>54577</text:p>
          </table:table-cell>
          <table:table-cell office:value-type="float" office:value="11.466" calcext:value-type="float">
            <text:p>11.466</text:p>
          </table:table-cell>
          <table:table-cell office:value-type="float" office:value="0.388" calcext:value-type="float">
            <text:p>0.38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u-ch427-n96-ms-afof-ens11</text:p>
          </table:table-cell>
          <table:table-cell office:value-type="float" office:value="144.409" calcext:value-type="float">
            <text:p>144.409</text:p>
          </table:table-cell>
          <table:table-cell office:value-type="float" office:value="23.67" calcext:value-type="float">
            <text:p>23.67</text:p>
          </table:table-cell>
          <table:table-cell table:formula="of:=[.B44]-[.C44]" office:value-type="float" office:value="120.739" calcext:value-type="float">
            <text:p>120.739</text:p>
          </table:table-cell>
          <table:table-cell table:formula="of:=[.B44]-[.C44]-[.O44]" office:value-type="float" office:value="92.358" calcext:value-type="float">
            <text:p>92.358</text:p>
          </table:table-cell>
          <table:table-cell office:value-type="float" office:value="11" calcext:value-type="float">
            <text:p>11</text:p>
          </table:table-cell>
          <table:table-cell table:formula="of:=[.D44]-[.E44]-[.Q44]" office:value-type="float" office:value="27.842" calcext:value-type="float">
            <text:p>27.8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1:55:3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SUCCEEDED</text:p>
          </table:table-cell>
          <table:table-cell office:value-type="float" office:value="1076960" calcext:value-type="float">
            <text:p>1076960</text:p>
          </table:table-cell>
          <table:table-cell office:value-type="float" office:value="14199" calcext:value-type="float">
            <text:p>14199</text:p>
          </table:table-cell>
          <table:table-cell office:value-type="float" office:value="28.381" calcext:value-type="float">
            <text:p>28.381</text:p>
          </table:table-cell>
          <table:table-cell office:value-type="float" office:value="0.63" calcext:value-type="float">
            <text:p>0.6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s-afof-ens12</text:p>
          </table:table-cell>
          <table:table-cell office:value-type="float" office:value="139.034" calcext:value-type="float">
            <text:p>139.034</text:p>
          </table:table-cell>
          <table:table-cell office:value-type="float" office:value="25.15" calcext:value-type="float">
            <text:p>25.15</text:p>
          </table:table-cell>
          <table:table-cell table:formula="of:=[.B45]-[.C45]" office:value-type="float" office:value="113.884" calcext:value-type="float">
            <text:p>113.884</text:p>
          </table:table-cell>
          <table:table-cell table:formula="of:=[.B45]-[.C45]-[.O45]" office:value-type="float" office:value="105.418" calcext:value-type="float">
            <text:p>105.418</text:p>
          </table:table-cell>
          <table:table-cell office:value-type="float" office:value="12" calcext:value-type="float">
            <text:p>12</text:p>
          </table:table-cell>
          <table:table-cell table:formula="of:=[.D45]-[.E45]-[.Q45]" office:value-type="float" office:value="5.15799999999999" calcext:value-type="float">
            <text:p>5.157999999999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08T01:55:44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47Z</text:p>
          </table:table-cell>
          <table:table-cell office:value-type="string" calcext:value-type="string">
            <text:p>SUCCEEDED</text:p>
          </table:table-cell>
          <table:table-cell office:value-type="float" office:value="1076962" calcext:value-type="float">
            <text:p>1076962</text:p>
          </table:table-cell>
          <table:table-cell office:value-type="float" office:value="222288" calcext:value-type="float">
            <text:p>222288</text:p>
          </table:table-cell>
          <table:table-cell office:value-type="float" office:value="8.466" calcext:value-type="float">
            <text:p>8.466</text:p>
          </table:table-cell>
          <table:table-cell office:value-type="float" office:value="1.304" calcext:value-type="float">
            <text:p>1.304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string" calcext:value-type="string">
            <text:p>u-ch427-n96-ms-afof-ens13</text:p>
          </table:table-cell>
          <table:table-cell office:value-type="float" office:value="155.795" calcext:value-type="float">
            <text:p>155.795</text:p>
          </table:table-cell>
          <table:table-cell office:value-type="float" office:value="25.65" calcext:value-type="float">
            <text:p>25.65</text:p>
          </table:table-cell>
          <table:table-cell table:formula="of:=[.B46]-[.C46]" office:value-type="float" office:value="130.145" calcext:value-type="float">
            <text:p>130.145</text:p>
          </table:table-cell>
          <table:table-cell table:formula="of:=[.B46]-[.C46]-[.O46]" office:value-type="float" office:value="107.867" calcext:value-type="float">
            <text:p>107.867</text:p>
          </table:table-cell>
          <table:table-cell office:value-type="float" office:value="13" calcext:value-type="float">
            <text:p>13</text:p>
          </table:table-cell>
          <table:table-cell table:formula="of:=[.D46]-[.E46]-[.Q46]" office:value-type="float" office:value="21.731" calcext:value-type="float">
            <text:p>21.7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2-02-08T01:56:00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50Z</text:p>
          </table:table-cell>
          <table:table-cell office:value-type="string" calcext:value-type="string">
            <text:p>SUCCEEDED</text:p>
          </table:table-cell>
          <table:table-cell office:value-type="float" office:value="1076963" calcext:value-type="float">
            <text:p>1076963</text:p>
          </table:table-cell>
          <table:table-cell office:value-type="float" office:value="239266" calcext:value-type="float">
            <text:p>239266</text:p>
          </table:table-cell>
          <table:table-cell office:value-type="float" office:value="22.278" calcext:value-type="float">
            <text:p>22.27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ms-afof-ens14</text:p>
          </table:table-cell>
          <table:table-cell office:value-type="float" office:value="125.644" calcext:value-type="float">
            <text:p>125.644</text:p>
          </table:table-cell>
          <table:table-cell office:value-type="float" office:value="25.13" calcext:value-type="float">
            <text:p>25.13</text:p>
          </table:table-cell>
          <table:table-cell table:formula="of:=[.B47]-[.C47]" office:value-type="float" office:value="100.514" calcext:value-type="float">
            <text:p>100.514</text:p>
          </table:table-cell>
          <table:table-cell table:formula="of:=[.B47]-[.C47]-[.O47]" office:value-type="float" office:value="89.917" calcext:value-type="float">
            <text:p>89.917</text:p>
          </table:table-cell>
          <table:table-cell office:value-type="float" office:value="14" calcext:value-type="float">
            <text:p>14</text:p>
          </table:table-cell>
          <table:table-cell table:formula="of:=[.D47]-[.E47]-[.Q47]" office:value-type="float" office:value="10.034" calcext:value-type="float">
            <text:p>10.0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2-02-08T01:56:0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8Z</text:p>
          </table:table-cell>
          <table:table-cell office:value-type="string" calcext:value-type="string">
            <text:p>SUCCEEDED</text:p>
          </table:table-cell>
          <table:table-cell office:value-type="float" office:value="1076964" calcext:value-type="float">
            <text:p>1076964</text:p>
          </table:table-cell>
          <table:table-cell office:value-type="float" office:value="20508" calcext:value-type="float">
            <text:p>20508</text:p>
          </table:table-cell>
          <table:table-cell office:value-type="float" office:value="10.597" calcext:value-type="float">
            <text:p>10.597</text:p>
          </table:table-cell>
          <table:table-cell office:value-type="float" office:value="0.474" calcext:value-type="float">
            <text:p>0.47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5</text:p>
          </table:table-cell>
          <table:table-cell office:value-type="float" office:value="144.415" calcext:value-type="float">
            <text:p>144.415</text:p>
          </table:table-cell>
          <table:table-cell office:value-type="float" office:value="20.71" calcext:value-type="float">
            <text:p>20.71</text:p>
          </table:table-cell>
          <table:table-cell table:formula="of:=[.B48]-[.C48]" office:value-type="float" office:value="123.705" calcext:value-type="float">
            <text:p>123.705</text:p>
          </table:table-cell>
          <table:table-cell table:formula="of:=[.B48]-[.C48]-[.O48]" office:value-type="float" office:value="107.492" calcext:value-type="float">
            <text:p>107.492</text:p>
          </table:table-cell>
          <table:table-cell office:value-type="float" office:value="15" calcext:value-type="float">
            <text:p>15</text:p>
          </table:table-cell>
          <table:table-cell table:formula="of:=[.D48]-[.E48]-[.Q48]" office:value-type="float" office:value="15.194" calcext:value-type="float">
            <text:p>15.1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2-02-08T01:56:1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12Z</text:p>
          </table:table-cell>
          <table:table-cell office:value-type="string" calcext:value-type="string">
            <text:p>SUCCEEDED</text:p>
          </table:table-cell>
          <table:table-cell office:value-type="float" office:value="1076965" calcext:value-type="float">
            <text:p>1076965</text:p>
          </table:table-cell>
          <table:table-cell office:value-type="float" office:value="138158" calcext:value-type="float">
            <text:p>138158</text:p>
          </table:table-cell>
          <table:table-cell office:value-type="float" office:value="16.213" calcext:value-type="float">
            <text:p>16.213</text:p>
          </table:table-cell>
          <table:table-cell office:value-type="float" office:value="0.386" calcext:value-type="float">
            <text:p>0.386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u-ch427-n96-ms-afof-ens16</text:p>
          </table:table-cell>
          <table:table-cell office:value-type="float" office:value="133.106" calcext:value-type="float">
            <text:p>133.106</text:p>
          </table:table-cell>
          <table:table-cell office:value-type="float" office:value="22.76" calcext:value-type="float">
            <text:p>22.76</text:p>
          </table:table-cell>
          <table:table-cell table:formula="of:=[.B49]-[.C49]" office:value-type="float" office:value="110.346" calcext:value-type="float">
            <text:p>110.346</text:p>
          </table:table-cell>
          <table:table-cell table:formula="of:=[.B49]-[.C49]-[.O49]" office:value-type="float" office:value="92.588" calcext:value-type="float">
            <text:p>92.588</text:p>
          </table:table-cell>
          <table:table-cell office:value-type="float" office:value="16" calcext:value-type="float">
            <text:p>16</text:p>
          </table:table-cell>
          <table:table-cell table:formula="of:=[.D49]-[.E49]-[.Q49]" office:value-type="float" office:value="17.203" calcext:value-type="float">
            <text:p>17.20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2-02-08T01:56:27Z</text:p>
          </table:table-cell>
          <table:table-cell office:value-type="string" calcext:value-type="string">
            <text:p>2022-02-08T01:58:26Z</text:p>
          </table:table-cell>
          <table:table-cell office:value-type="string" calcext:value-type="string">
            <text:p>2022-02-08T02:02:00Z</text:p>
          </table:table-cell>
          <table:table-cell office:value-type="string" calcext:value-type="string">
            <text:p>SUCCEEDED</text:p>
          </table:table-cell>
          <table:table-cell office:value-type="float" office:value="1076966" calcext:value-type="float">
            <text:p>1076966</text:p>
          </table:table-cell>
          <table:table-cell office:value-type="float" office:value="7850" calcext:value-type="float">
            <text:p>7850</text:p>
          </table:table-cell>
          <table:table-cell office:value-type="float" office:value="17.758" calcext:value-type="float">
            <text:p>17.75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s-afof-ens17</text:p>
          </table:table-cell>
          <table:table-cell office:value-type="float" office:value="152.387" calcext:value-type="float">
            <text:p>152.387</text:p>
          </table:table-cell>
          <table:table-cell office:value-type="float" office:value="29.78" calcext:value-type="float">
            <text:p>29.78</text:p>
          </table:table-cell>
          <table:table-cell table:formula="of:=[.B50]-[.C50]" office:value-type="float" office:value="122.607" calcext:value-type="float">
            <text:p>122.607</text:p>
          </table:table-cell>
          <table:table-cell table:formula="of:=[.B50]-[.C50]-[.O50]" office:value-type="float" office:value="113.166" calcext:value-type="float">
            <text:p>113.166</text:p>
          </table:table-cell>
          <table:table-cell office:value-type="float" office:value="17" calcext:value-type="float">
            <text:p>17</text:p>
          </table:table-cell>
          <table:table-cell table:formula="of:=[.D50]-[.E50]-[.Q50]" office:value-type="float" office:value="8.89" calcext:value-type="float">
            <text:p>8.8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2-08T01:56:3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21Z</text:p>
          </table:table-cell>
          <table:table-cell office:value-type="string" calcext:value-type="string">
            <text:p>SUCCEEDED</text:p>
          </table:table-cell>
          <table:table-cell office:value-type="float" office:value="1076968" calcext:value-type="float">
            <text:p>1076968</text:p>
          </table:table-cell>
          <table:table-cell office:value-type="float" office:value="207078" calcext:value-type="float">
            <text:p>207078</text:p>
          </table:table-cell>
          <table:table-cell office:value-type="float" office:value="9.441" calcext:value-type="float">
            <text:p>9.441</text:p>
          </table:table-cell>
          <table:table-cell office:value-type="float" office:value="0.431" calcext:value-type="float">
            <text:p>0.431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ms-afof-ens18</text:p>
          </table:table-cell>
          <table:table-cell office:value-type="float" office:value="145.166" calcext:value-type="float">
            <text:p>145.166</text:p>
          </table:table-cell>
          <table:table-cell office:value-type="float" office:value="28.66" calcext:value-type="float">
            <text:p>28.66</text:p>
          </table:table-cell>
          <table:table-cell table:formula="of:=[.B51]-[.C51]" office:value-type="float" office:value="116.506" calcext:value-type="float">
            <text:p>116.506</text:p>
          </table:table-cell>
          <table:table-cell table:formula="of:=[.B51]-[.C51]-[.O51]" office:value-type="float" office:value="98.921" calcext:value-type="float">
            <text:p>98.921</text:p>
          </table:table-cell>
          <table:table-cell office:value-type="float" office:value="18" calcext:value-type="float">
            <text:p>18</text:p>
          </table:table-cell>
          <table:table-cell table:formula="of:=[.D51]-[.E51]-[.Q51]" office:value-type="float" office:value="15.831" calcext:value-type="float">
            <text:p>15.8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2-02-08T01:56:48Z</text:p>
          </table:table-cell>
          <table:table-cell office:value-type="string" calcext:value-type="string">
            <text:p>2022-02-08T02:00:35Z</text:p>
          </table:table-cell>
          <table:table-cell office:value-type="string" calcext:value-type="string">
            <text:p>2022-02-08T02:04:22Z</text:p>
          </table:table-cell>
          <table:table-cell office:value-type="string" calcext:value-type="string">
            <text:p>SUCCEEDED</text:p>
          </table:table-cell>
          <table:table-cell office:value-type="float" office:value="1076969" calcext:value-type="float">
            <text:p>1076969</text:p>
          </table:table-cell>
          <table:table-cell office:value-type="float" office:value="130789" calcext:value-type="float">
            <text:p>130789</text:p>
          </table:table-cell>
          <table:table-cell office:value-type="float" office:value="17.585" calcext:value-type="float">
            <text:p>17.585</text:p>
          </table:table-cell>
          <table:table-cell office:value-type="float" office:value="0.485" calcext:value-type="float">
            <text:p>0.485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string" calcext:value-type="string">
            <text:p>u-ch427-n96-ms-aftf-ens00</text:p>
          </table:table-cell>
          <table:table-cell office:value-type="float" office:value="60.026" calcext:value-type="float">
            <text:p>60.026</text:p>
          </table:table-cell>
          <table:table-cell office:value-type="float" office:value="10.78" calcext:value-type="float">
            <text:p>10.78</text:p>
          </table:table-cell>
          <table:table-cell table:formula="of:=[.B52]-[.C52]" office:value-type="float" office:value="49.246" calcext:value-type="float">
            <text:p>49.246</text:p>
          </table:table-cell>
          <table:table-cell table:formula="of:=[.B52]-[.C52]-[.O52]" office:value-type="float" office:value="40.602" calcext:value-type="float">
            <text:p>40.602</text:p>
          </table:table-cell>
          <table:table-cell office:value-type="float" office:value="0" calcext:value-type="float">
            <text:p>0</text:p>
          </table:table-cell>
          <table:table-cell table:formula="of:=[.D52]-[.E52]-[.Q52]" office:value-type="float" office:value="8.124" calcext:value-type="float">
            <text:p>8.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32Z</text:p>
          </table:table-cell>
          <table:table-cell office:value-type="string" calcext:value-type="string">
            <text:p>2022-02-15T03:55:39Z</text:p>
          </table:table-cell>
          <table:table-cell office:value-type="string" calcext:value-type="string">
            <text:p>2022-02-15T03:56:53Z</text:p>
          </table:table-cell>
          <table:table-cell office:value-type="string" calcext:value-type="string">
            <text:p>SUCCEEDED</text:p>
          </table:table-cell>
          <table:table-cell office:value-type="float" office:value="1117850" calcext:value-type="float">
            <text:p>1117850</text:p>
          </table:table-cell>
          <table:table-cell office:value-type="float" office:value="34845" calcext:value-type="float">
            <text:p>34845</text:p>
          </table:table-cell>
          <table:table-cell office:value-type="float" office:value="8.644" calcext:value-type="float">
            <text:p>8.64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ms-aftf-ens01</text:p>
          </table:table-cell>
          <table:table-cell office:value-type="float" office:value="90.358" calcext:value-type="float">
            <text:p>90.358</text:p>
          </table:table-cell>
          <table:table-cell office:value-type="float" office:value="13.65" calcext:value-type="float">
            <text:p>13.65</text:p>
          </table:table-cell>
          <table:table-cell table:formula="of:=[.B53]-[.C53]" office:value-type="float" office:value="76.708" calcext:value-type="float">
            <text:p>76.708</text:p>
          </table:table-cell>
          <table:table-cell table:formula="of:=[.B53]-[.C53]-[.O53]" office:value-type="float" office:value="69.544" calcext:value-type="float">
            <text:p>69.544</text:p>
          </table:table-cell>
          <table:table-cell office:value-type="float" office:value="1" calcext:value-type="float">
            <text:p>1</text:p>
          </table:table-cell>
          <table:table-cell table:formula="of:=[.D53]-[.E53]-[.Q53]" office:value-type="float" office:value="6.538" calcext:value-type="float">
            <text:p>6.5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40Z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7:55Z</text:p>
          </table:table-cell>
          <table:table-cell office:value-type="string" calcext:value-type="string">
            <text:p>SUCCEEDED</text:p>
          </table:table-cell>
          <table:table-cell office:value-type="float" office:value="1117851" calcext:value-type="float">
            <text:p>1117851</text:p>
          </table:table-cell>
          <table:table-cell office:value-type="float" office:value="163305" calcext:value-type="float">
            <text:p>163305</text:p>
          </table:table-cell>
          <table:table-cell office:value-type="float" office:value="7.164" calcext:value-type="float">
            <text:p>7.164</text:p>
          </table:table-cell>
          <table:table-cell office:value-type="float" office:value="0.48" calcext:value-type="float">
            <text:p>0.48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ms-aftf-ens02</text:p>
          </table:table-cell>
          <table:table-cell office:value-type="float" office:value="181.97" calcext:value-type="float">
            <text:p>181.97</text:p>
          </table:table-cell>
          <table:table-cell office:value-type="float" office:value="20.84" calcext:value-type="float">
            <text:p>20.84</text:p>
          </table:table-cell>
          <table:table-cell table:formula="of:=[.B54]-[.C54]" office:value-type="float" office:value="161.13" calcext:value-type="float">
            <text:p>161.13</text:p>
          </table:table-cell>
          <table:table-cell table:formula="of:=[.B54]-[.C54]-[.O54]" office:value-type="float" office:value="151.58" calcext:value-type="float">
            <text:p>151.58</text:p>
          </table:table-cell>
          <table:table-cell office:value-type="float" office:value="2" calcext:value-type="float">
            <text:p>2</text:p>
          </table:table-cell>
          <table:table-cell table:formula="of:=[.D54]-[.E54]-[.Q54]" office:value-type="float" office:value="8.49100000000001" calcext:value-type="float">
            <text:p>8.491000000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5:56Z</text:p>
          </table:table-cell>
          <table:table-cell office:value-type="string" calcext:value-type="string">
            <text:p>2022-02-15T03:59:19Z</text:p>
          </table:table-cell>
          <table:table-cell office:value-type="string" calcext:value-type="string">
            <text:p>SUCCEEDED</text:p>
          </table:table-cell>
          <table:table-cell office:value-type="float" office:value="1117852" calcext:value-type="float">
            <text:p>1117852</text:p>
          </table:table-cell>
          <table:table-cell office:value-type="float" office:value="89289" calcext:value-type="float">
            <text:p>89289</text:p>
          </table:table-cell>
          <table:table-cell office:value-type="float" office:value="9.55" calcext:value-type="float">
            <text:p>9.55</text:p>
          </table:table-cell>
          <table:table-cell office:value-type="float" office:value="0.903" calcext:value-type="float">
            <text:p>0.903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u-ch427-n96-ms-aftf-ens03</text:p>
          </table:table-cell>
          <table:table-cell office:value-type="float" office:value="176.896" calcext:value-type="float">
            <text:p>176.896</text:p>
          </table:table-cell>
          <table:table-cell office:value-type="float" office:value="25.9" calcext:value-type="float">
            <text:p>25.9</text:p>
          </table:table-cell>
          <table:table-cell table:formula="of:=[.B55]-[.C55]" office:value-type="float" office:value="150.996" calcext:value-type="float">
            <text:p>150.996</text:p>
          </table:table-cell>
          <table:table-cell table:formula="of:=[.B55]-[.C55]-[.O55]" office:value-type="float" office:value="141.922" calcext:value-type="float">
            <text:p>141.922</text:p>
          </table:table-cell>
          <table:table-cell office:value-type="float" office:value="3" calcext:value-type="float">
            <text:p>3</text:p>
          </table:table-cell>
          <table:table-cell table:formula="of:=[.D55]-[.E55]-[.Q55]" office:value-type="float" office:value="8.36700000000001" calcext:value-type="float">
            <text:p>8.367000000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15T03:55:57Z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9:26Z</text:p>
          </table:table-cell>
          <table:table-cell office:value-type="string" calcext:value-type="string">
            <text:p>SUCCEEDED</text:p>
          </table:table-cell>
          <table:table-cell office:value-type="float" office:value="1117853" calcext:value-type="float">
            <text:p>1117853</text:p>
          </table:table-cell>
          <table:table-cell office:value-type="float" office:value="97699" calcext:value-type="float">
            <text:p>97699</text:p>
          </table:table-cell>
          <table:table-cell office:value-type="float" office:value="9.074" calcext:value-type="float">
            <text:p>9.074</text:p>
          </table:table-cell>
          <table:table-cell office:value-type="float" office:value="0.528" calcext:value-type="float">
            <text:p>0.52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96-ms-aftf-ens04</text:p>
          </table:table-cell>
          <table:table-cell office:value-type="float" office:value="193.025" calcext:value-type="float">
            <text:p>193.025</text:p>
          </table:table-cell>
          <table:table-cell office:value-type="float" office:value="26.36" calcext:value-type="float">
            <text:p>26.36</text:p>
          </table:table-cell>
          <table:table-cell table:formula="of:=[.B56]-[.C56]" office:value-type="float" office:value="166.665" calcext:value-type="float">
            <text:p>166.665</text:p>
          </table:table-cell>
          <table:table-cell table:formula="of:=[.B56]-[.C56]-[.O56]" office:value-type="float" office:value="158.068" calcext:value-type="float">
            <text:p>158.068</text:p>
          </table:table-cell>
          <table:table-cell office:value-type="float" office:value="4" calcext:value-type="float">
            <text:p>4</text:p>
          </table:table-cell>
          <table:table-cell table:formula="of:=[.D56]-[.E56]-[.Q56]" office:value-type="float" office:value="7.86000000000001" calcext:value-type="float">
            <text:p>7.860000000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6:13Z</text:p>
          </table:table-cell>
          <table:table-cell office:value-type="string" calcext:value-type="string">
            <text:p>2022-02-15T03:59:48Z</text:p>
          </table:table-cell>
          <table:table-cell office:value-type="string" calcext:value-type="string">
            <text:p>SUCCEEDED</text:p>
          </table:table-cell>
          <table:table-cell office:value-type="float" office:value="1117854" calcext:value-type="float">
            <text:p>1117854</text:p>
          </table:table-cell>
          <table:table-cell office:value-type="float" office:value="54301" calcext:value-type="float">
            <text:p>54301</text:p>
          </table:table-cell>
          <table:table-cell office:value-type="float" office:value="8.597" calcext:value-type="float">
            <text:p>8.597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u-ch427-n96-ms-aftf-ens05</text:p>
          </table:table-cell>
          <table:table-cell office:value-type="float" office:value="221.744" calcext:value-type="float">
            <text:p>221.744</text:p>
          </table:table-cell>
          <table:table-cell office:value-type="float" office:value="34.03" calcext:value-type="float">
            <text:p>34.03</text:p>
          </table:table-cell>
          <table:table-cell table:formula="of:=[.B57]-[.C57]" office:value-type="float" office:value="187.714" calcext:value-type="float">
            <text:p>187.714</text:p>
          </table:table-cell>
          <table:table-cell table:formula="of:=[.B57]-[.C57]-[.O57]" office:value-type="float" office:value="177.993" calcext:value-type="float">
            <text:p>177.993</text:p>
          </table:table-cell>
          <table:table-cell office:value-type="float" office:value="5" calcext:value-type="float">
            <text:p>5</text:p>
          </table:table-cell>
          <table:table-cell table:formula="of:=[.D57]-[.E57]-[.Q57]" office:value-type="float" office:value="8.904" calcext:value-type="float">
            <text:p>8.9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15T03:56:22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3Z</text:p>
          </table:table-cell>
          <table:table-cell office:value-type="string" calcext:value-type="string">
            <text:p>SUCCEEDED</text:p>
          </table:table-cell>
          <table:table-cell office:value-type="float" office:value="1117855" calcext:value-type="float">
            <text:p>1117855</text:p>
          </table:table-cell>
          <table:table-cell office:value-type="float" office:value="174888" calcext:value-type="float">
            <text:p>174888</text:p>
          </table:table-cell>
          <table:table-cell office:value-type="float" office:value="9.721" calcext:value-type="float">
            <text:p>9.721</text:p>
          </table:table-cell>
          <table:table-cell office:value-type="float" office:value="0.639" calcext:value-type="float">
            <text:p>0.63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u-ch427-n96-ms-aftf-ens06</text:p>
          </table:table-cell>
          <table:table-cell office:value-type="float" office:value="225.615" calcext:value-type="float">
            <text:p>225.615</text:p>
          </table:table-cell>
          <table:table-cell office:value-type="float" office:value="24.33" calcext:value-type="float">
            <text:p>24.33</text:p>
          </table:table-cell>
          <table:table-cell table:formula="of:=[.B58]-[.C58]" office:value-type="float" office:value="201.285" calcext:value-type="float">
            <text:p>201.285</text:p>
          </table:table-cell>
          <table:table-cell table:formula="of:=[.B58]-[.C58]-[.O58]" office:value-type="float" office:value="177.965" calcext:value-type="float">
            <text:p>177.965</text:p>
          </table:table-cell>
          <table:table-cell office:value-type="float" office:value="6" calcext:value-type="float">
            <text:p>6</text:p>
          </table:table-cell>
          <table:table-cell table:formula="of:=[.D58]-[.E58]-[.Q58]" office:value-type="float" office:value="22.484" calcext:value-type="float">
            <text:p>22.4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15T03:56:23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8Z</text:p>
          </table:table-cell>
          <table:table-cell office:value-type="string" calcext:value-type="string">
            <text:p>SUCCEEDED</text:p>
          </table:table-cell>
          <table:table-cell office:value-type="float" office:value="1117856" calcext:value-type="float">
            <text:p>1117856</text:p>
          </table:table-cell>
          <table:table-cell office:value-type="float" office:value="111087" calcext:value-type="float">
            <text:p>111087</text:p>
          </table:table-cell>
          <table:table-cell office:value-type="float" office:value="23.32" calcext:value-type="float">
            <text:p>23.32</text:p>
          </table:table-cell>
          <table:table-cell office:value-type="float" office:value="0.677" calcext:value-type="float">
            <text:p>0.677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u-ch427-n96-ms-aftf-ens07</text:p>
          </table:table-cell>
          <table:table-cell office:value-type="float" office:value="173.547" calcext:value-type="float">
            <text:p>173.547</text:p>
          </table:table-cell>
          <table:table-cell office:value-type="float" office:value="26.8" calcext:value-type="float">
            <text:p>26.8</text:p>
          </table:table-cell>
          <table:table-cell table:formula="of:=[.B59]-[.C59]" office:value-type="float" office:value="146.747" calcext:value-type="float">
            <text:p>146.747</text:p>
          </table:table-cell>
          <table:table-cell table:formula="of:=[.B59]-[.C59]-[.O59]" office:value-type="float" office:value="137.571" calcext:value-type="float">
            <text:p>137.571</text:p>
          </table:table-cell>
          <table:table-cell office:value-type="float" office:value="7" calcext:value-type="float">
            <text:p>7</text:p>
          </table:table-cell>
          <table:table-cell table:formula="of:=[.D59]-[.E59]-[.Q59]" office:value-type="float" office:value="8.28699999999999" calcext:value-type="float">
            <text:p>8.286999999999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15T03:56:32Z</text:p>
          </table:table-cell>
          <table:table-cell office:value-type="string" calcext:value-type="string">
            <text:p>2022-02-15T03:56:39Z</text:p>
          </table:table-cell>
          <table:table-cell office:value-type="string" calcext:value-type="string">
            <text:p>2022-02-15T04:00:18Z</text:p>
          </table:table-cell>
          <table:table-cell office:value-type="string" calcext:value-type="string">
            <text:p>SUCCEEDED</text:p>
          </table:table-cell>
          <table:table-cell office:value-type="float" office:value="1117857" calcext:value-type="float">
            <text:p>1117857</text:p>
          </table:table-cell>
          <table:table-cell office:value-type="float" office:value="225987" calcext:value-type="float">
            <text:p>225987</text:p>
          </table:table-cell>
          <table:table-cell office:value-type="float" office:value="9.176" calcext:value-type="float">
            <text:p>9.176</text:p>
          </table:table-cell>
          <table:table-cell office:value-type="float" office:value="0.767" calcext:value-type="float">
            <text:p>0.76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u-ch427-n96-ms-aftf-ens08</text:p>
          </table:table-cell>
          <table:table-cell office:value-type="float" office:value="267.4" calcext:value-type="float">
            <text:p>267.4</text:p>
          </table:table-cell>
          <table:table-cell office:value-type="float" office:value="29.15" calcext:value-type="float">
            <text:p>29.15</text:p>
          </table:table-cell>
          <table:table-cell table:formula="of:=[.B60]-[.C60]" office:value-type="float" office:value="238.25" calcext:value-type="float">
            <text:p>238.25</text:p>
          </table:table-cell>
          <table:table-cell table:formula="of:=[.B60]-[.C60]-[.O60]" office:value-type="float" office:value="210.529" calcext:value-type="float">
            <text:p>210.529</text:p>
          </table:table-cell>
          <table:table-cell office:value-type="float" office:value="8" calcext:value-type="float">
            <text:p>8</text:p>
          </table:table-cell>
          <table:table-cell table:formula="of:=[.D60]-[.E60]-[.Q60]" office:value-type="float" office:value="26.771" calcext:value-type="float">
            <text:p>26.7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15T03:56:41Z</text:p>
          </table:table-cell>
          <table:table-cell office:value-type="string" calcext:value-type="string">
            <text:p>2022-02-15T03:56:49Z</text:p>
          </table:table-cell>
          <table:table-cell office:value-type="string" calcext:value-type="string">
            <text:p>2022-02-15T04:02:01Z</text:p>
          </table:table-cell>
          <table:table-cell office:value-type="string" calcext:value-type="string">
            <text:p>SUCCEEDED</text:p>
          </table:table-cell>
          <table:table-cell office:value-type="float" office:value="1117858" calcext:value-type="float">
            <text:p>1117858</text:p>
          </table:table-cell>
          <table:table-cell office:value-type="float" office:value="110270" calcext:value-type="float">
            <text:p>110270</text:p>
          </table:table-cell>
          <table:table-cell office:value-type="float" office:value="27.721" calcext:value-type="float">
            <text:p>27.721</text:p>
          </table:table-cell>
          <table:table-cell office:value-type="float" office:value="0.782" calcext:value-type="float">
            <text:p>0.78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u-ch427-n96-ms-aftf-ens09</text:p>
          </table:table-cell>
          <table:table-cell office:value-type="float" office:value="431.836" calcext:value-type="float">
            <text:p>431.836</text:p>
          </table:table-cell>
          <table:table-cell office:value-type="float" office:value="31.93" calcext:value-type="float">
            <text:p>31.93</text:p>
          </table:table-cell>
          <table:table-cell table:formula="of:=[.B61]-[.C61]" office:value-type="float" office:value="399.906" calcext:value-type="float">
            <text:p>399.906</text:p>
          </table:table-cell>
          <table:table-cell table:formula="of:=[.B61]-[.C61]-[.O61]" office:value-type="float" office:value="367.686" calcext:value-type="float">
            <text:p>367.686</text:p>
          </table:table-cell>
          <table:table-cell office:value-type="float" office:value="9" calcext:value-type="float">
            <text:p>9</text:p>
          </table:table-cell>
          <table:table-cell table:formula="of:=[.D61]-[.E61]-[.Q61]" office:value-type="float" office:value="31.251" calcext:value-type="float">
            <text:p>31.2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02Z</text:p>
          </table:table-cell>
          <table:table-cell office:value-type="string" calcext:value-type="string">
            <text:p>2022-02-15T23:05:02Z</text:p>
          </table:table-cell>
          <table:table-cell office:value-type="string" calcext:value-type="string">
            <text:p>SUCCEEDED</text:p>
          </table:table-cell>
          <table:table-cell office:value-type="float" office:value="1121710" calcext:value-type="float">
            <text:p>1121710</text:p>
          </table:table-cell>
          <table:table-cell office:value-type="float" office:value="18123" calcext:value-type="float">
            <text:p>18123</text:p>
          </table:table-cell>
          <table:table-cell office:value-type="float" office:value="32.22" calcext:value-type="float">
            <text:p>32.22</text:p>
          </table:table-cell>
          <table:table-cell office:value-type="float" office:value="9.172" calcext:value-type="float">
            <text:p>9.172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u-ch427-n96-ms-aftf-ens10</text:p>
          </table:table-cell>
          <table:table-cell table:number-columns-repeated="2"/>
          <table:table-cell table:formula="of:=[.B62]-[.C62]" office:value-type="float" office:value="0" calcext:value-type="float">
            <text:p>0</text:p>
          </table:table-cell>
          <table:table-cell table:formula="of:=[.B62]-[.C62]-[.O62]"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2022-02-15T23:42:44Z</text:p>
          </table:table-cell>
          <table:table-cell office:value-type="string" calcext:value-type="string">
            <text:p>2022-02-15T23:44:21Z</text:p>
          </table:table-cell>
          <table:table-cell office:value-type="string" calcext:value-type="string">
            <text:p>2022-02-15T23:54:24Z</text:p>
          </table:table-cell>
          <table:table-cell office:value-type="string" calcext:value-type="string">
            <text:p>E</text:p>
          </table:table-cell>
          <table:table-cell office:value-type="float" office:value="1121971" calcext:value-type="float">
            <text:p>1121971</text:p>
          </table:table-cell>
          <table:table-cell office:value-type="float" office:value="203708" calcext:value-type="float">
            <text:p>203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1</text:p>
          </table:table-cell>
          <table:table-cell office:value-type="float" office:value="395.194" calcext:value-type="float">
            <text:p>395.194</text:p>
          </table:table-cell>
          <table:table-cell office:value-type="float" office:value="49.44" calcext:value-type="float">
            <text:p>49.44</text:p>
          </table:table-cell>
          <table:table-cell table:formula="of:=[.B63]-[.C63]" office:value-type="float" office:value="345.754" calcext:value-type="float">
            <text:p>345.754</text:p>
          </table:table-cell>
          <table:table-cell table:formula="of:=[.B63]-[.C63]-[.O63]" office:value-type="float" office:value="310.747" calcext:value-type="float">
            <text:p>310.747</text:p>
          </table:table-cell>
          <table:table-cell office:value-type="float" office:value="11" calcext:value-type="float">
            <text:p>11</text:p>
          </table:table-cell>
          <table:table-cell table:formula="of:=[.D63]-[.E63]-[.Q63]" office:value-type="float" office:value="33.947" calcext:value-type="float">
            <text:p>33.9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6Z</text:p>
          </table:table-cell>
          <table:table-cell office:value-type="string" calcext:value-type="string">
            <text:p>SUCCEEDED</text:p>
          </table:table-cell>
          <table:table-cell office:value-type="float" office:value="1121711" calcext:value-type="float">
            <text:p>1121711</text:p>
          </table:table-cell>
          <table:table-cell office:value-type="float" office:value="24370" calcext:value-type="float">
            <text:p>24370</text:p>
          </table:table-cell>
          <table:table-cell office:value-type="float" office:value="35.007" calcext:value-type="float">
            <text:p>35.007</text:p>
          </table:table-cell>
          <table:table-cell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u-ch427-n96-ms-aftf-ens12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43.31" calcext:value-type="float">
            <text:p>43.31</text:p>
          </table:table-cell>
          <table:table-cell table:formula="of:=[.B64]-[.C64]" office:value-type="float" office:value="351.535" calcext:value-type="float">
            <text:p>351.535</text:p>
          </table:table-cell>
          <table:table-cell table:formula="of:=[.B64]-[.C64]-[.O64]" office:value-type="float" office:value="313.283" calcext:value-type="float">
            <text:p>313.283</text:p>
          </table:table-cell>
          <table:table-cell office:value-type="float" office:value="12" calcext:value-type="float">
            <text:p>12</text:p>
          </table:table-cell>
          <table:table-cell table:formula="of:=[.D64]-[.E64]-[.Q64]" office:value-type="float" office:value="37.122" calcext:value-type="float">
            <text:p>37.1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8Z</text:p>
          </table:table-cell>
          <table:table-cell office:value-type="string" calcext:value-type="string">
            <text:p>SUCCEEDED</text:p>
          </table:table-cell>
          <table:table-cell office:value-type="float" office:value="1121712" calcext:value-type="float">
            <text:p>1121712</text:p>
          </table:table-cell>
          <table:table-cell office:value-type="float" office:value="56350" calcext:value-type="float">
            <text:p>56350</text:p>
          </table:table-cell>
          <table:table-cell office:value-type="float" office:value="38.252" calcext:value-type="float">
            <text:p>38.252</text:p>
          </table:table-cell>
          <table:table-cell office:value-type="float" office:value="0.949" calcext:value-type="float">
            <text:p>0.94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u-ch427-n96-ms-aftf-ens13</text:p>
          </table:table-cell>
          <table:table-cell office:value-type="float" office:value="233.415" calcext:value-type="float">
            <text:p>233.415</text:p>
          </table:table-cell>
          <table:table-cell office:value-type="float" office:value="39.57" calcext:value-type="float">
            <text:p>39.57</text:p>
          </table:table-cell>
          <table:table-cell table:formula="of:=[.B65]-[.C65]" office:value-type="float" office:value="193.845" calcext:value-type="float">
            <text:p>193.845</text:p>
          </table:table-cell>
          <table:table-cell table:formula="of:=[.B65]-[.C65]-[.O65]" office:value-type="float" office:value="183.94" calcext:value-type="float">
            <text:p>183.9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2022-02-15T03:57:26Z</text:p>
          </table:table-cell>
          <table:table-cell office:value-type="string" calcext:value-type="string">
            <text:p>2022-02-15T03:57:36Z</text:p>
          </table:table-cell>
          <table:table-cell office:value-type="string" calcext:value-type="string">
            <text:p>2022-02-15T04:02:18Z</text:p>
          </table:table-cell>
          <table:table-cell office:value-type="string" calcext:value-type="string">
            <text:p>SUCCEEDED</text:p>
          </table:table-cell>
          <table:table-cell office:value-type="float" office:value="1117863" calcext:value-type="float">
            <text:p>1117863</text:p>
          </table:table-cell>
          <table:table-cell office:value-type="float" office:value="8364" calcext:value-type="float">
            <text:p>8364</text:p>
          </table:table-cell>
          <table:table-cell office:value-type="float" office:value="9.905" calcext:value-type="float">
            <text:p>9.905</text:p>
          </table:table-cell>
          <table:table-cell office:value-type="float" office:value="0.973" calcext:value-type="float">
            <text:p>0.973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u-ch427-n96-ms-aftf-ens14</text:p>
          </table:table-cell>
          <table:table-cell table:number-columns-repeated="2"/>
          <table:table-cell table:formula="of:=[.B66]-[.C66]" office:value-type="float" office:value="0" calcext:value-type="float">
            <text:p>0</text:p>
          </table:table-cell>
          <table:table-cell table:formula="of:=[.B66]-[.C66]-[.O66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66]-[.E66]-[.Q66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2-02-15T23:41:41Z</text:p>
          </table:table-cell>
          <table:table-cell office:value-type="string" calcext:value-type="string">
            <text:p>2022-02-15T23:41:50Z</text:p>
          </table:table-cell>
          <table:table-cell office:value-type="string" calcext:value-type="string">
            <text:p>2022-02-16T00:41:48Z</text:p>
          </table:table-cell>
          <table:table-cell office:value-type="string" calcext:value-type="string">
            <text:p>E</text:p>
          </table:table-cell>
          <table:table-cell office:value-type="float" office:value="1121953" calcext:value-type="float">
            <text:p>1121953</text:p>
          </table:table-cell>
          <table:table-cell office:value-type="float" office:value="89934" calcext:value-type="float">
            <text:p>89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5</text:p>
          </table:table-cell>
          <table:table-cell table:number-columns-repeated="2"/>
          <table:table-cell table:formula="of:=[.B67]-[.C67]" office:value-type="float" office:value="0" calcext:value-type="float">
            <text:p>0</text:p>
          </table:table-cell>
          <table:table-cell table:formula="of:=[.B67]-[.C67]-[.O67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D67]-[.E67]-[.Q6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2-02-15T23:41:51Z</text:p>
          </table:table-cell>
          <table:table-cell office:value-type="string" calcext:value-type="string">
            <text:p>2022-02-15T23:41:59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55" calcext:value-type="float">
            <text:p>1121955</text:p>
          </table:table-cell>
          <table:table-cell office:value-type="float" office:value="66056" calcext:value-type="float">
            <text:p>66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6</text:p>
          </table:table-cell>
          <table:table-cell table:number-columns-repeated="2"/>
          <table:table-cell table:formula="of:=[.B68]-[.C68]" office:value-type="float" office:value="0" calcext:value-type="float">
            <text:p>0</text:p>
          </table:table-cell>
          <table:table-cell table:formula="of:=[.B68]-[.C68]-[.O68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68]-[.E68]-[.Q68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2-02-15T23:42:01Z</text:p>
          </table:table-cell>
          <table:table-cell office:value-type="string" calcext:value-type="string">
            <text:p>2022-02-15T23:42:07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58" calcext:value-type="float">
            <text:p>1121958</text:p>
          </table:table-cell>
          <table:table-cell office:value-type="float" office:value="55655" calcext:value-type="float">
            <text:p>5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7</text:p>
          </table:table-cell>
          <table:table-cell table:number-columns-repeated="2"/>
          <table:table-cell table:formula="of:=[.B69]-[.C69]" office:value-type="float" office:value="0" calcext:value-type="float">
            <text:p>0</text:p>
          </table:table-cell>
          <table:table-cell table:formula="of:=[.B69]-[.C69]-[.O69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69]-[.E69]-[.Q69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2-15T23:42:11Z</text:p>
          </table:table-cell>
          <table:table-cell office:value-type="string" calcext:value-type="string">
            <text:p>2022-02-15T23:42:21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61" calcext:value-type="float">
            <text:p>1121961</text:p>
          </table:table-cell>
          <table:table-cell office:value-type="float" office:value="193561" calcext:value-type="float">
            <text:p>193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8</text:p>
          </table:table-cell>
          <table:table-cell table:number-columns-repeated="2"/>
          <table:table-cell table:formula="of:=[.B70]-[.C70]" office:value-type="float" office:value="0" calcext:value-type="float">
            <text:p>0</text:p>
          </table:table-cell>
          <table:table-cell table:formula="of:=[.B70]-[.C70]-[.O70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70]-[.E70]-[.Q70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2-02-15T23:42:23Z</text:p>
          </table:table-cell>
          <table:table-cell office:value-type="string" calcext:value-type="string">
            <text:p>2022-02-15T23:51:45Z</text:p>
          </table:table-cell>
          <table:table-cell table:number-columns-repeated="2"/>
          <table:table-cell office:value-type="float" office:value="1121964" calcext:value-type="float">
            <text:p>1121964</text:p>
          </table:table-cell>
          <table:table-cell office:value-type="float" office:value="154988" calcext:value-type="float">
            <text:p>154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00</text:p>
          </table:table-cell>
          <table:table-cell office:value-type="float" office:value="64.842" calcext:value-type="float">
            <text:p>64.842</text:p>
          </table:table-cell>
          <table:table-cell office:value-type="float" office:value="11.37" calcext:value-type="float">
            <text:p>11.37</text:p>
          </table:table-cell>
          <table:table-cell table:formula="of:=[.B71]-[.C71]" office:value-type="float" office:value="53.472" calcext:value-type="float">
            <text:p>53.472</text:p>
          </table:table-cell>
          <table:table-cell table:formula="of:=[.B71]-[.C71]-[.O71]" office:value-type="float" office:value="41.94" calcext:value-type="float">
            <text:p>41.94</text:p>
          </table:table-cell>
          <table:table-cell office:value-type="float" office:value="0" calcext:value-type="float">
            <text:p>0</text:p>
          </table:table-cell>
          <table:table-cell table:formula="of:=[.D71]-[.E71]-[.Q71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44Z</text:p>
          </table:table-cell>
          <table:table-cell office:value-type="string" calcext:value-type="string">
            <text:p>2022-02-08T02:18:56Z</text:p>
          </table:table-cell>
          <table:table-cell office:value-type="string" calcext:value-type="string">
            <text:p>2022-02-08T02:20:17Z</text:p>
          </table:table-cell>
          <table:table-cell office:value-type="string" calcext:value-type="string">
            <text:p>SUCCEEDED</text:p>
          </table:table-cell>
          <table:table-cell office:value-type="float" office:value="1077064" calcext:value-type="float">
            <text:p>1077064</text:p>
          </table:table-cell>
          <table:table-cell office:value-type="float" office:value="133674" calcext:value-type="float">
            <text:p>133674</text:p>
          </table:table-cell>
          <table:table-cell office:value-type="float" office:value="11.532" calcext:value-type="float">
            <text:p>11.532</text:p>
          </table:table-cell>
          <table:table-cell office:value-type="float" office:value="0.353" calcext:value-type="float">
            <text:p>0.3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stdev-afof-ens01</text:p>
          </table:table-cell>
          <table:table-cell office:value-type="float" office:value="98.211" calcext:value-type="float">
            <text:p>98.211</text:p>
          </table:table-cell>
          <table:table-cell office:value-type="float" office:value="14.83" calcext:value-type="float">
            <text:p>14.83</text:p>
          </table:table-cell>
          <table:table-cell table:formula="of:=[.B72]-[.C72]" office:value-type="float" office:value="83.381" calcext:value-type="float">
            <text:p>83.381</text:p>
          </table:table-cell>
          <table:table-cell table:formula="of:=[.B72]-[.C72]-[.O72]" office:value-type="float" office:value="72.483" calcext:value-type="float">
            <text:p>72.483</text:p>
          </table:table-cell>
          <table:table-cell office:value-type="float" office:value="1" calcext:value-type="float">
            <text:p>1</text:p>
          </table:table-cell>
          <table:table-cell table:formula="of:=[.D72]-[.E72]-[.Q72]" office:value-type="float" office:value="10.274" calcext:value-type="float">
            <text:p>10.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53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30Z</text:p>
          </table:table-cell>
          <table:table-cell office:value-type="string" calcext:value-type="string">
            <text:p>SUCCEEDED</text:p>
          </table:table-cell>
          <table:table-cell office:value-type="float" office:value="1077065" calcext:value-type="float">
            <text:p>1077065</text:p>
          </table:table-cell>
          <table:table-cell office:value-type="float" office:value="200878" calcext:value-type="float">
            <text:p>200878</text:p>
          </table:table-cell>
          <table:table-cell office:value-type="float" office:value="10.898" calcext:value-type="float">
            <text:p>10.89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96-stdev-afof-ens02</text:p>
          </table:table-cell>
          <table:table-cell office:value-type="float" office:value="128.207" calcext:value-type="float">
            <text:p>128.207</text:p>
          </table:table-cell>
          <table:table-cell office:value-type="float" office:value="22.62" calcext:value-type="float">
            <text:p>22.62</text:p>
          </table:table-cell>
          <table:table-cell table:formula="of:=[.B73]-[.C73]" office:value-type="float" office:value="105.587" calcext:value-type="float">
            <text:p>105.587</text:p>
          </table:table-cell>
          <table:table-cell table:formula="of:=[.B73]-[.C73]-[.O73]" office:value-type="float" office:value="97.307" calcext:value-type="float">
            <text:p>97.307</text:p>
          </table:table-cell>
          <table:table-cell office:value-type="float" office:value="2" calcext:value-type="float">
            <text:p>2</text:p>
          </table:table-cell>
          <table:table-cell table:formula="of:=[.D73]-[.E73]-[.Q73]" office:value-type="float" office:value="7.628" calcext:value-type="float">
            <text:p>7.6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08T02:19:00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53Z</text:p>
          </table:table-cell>
          <table:table-cell office:value-type="string" calcext:value-type="string">
            <text:p>SUCCEEDED</text:p>
          </table:table-cell>
          <table:table-cell office:value-type="float" office:value="1077066" calcext:value-type="float">
            <text:p>1077066</text:p>
          </table:table-cell>
          <table:table-cell office:value-type="float" office:value="160914" calcext:value-type="float">
            <text:p>160914</text:p>
          </table:table-cell>
          <table:table-cell office:value-type="float" office:value="8.28" calcext:value-type="float">
            <text:p>8.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stdev-afof-ens03</text:p>
          </table:table-cell>
          <table:table-cell office:value-type="float" office:value="169.012" calcext:value-type="float">
            <text:p>169.012</text:p>
          </table:table-cell>
          <table:table-cell office:value-type="float" office:value="24.64" calcext:value-type="float">
            <text:p>24.64</text:p>
          </table:table-cell>
          <table:table-cell table:formula="of:=[.B74]-[.C74]" office:value-type="float" office:value="144.372" calcext:value-type="float">
            <text:p>144.372</text:p>
          </table:table-cell>
          <table:table-cell table:formula="of:=[.B74]-[.C74]-[.O74]" office:value-type="float" office:value="132.65" calcext:value-type="float">
            <text:p>132.65</text:p>
          </table:table-cell>
          <table:table-cell office:value-type="float" office:value="3" calcext:value-type="float">
            <text:p>3</text:p>
          </table:table-cell>
          <table:table-cell table:formula="of:=[.D74]-[.E74]-[.Q74]" office:value-type="float" office:value="11.002" calcext:value-type="float">
            <text:p>11.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2:19:11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2:39Z</text:p>
          </table:table-cell>
          <table:table-cell office:value-type="string" calcext:value-type="string">
            <text:p>SUCCEEDED</text:p>
          </table:table-cell>
          <table:table-cell office:value-type="float" office:value="1077067" calcext:value-type="float">
            <text:p>1077067</text:p>
          </table:table-cell>
          <table:table-cell office:value-type="float" office:value="143207" calcext:value-type="float">
            <text:p>143207</text:p>
          </table:table-cell>
          <table:table-cell office:value-type="float" office:value="11.722" calcext:value-type="float">
            <text:p>11.7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96-stdev-afof-ens04</text:p>
          </table:table-cell>
          <table:table-cell office:value-type="float" office:value="165.651" calcext:value-type="float">
            <text:p>165.651</text:p>
          </table:table-cell>
          <table:table-cell office:value-type="float" office:value="26.08" calcext:value-type="float">
            <text:p>26.08</text:p>
          </table:table-cell>
          <table:table-cell table:formula="of:=[.B75]-[.C75]" office:value-type="float" office:value="139.571" calcext:value-type="float">
            <text:p>139.571</text:p>
          </table:table-cell>
          <table:table-cell table:formula="of:=[.B75]-[.C75]-[.O75]" office:value-type="float" office:value="127.577" calcext:value-type="float">
            <text:p>127.577</text:p>
          </table:table-cell>
          <table:table-cell office:value-type="float" office:value="4" calcext:value-type="float">
            <text:p>4</text:p>
          </table:table-cell>
          <table:table-cell table:formula="of:=[.D75]-[.E75]-[.Q75]" office:value-type="float" office:value="11.236" calcext:value-type="float">
            <text:p>11.2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2:19:21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09Z</text:p>
          </table:table-cell>
          <table:table-cell office:value-type="string" calcext:value-type="string">
            <text:p>SUCCEEDED</text:p>
          </table:table-cell>
          <table:table-cell office:value-type="float" office:value="1077068" calcext:value-type="float">
            <text:p>1077068</text:p>
          </table:table-cell>
          <table:table-cell office:value-type="float" office:value="37496" calcext:value-type="float">
            <text:p>37496</text:p>
          </table:table-cell>
          <table:table-cell office:value-type="float" office:value="11.994" calcext:value-type="float">
            <text:p>11.99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u-ch427-n96-stdev-afof-ens05</text:p>
          </table:table-cell>
          <table:table-cell office:value-type="float" office:value="193.44" calcext:value-type="float">
            <text:p>193.44</text:p>
          </table:table-cell>
          <table:table-cell office:value-type="float" office:value="30.94" calcext:value-type="float">
            <text:p>30.94</text:p>
          </table:table-cell>
          <table:table-cell table:formula="of:=[.B76]-[.C76]" office:value-type="float" office:value="162.5" calcext:value-type="float">
            <text:p>162.5</text:p>
          </table:table-cell>
          <table:table-cell table:formula="of:=[.B76]-[.C76]-[.O76]" office:value-type="float" office:value="150.148" calcext:value-type="float">
            <text:p>150.148</text:p>
          </table:table-cell>
          <table:table-cell office:value-type="float" office:value="5" calcext:value-type="float">
            <text:p>5</text:p>
          </table:table-cell>
          <table:table-cell table:formula="of:=[.D76]-[.E76]-[.Q76]" office:value-type="float" office:value="11.541" calcext:value-type="float">
            <text:p>11.5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56Z</text:p>
          </table:table-cell>
          <table:table-cell office:value-type="string" calcext:value-type="string">
            <text:p>SUCCEEDED</text:p>
          </table:table-cell>
          <table:table-cell office:value-type="float" office:value="1077069" calcext:value-type="float">
            <text:p>1077069</text:p>
          </table:table-cell>
          <table:table-cell office:value-type="float" office:value="146655" calcext:value-type="float">
            <text:p>14665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u-ch427-n96-stdev-afof-ens06</text:p>
          </table:table-cell>
          <table:table-cell office:value-type="float" office:value="222.581" calcext:value-type="float">
            <text:p>222.581</text:p>
          </table:table-cell>
          <table:table-cell office:value-type="float" office:value="29.13" calcext:value-type="float">
            <text:p>29.13</text:p>
          </table:table-cell>
          <table:table-cell table:formula="of:=[.B77]-[.C77]" office:value-type="float" office:value="193.451" calcext:value-type="float">
            <text:p>193.451</text:p>
          </table:table-cell>
          <table:table-cell table:formula="of:=[.B77]-[.C77]-[.O77]" office:value-type="float" office:value="166.118" calcext:value-type="float">
            <text:p>166.118</text:p>
          </table:table-cell>
          <table:table-cell office:value-type="float" office:value="6" calcext:value-type="float">
            <text:p>6</text:p>
          </table:table-cell>
          <table:table-cell table:formula="of:=[.D77]-[.E77]-[.Q77]" office:value-type="float" office:value="26.494" calcext:value-type="float">
            <text:p>26.4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2:19:3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27Z</text:p>
          </table:table-cell>
          <table:table-cell office:value-type="string" calcext:value-type="string">
            <text:p>SUCCEEDED</text:p>
          </table:table-cell>
          <table:table-cell office:value-type="float" office:value="1077070" calcext:value-type="float">
            <text:p>1077070</text:p>
          </table:table-cell>
          <table:table-cell office:value-type="float" office:value="49669" calcext:value-type="float">
            <text:p>49669</text:p>
          </table:table-cell>
          <table:table-cell office:value-type="float" office:value="27.333" calcext:value-type="float">
            <text:p>27.333</text:p>
          </table:table-cell>
          <table:table-cell office:value-type="float" office:value="1.358" calcext:value-type="float">
            <text:p>1.358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u-ch427-n96-stdev-afof-ens07</text:p>
          </table:table-cell>
          <table:table-cell office:value-type="float" office:value="204.03" calcext:value-type="float">
            <text:p>204.03</text:p>
          </table:table-cell>
          <table:table-cell office:value-type="float" office:value="31.63" calcext:value-type="float">
            <text:p>31.63</text:p>
          </table:table-cell>
          <table:table-cell table:formula="of:=[.B78]-[.C78]" office:value-type="float" office:value="172.4" calcext:value-type="float">
            <text:p>172.4</text:p>
          </table:table-cell>
          <table:table-cell table:formula="of:=[.B78]-[.C78]-[.O78]" office:value-type="float" office:value="148.628" calcext:value-type="float">
            <text:p>148.628</text:p>
          </table:table-cell>
          <table:table-cell office:value-type="float" office:value="7" calcext:value-type="float">
            <text:p>7</text:p>
          </table:table-cell>
          <table:table-cell table:formula="of:=[.D78]-[.E78]-[.Q78]" office:value-type="float" office:value="22.864" calcext:value-type="float">
            <text:p>22.8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2:19:4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07Z</text:p>
          </table:table-cell>
          <table:table-cell office:value-type="string" calcext:value-type="string">
            <text:p>SUCCEEDED</text:p>
          </table:table-cell>
          <table:table-cell office:value-type="float" office:value="1077071" calcext:value-type="float">
            <text:p>1077071</text:p>
          </table:table-cell>
          <table:table-cell office:value-type="float" office:value="191802" calcext:value-type="float">
            <text:p>191802</text:p>
          </table:table-cell>
          <table:table-cell office:value-type="float" office:value="23.772" calcext:value-type="float">
            <text:p>23.772</text:p>
          </table:table-cell>
          <table:table-cell office:value-type="float" office:value="0.72" calcext:value-type="float">
            <text:p>0.7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u-ch427-n96-stdev-afof-ens08</text:p>
          </table:table-cell>
          <table:table-cell office:value-type="float" office:value="215.329" calcext:value-type="float">
            <text:p>215.329</text:p>
          </table:table-cell>
          <table:table-cell office:value-type="float" office:value="29.66" calcext:value-type="float">
            <text:p>29.66</text:p>
          </table:table-cell>
          <table:table-cell table:formula="of:=[.B79]-[.C79]" office:value-type="float" office:value="185.669" calcext:value-type="float">
            <text:p>185.669</text:p>
          </table:table-cell>
          <table:table-cell table:formula="of:=[.B79]-[.C79]-[.O79]" office:value-type="float" office:value="158.452" calcext:value-type="float">
            <text:p>158.452</text:p>
          </table:table-cell>
          <table:table-cell office:value-type="float" office:value="8" calcext:value-type="float">
            <text:p>8</text:p>
          </table:table-cell>
          <table:table-cell table:formula="of:=[.D79]-[.E79]-[.Q79]" office:value-type="float" office:value="26.276" calcext:value-type="float">
            <text:p>26.2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2:50:03Z</text:p>
          </table:table-cell>
          <table:table-cell office:value-type="string" calcext:value-type="string">
            <text:p>2022-02-08T02:50:13Z</text:p>
          </table:table-cell>
          <table:table-cell office:value-type="string" calcext:value-type="string">
            <text:p>2022-02-08T02:54:37Z</text:p>
          </table:table-cell>
          <table:table-cell office:value-type="string" calcext:value-type="string">
            <text:p>SUCCEEDED</text:p>
          </table:table-cell>
          <table:table-cell office:value-type="float" office:value="1077111" calcext:value-type="float">
            <text:p>1077111</text:p>
          </table:table-cell>
          <table:table-cell office:value-type="float" office:value="93679" calcext:value-type="float">
            <text:p>93679</text:p>
          </table:table-cell>
          <table:table-cell office:value-type="float" office:value="27.217" calcext:value-type="float">
            <text:p>27.2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u-ch427-n96-stdev-afof-ens09</text:p>
          </table:table-cell>
          <table:table-cell office:value-type="float" office:value="240.486" calcext:value-type="float">
            <text:p>240.486</text:p>
          </table:table-cell>
          <table:table-cell office:value-type="float" office:value="35.29" calcext:value-type="float">
            <text:p>35.29</text:p>
          </table:table-cell>
          <table:table-cell table:formula="of:=[.B80]-[.C80]" office:value-type="float" office:value="205.196" calcext:value-type="float">
            <text:p>205.196</text:p>
          </table:table-cell>
          <table:table-cell table:formula="of:=[.B80]-[.C80]-[.O80]" office:value-type="float" office:value="168.82" calcext:value-type="float">
            <text:p>168.82</text:p>
          </table:table-cell>
          <table:table-cell office:value-type="float" office:value="9" calcext:value-type="float">
            <text:p>9</text:p>
          </table:table-cell>
          <table:table-cell table:formula="of:=[.D80]-[.E80]-[.Q80]" office:value-type="float" office:value="35.387" calcext:value-type="float">
            <text:p>35.3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2:20:09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5:22Z</text:p>
          </table:table-cell>
          <table:table-cell office:value-type="string" calcext:value-type="string">
            <text:p>SUCCEEDED</text:p>
          </table:table-cell>
          <table:table-cell office:value-type="float" office:value="1077073" calcext:value-type="float">
            <text:p>1077073</text:p>
          </table:table-cell>
          <table:table-cell office:value-type="float" office:value="104638" calcext:value-type="float">
            <text:p>104638</text:p>
          </table:table-cell>
          <table:table-cell office:value-type="float" office:value="36.376" calcext:value-type="float">
            <text:p>36.376</text:p>
          </table:table-cell>
          <table:table-cell office:value-type="float" office:value="0.817" calcext:value-type="float">
            <text:p>0.817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u-ch427-n96-stdev-afof-ens10</text:p>
          </table:table-cell>
          <table:table-cell office:value-type="float" office:value="280.769" calcext:value-type="float">
            <text:p>280.769</text:p>
          </table:table-cell>
          <table:table-cell office:value-type="float" office:value="40.41" calcext:value-type="float">
            <text:p>40.41</text:p>
          </table:table-cell>
          <table:table-cell table:formula="of:=[.B81]-[.C81]" office:value-type="float" office:value="240.359" calcext:value-type="float">
            <text:p>240.359</text:p>
          </table:table-cell>
          <table:table-cell table:formula="of:=[.B81]-[.C81]-[.O81]" office:value-type="float" office:value="205.451" calcext:value-type="float">
            <text:p>205.451</text:p>
          </table:table-cell>
          <table:table-cell office:value-type="float" office:value="10" calcext:value-type="float">
            <text:p>10</text:p>
          </table:table-cell>
          <table:table-cell table:formula="of:=[.D81]-[.E81]-[.Q81]" office:value-type="float" office:value="33.875" calcext:value-type="float">
            <text:p>33.8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2:20:18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6:00Z</text:p>
          </table:table-cell>
          <table:table-cell office:value-type="string" calcext:value-type="string">
            <text:p>SUCCEEDED</text:p>
          </table:table-cell>
          <table:table-cell office:value-type="float" office:value="1077074" calcext:value-type="float">
            <text:p>1077074</text:p>
          </table:table-cell>
          <table:table-cell office:value-type="float" office:value="256097" calcext:value-type="float">
            <text:p>256097</text:p>
          </table:table-cell>
          <table:table-cell office:value-type="float" office:value="34.908" calcext:value-type="float">
            <text:p>34.908</text:p>
          </table:table-cell>
          <table:table-cell office:value-type="float" office:value="0.921" calcext:value-type="float">
            <text:p>0.921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u-ch427-n96-stdev-afof-ens11</text:p>
          </table:table-cell>
          <table:table-cell office:value-type="float" office:value="289.978" calcext:value-type="float">
            <text:p>289.978</text:p>
          </table:table-cell>
          <table:table-cell office:value-type="float" office:value="53.4" calcext:value-type="float">
            <text:p>53.4</text:p>
          </table:table-cell>
          <table:table-cell table:formula="of:=[.B82]-[.C82]" office:value-type="float" office:value="236.578" calcext:value-type="float">
            <text:p>236.578</text:p>
          </table:table-cell>
          <table:table-cell table:formula="of:=[.B82]-[.C82]-[.O82]" office:value-type="float" office:value="209.919" calcext:value-type="float">
            <text:p>209.919</text:p>
          </table:table-cell>
          <table:table-cell office:value-type="float" office:value="11" calcext:value-type="float">
            <text:p>11</text:p>
          </table:table-cell>
          <table:table-cell table:formula="of:=[.D82]-[.E82]-[.Q82]" office:value-type="float" office:value="24.868" calcext:value-type="float">
            <text:p>24.8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2:20:29Z</text:p>
          </table:table-cell>
          <table:table-cell office:value-type="string" calcext:value-type="string">
            <text:p>2022-02-08T02:21:02Z</text:p>
          </table:table-cell>
          <table:table-cell office:value-type="string" calcext:value-type="string">
            <text:p>2022-02-08T02:26:41Z</text:p>
          </table:table-cell>
          <table:table-cell office:value-type="string" calcext:value-type="string">
            <text:p>SUCCEEDED</text:p>
          </table:table-cell>
          <table:table-cell office:value-type="float" office:value="1077075" calcext:value-type="float">
            <text:p>1077075</text:p>
          </table:table-cell>
          <table:table-cell office:value-type="float" office:value="91661" calcext:value-type="float">
            <text:p>91661</text:p>
          </table:table-cell>
          <table:table-cell office:value-type="float" office:value="26.659" calcext:value-type="float">
            <text:p>26.659</text:p>
          </table:table-cell>
          <table:table-cell office:value-type="float" office:value="0.927" calcext:value-type="float">
            <text:p>0.927</text:p>
          </table:table-cell>
          <table:table-cell office:value-type="float" office:value="1.791" calcext:value-type="float">
            <text:p>1.791</text:p>
          </table:table-cell>
        </table:table-row>
        <table:table-row table:style-name="ro1">
          <table:table-cell office:value-type="string" calcext:value-type="string">
            <text:p>u-ch427-n96-stdev-afof-ens12</text:p>
          </table:table-cell>
          <table:table-cell office:value-type="float" office:value="320.168" calcext:value-type="float">
            <text:p>320.168</text:p>
          </table:table-cell>
          <table:table-cell office:value-type="float" office:value="44.17" calcext:value-type="float">
            <text:p>44.17</text:p>
          </table:table-cell>
          <table:table-cell table:formula="of:=[.B83]-[.C83]" office:value-type="float" office:value="275.998" calcext:value-type="float">
            <text:p>275.998</text:p>
          </table:table-cell>
          <table:table-cell table:formula="of:=[.B83]-[.C83]-[.O83]" office:value-type="float" office:value="245.584" calcext:value-type="float">
            <text:p>245.584</text:p>
          </table:table-cell>
          <table:table-cell office:value-type="float" office:value="12" calcext:value-type="float">
            <text:p>12</text:p>
          </table:table-cell>
          <table:table-cell table:formula="of:=[.D83]-[.E83]-[.Q83]" office:value-type="float" office:value="28.977" calcext:value-type="float">
            <text:p>28.97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08T15:43:14Z</text:p>
          </table:table-cell>
          <table:table-cell office:value-type="string" calcext:value-type="string">
            <text:p>2022-02-08T17:12:23Z</text:p>
          </table:table-cell>
          <table:table-cell office:value-type="string" calcext:value-type="string">
            <text:p>2022-02-08T17:18:34Z</text:p>
          </table:table-cell>
          <table:table-cell office:value-type="string" calcext:value-type="string">
            <text:p>SUCCEEDED</text:p>
          </table:table-cell>
          <table:table-cell office:value-type="float" office:value="1079988" calcext:value-type="float">
            <text:p>1079988</text:p>
          </table:table-cell>
          <table:table-cell office:value-type="float" office:value="201080" calcext:value-type="float">
            <text:p>201080</text:p>
          </table:table-cell>
          <table:table-cell office:value-type="float" office:value="30.414" calcext:value-type="float">
            <text:p>30.414</text:p>
          </table:table-cell>
          <table:table-cell office:value-type="float" office:value="0.984" calcext:value-type="float">
            <text:p>0.984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0</text:p>
          </table:table-cell>
          <table:table-cell office:value-type="float" office:value="0" calcext:value-type="float">
            <text:p>0</text:p>
          </table:table-cell>
          <table:table-cell office:value-type="float" office:value="15974760" calcext:value-type="float">
            <text:p>15974760</text:p>
          </table:table-cell>
          <table:table-cell table:style-name="ce1" table:formula="of:=[.D88]/(1024*1024)" office:value-type="float" office:value="15.2347183227539" calcext:value-type="float">
            <text:p>15</text:p>
          </table:table-cell>
          <table:table-cell table:number-columns-repeated="3"/>
          <table:table-cell table:style-name="ce1" office:value-type="float" office:value="15.2347183227539" calcext:value-type="float">
            <text:p>15</text:p>
          </table:table-cell>
          <table:table-cell table:style-name="ce1" office:value-type="float" office:value="30.4709243774414" calcext:value-type="float">
            <text:p>30</text:p>
          </table:table-cell>
          <table:table-cell table:style-name="ce1" office:value-type="float" office:value="16.759105682373" calcext:value-type="float">
            <text:p>17</text:p>
          </table:table-cell>
          <table:table-cell table:style-name="ce1" office:value-type="float" office:value="1963.75276947022" calcext:value-type="float">
            <text:p>1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1</text:p>
          </table:table-cell>
          <table:table-cell office:value-type="float" office:value="1" calcext:value-type="float">
            <text:p>1</text:p>
          </table:table-cell>
          <table:table-cell office:value-type="float" office:value="1864276" calcext:value-type="float">
            <text:p>1864276</text:p>
          </table:table-cell>
          <table:table-cell table:style-name="ce1" table:formula="of:=[.D89]/(1024*1024)" office:value-type="float" office:value="1.77791213989258" calcext:value-type="float">
            <text:p>2</text:p>
          </table:table-cell>
          <table:table-cell table:number-columns-repeated="3"/>
          <table:table-cell table:style-name="ce1" office:value-type="float" office:value="1.77791213989258" calcext:value-type="float">
            <text:p>2</text:p>
          </table:table-cell>
          <table:table-cell table:style-name="ce1" office:value-type="float" office:value="3.55514526367187" calcext:value-type="float">
            <text:p>4</text:p>
          </table:table-cell>
          <table:table-cell table:style-name="ce1" office:value-type="float" office:value="10.624885559082" calcext:value-type="float">
            <text:p>11</text:p>
          </table:table-cell>
          <table:table-cell table:style-name="ce1" office:value-type="float" office:value="378.345138549805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2</text:p>
          </table:table-cell>
          <table:table-cell office:value-type="float" office:value="2" calcext:value-type="float">
            <text:p>2</text:p>
          </table:table-cell>
          <table:table-cell office:value-type="float" office:value="1856504" calcext:value-type="float">
            <text:p>1856504</text:p>
          </table:table-cell>
          <table:table-cell table:style-name="ce1" table:formula="of:=[.D90]/(1024*1024)" office:value-type="float" office:value="1.77050018310547" calcext:value-type="float">
            <text:p>2</text:p>
          </table:table-cell>
          <table:table-cell table:number-columns-repeated="3"/>
          <table:table-cell table:style-name="ce1" office:value-type="float" office:value="1.77050018310547" calcext:value-type="float">
            <text:p>2</text:p>
          </table:table-cell>
          <table:table-cell table:style-name="ce1" office:value-type="float" office:value="3.54030227661133" calcext:value-type="float">
            <text:p>4</text:p>
          </table:table-cell>
          <table:table-cell table:style-name="ce1" office:value-type="float" office:value="10.5708503723145" calcext:value-type="float">
            <text:p>11</text:p>
          </table:table-cell>
          <table:table-cell table:style-name="ce1" office:value-type="float" office:value="376.975131988525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3</text:p>
          </table:table-cell>
          <table:table-cell office:value-type="float" office:value="3" calcext:value-type="float">
            <text:p>3</text:p>
          </table:table-cell>
          <table:table-cell office:value-type="float" office:value="1842012" calcext:value-type="float">
            <text:p>1842012</text:p>
          </table:table-cell>
          <table:table-cell table:style-name="ce1" table:formula="of:=[.D91]/(1024*1024)" office:value-type="float" office:value="1.75667953491211" calcext:value-type="float">
            <text:p>2</text:p>
          </table:table-cell>
          <table:table-cell table:number-columns-repeated="3"/>
          <table:table-cell table:style-name="ce1" office:value-type="float" office:value="1.75667953491211" calcext:value-type="float">
            <text:p>2</text:p>
          </table:table-cell>
          <table:table-cell table:style-name="ce1" office:value-type="float" office:value="3.51272583007812" calcext:value-type="float">
            <text:p>4</text:p>
          </table:table-cell>
          <table:table-cell table:style-name="ce1" office:value-type="float" office:value="10.5219383239746" calcext:value-type="float">
            <text:p>11</text:p>
          </table:table-cell>
          <table:table-cell table:style-name="ce1" office:value-type="float" office:value="375.554183959961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4</text:p>
          </table:table-cell>
          <table:table-cell office:value-type="float" office:value="4" calcext:value-type="float">
            <text:p>4</text:p>
          </table:table-cell>
          <table:table-cell office:value-type="float" office:value="1730920" calcext:value-type="float">
            <text:p>1730920</text:p>
          </table:table-cell>
          <table:table-cell table:style-name="ce1" table:formula="of:=[.D92]/(1024*1024)" office:value-type="float" office:value="1.65073394775391" calcext:value-type="float">
            <text:p>2</text:p>
          </table:table-cell>
          <table:table-cell table:number-columns-repeated="3"/>
          <table:table-cell table:style-name="ce1" office:value-type="float" office:value="1.65073394775391" calcext:value-type="float">
            <text:p>2</text:p>
          </table:table-cell>
          <table:table-cell table:style-name="ce1" office:value-type="float" office:value="3.30103302001953" calcext:value-type="float">
            <text:p>3</text:p>
          </table:table-cell>
          <table:table-cell table:style-name="ce1" office:value-type="float" office:value="10.5134315490723" calcext:value-type="float">
            <text:p>11</text:p>
          </table:table-cell>
          <table:table-cell table:style-name="ce1" office:value-type="float" office:value="372.43075942993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5</text:p>
          </table:table-cell>
          <table:table-cell office:value-type="float" office:value="5" calcext:value-type="float">
            <text:p>5</text:p>
          </table:table-cell>
          <table:table-cell office:value-type="float" office:value="1714896" calcext:value-type="float">
            <text:p>1714896</text:p>
          </table:table-cell>
          <table:table-cell table:style-name="ce1" table:formula="of:=[.D93]/(1024*1024)" office:value-type="float" office:value="1.63545227050781" calcext:value-type="float">
            <text:p>2</text:p>
          </table:table-cell>
          <table:table-cell table:number-columns-repeated="3"/>
          <table:table-cell table:style-name="ce1" office:value-type="float" office:value="1.63545227050781" calcext:value-type="float">
            <text:p>2</text:p>
          </table:table-cell>
          <table:table-cell table:style-name="ce1" office:value-type="float" office:value="3.27048873901367" calcext:value-type="float">
            <text:p>3</text:p>
          </table:table-cell>
          <table:table-cell table:style-name="ce1" office:value-type="float" office:value="10.4829711914063" calcext:value-type="float">
            <text:p>10</text:p>
          </table:table-cell>
          <table:table-cell table:style-name="ce1" office:value-type="float" office:value="371.511329650879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6</text:p>
          </table:table-cell>
          <table:table-cell office:value-type="float" office:value="6" calcext:value-type="float">
            <text:p>6</text:p>
          </table:table-cell>
          <table:table-cell office:value-type="float" office:value="1710016" calcext:value-type="float">
            <text:p>1710016</text:p>
          </table:table-cell>
          <table:table-cell table:style-name="ce1" table:formula="of:=[.D94]/(1024*1024)" office:value-type="float" office:value="1.63079833984375" calcext:value-type="float">
            <text:p>2</text:p>
          </table:table-cell>
          <table:table-cell table:number-columns-repeated="3"/>
          <table:table-cell table:style-name="ce1" office:value-type="float" office:value="1.63079833984375" calcext:value-type="float">
            <text:p>2</text:p>
          </table:table-cell>
          <table:table-cell table:style-name="ce1" office:value-type="float" office:value="3.26113128662109" calcext:value-type="float">
            <text:p>3</text:p>
          </table:table-cell>
          <table:table-cell table:style-name="ce1" office:value-type="float" office:value="10.4563980102539" calcext:value-type="float">
            <text:p>10</text:p>
          </table:table-cell>
          <table:table-cell table:style-name="ce1" office:value-type="float" office:value="370.896083831787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7</text:p>
          </table:table-cell>
          <table:table-cell office:value-type="float" office:value="7" calcext:value-type="float">
            <text:p>7</text:p>
          </table:table-cell>
          <table:table-cell office:value-type="float" office:value="1702768" calcext:value-type="float">
            <text:p>1702768</text:p>
          </table:table-cell>
          <table:table-cell table:style-name="ce1" table:formula="of:=[.D95]/(1024*1024)" office:value-type="float" office:value="1.62388610839844" calcext:value-type="float">
            <text:p>2</text:p>
          </table:table-cell>
          <table:table-cell table:number-columns-repeated="3"/>
          <table:table-cell table:style-name="ce1" office:value-type="float" office:value="1.62388610839844" calcext:value-type="float">
            <text:p>2</text:p>
          </table:table-cell>
          <table:table-cell table:style-name="ce1" office:value-type="float" office:value="3.24728393554687" calcext:value-type="float">
            <text:p>3</text:p>
          </table:table-cell>
          <table:table-cell table:style-name="ce1" office:value-type="float" office:value="10.445629119873" calcext:value-type="float">
            <text:p>10</text:p>
          </table:table-cell>
          <table:table-cell table:style-name="ce1" office:value-type="float" office:value="370.610198974609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8</text:p>
          </table:table-cell>
          <table:table-cell office:value-type="float" office:value="8" calcext:value-type="float">
            <text:p>8</text:p>
          </table:table-cell>
          <table:table-cell office:value-type="float" office:value="1684876" calcext:value-type="float">
            <text:p>1684876</text:p>
          </table:table-cell>
          <table:table-cell table:style-name="ce1" table:formula="of:=[.D96]/(1024*1024)" office:value-type="float" office:value="1.6068229675293" calcext:value-type="float">
            <text:p>2</text:p>
          </table:table-cell>
          <table:table-cell table:number-columns-repeated="3"/>
          <table:table-cell table:style-name="ce1" office:value-type="float" office:value="1.6068229675293" calcext:value-type="float">
            <text:p>2</text:p>
          </table:table-cell>
          <table:table-cell table:style-name="ce1" office:value-type="float" office:value="3.21314239501953" calcext:value-type="float">
            <text:p>3</text:p>
          </table:table-cell>
          <table:table-cell table:style-name="ce1" office:value-type="float" office:value="10.4307327270508" calcext:value-type="float">
            <text:p>10</text:p>
          </table:table-cell>
          <table:table-cell table:style-name="ce1" office:value-type="float" office:value="370.010841369629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9</text:p>
          </table:table-cell>
          <table:table-cell office:value-type="float" office:value="9" calcext:value-type="float">
            <text:p>9</text:p>
          </table:table-cell>
          <table:table-cell office:value-type="float" office:value="1672764" calcext:value-type="float">
            <text:p>1672764</text:p>
          </table:table-cell>
          <table:table-cell table:style-name="ce1" table:formula="of:=[.D97]/(1024*1024)" office:value-type="float" office:value="1.59527206420898" calcext:value-type="float">
            <text:p>2</text:p>
          </table:table-cell>
          <table:table-cell table:number-columns-repeated="3"/>
          <table:table-cell table:style-name="ce1" office:value-type="float" office:value="1.59527206420898" calcext:value-type="float">
            <text:p>2</text:p>
          </table:table-cell>
          <table:table-cell table:style-name="ce1" office:value-type="float" office:value="3.19006729125977" calcext:value-type="float">
            <text:p>3</text:p>
          </table:table-cell>
          <table:table-cell table:style-name="ce1" office:value-type="float" office:value="10.4261360168457" calcext:value-type="float">
            <text:p>10</text:p>
          </table:table-cell>
          <table:table-cell table:style-name="ce1" office:value-type="float" office:value="369.739391326904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9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99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00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0</text:p>
          </table:table-cell>
          <table:table-cell office:value-type="float" office:value="0" calcext:value-type="float">
            <text:p>0</text:p>
          </table:table-cell>
          <table:table-cell office:value-type="float" office:value="15974760" calcext:value-type="float">
            <text:p>15974760</text:p>
          </table:table-cell>
          <table:table-cell table:style-name="ce1" table:formula="of:=[.D101]/(1024*1024)" office:value-type="float" office:value="15.2347183227539" calcext:value-type="float">
            <text:p>1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1</text:p>
          </table:table-cell>
          <table:table-cell office:value-type="float" office:value="1" calcext:value-type="float">
            <text:p>1</text:p>
          </table:table-cell>
          <table:table-cell office:value-type="float" office:value="1864276" calcext:value-type="float">
            <text:p>1864276</text:p>
          </table:table-cell>
          <table:table-cell table:style-name="ce1" table:formula="of:=[.D102]/(1024*1024)" office:value-type="float" office:value="1.77791213989258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2</text:p>
          </table:table-cell>
          <table:table-cell office:value-type="float" office:value="2" calcext:value-type="float">
            <text:p>2</text:p>
          </table:table-cell>
          <table:table-cell office:value-type="float" office:value="1856500" calcext:value-type="float">
            <text:p>1856500</text:p>
          </table:table-cell>
          <table:table-cell table:style-name="ce1" table:formula="of:=[.D103]/(1024*1024)" office:value-type="float" office:value="1.7704963684082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3</text:p>
          </table:table-cell>
          <table:table-cell office:value-type="float" office:value="3" calcext:value-type="float">
            <text:p>3</text:p>
          </table:table-cell>
          <table:table-cell office:value-type="float" office:value="1842012" calcext:value-type="float">
            <text:p>1842012</text:p>
          </table:table-cell>
          <table:table-cell table:style-name="ce1" table:formula="of:=[.D104]/(1024*1024)" office:value-type="float" office:value="1.75667953491211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4</text:p>
          </table:table-cell>
          <table:table-cell office:value-type="float" office:value="4" calcext:value-type="float">
            <text:p>4</text:p>
          </table:table-cell>
          <table:table-cell office:value-type="float" office:value="1730916" calcext:value-type="float">
            <text:p>1730916</text:p>
          </table:table-cell>
          <table:table-cell table:style-name="ce1" table:formula="of:=[.D105]/(1024*1024)" office:value-type="float" office:value="1.65073013305664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5</text:p>
          </table:table-cell>
          <table:table-cell office:value-type="float" office:value="5" calcext:value-type="float">
            <text:p>5</text:p>
          </table:table-cell>
          <table:table-cell office:value-type="float" office:value="1714900" calcext:value-type="float">
            <text:p>1714900</text:p>
          </table:table-cell>
          <table:table-cell table:style-name="ce1" table:formula="of:=[.D106]/(1024*1024)" office:value-type="float" office:value="1.63545608520508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6</text:p>
          </table:table-cell>
          <table:table-cell office:value-type="float" office:value="6" calcext:value-type="float">
            <text:p>6</text:p>
          </table:table-cell>
          <table:table-cell office:value-type="float" office:value="1710016" calcext:value-type="float">
            <text:p>1710016</text:p>
          </table:table-cell>
          <table:table-cell table:style-name="ce1" table:formula="of:=[.D107]/(1024*1024)" office:value-type="float" office:value="1.63079833984375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7</text:p>
          </table:table-cell>
          <table:table-cell office:value-type="float" office:value="7" calcext:value-type="float">
            <text:p>7</text:p>
          </table:table-cell>
          <table:table-cell office:value-type="float" office:value="1702764" calcext:value-type="float">
            <text:p>1702764</text:p>
          </table:table-cell>
          <table:table-cell table:style-name="ce1" table:formula="of:=[.D108]/(1024*1024)" office:value-type="float" office:value="1.62388229370117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8</text:p>
          </table:table-cell>
          <table:table-cell office:value-type="float" office:value="8" calcext:value-type="float">
            <text:p>8</text:p>
          </table:table-cell>
          <table:table-cell office:value-type="float" office:value="1684872" calcext:value-type="float">
            <text:p>1684872</text:p>
          </table:table-cell>
          <table:table-cell table:style-name="ce1" table:formula="of:=[.D109]/(1024*1024)" office:value-type="float" office:value="1.60681915283203" calcext:value-type="float">
            <text:p>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9</text:p>
          </table:table-cell>
          <table:table-cell office:value-type="float" office:value="9" calcext:value-type="float">
            <text:p>9</text:p>
          </table:table-cell>
          <table:table-cell office:value-type="float" office:value="1672764" calcext:value-type="float">
            <text:p>1672764</text:p>
          </table:table-cell>
          <table:table-cell table:style-name="ce1" table:formula="of:=[.D110]/(1024*1024)" office:value-type="float" office:value="1.59527206420898" calcext:value-type="float">
            <text:p>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11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12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13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0</text:p>
          </table:table-cell>
          <table:table-cell office:value-type="float" office:value="0" calcext:value-type="float">
            <text:p>0</text:p>
          </table:table-cell>
          <table:table-cell office:value-type="float" office:value="31951080" calcext:value-type="float">
            <text:p>31951080</text:p>
          </table:table-cell>
          <table:table-cell table:style-name="ce1" table:formula="of:=[.D114]/(1024*1024)" office:value-type="float" office:value="30.4709243774414" calcext:value-type="float">
            <text:p>3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1</text:p>
          </table:table-cell>
          <table:table-cell office:value-type="float" office:value="1" calcext:value-type="float">
            <text:p>1</text:p>
          </table:table-cell>
          <table:table-cell office:value-type="float" office:value="3727840" calcext:value-type="float">
            <text:p>3727840</text:p>
          </table:table-cell>
          <table:table-cell table:style-name="ce1" table:formula="of:=[.D115]/(1024*1024)" office:value-type="float" office:value="3.55514526367187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2</text:p>
          </table:table-cell>
          <table:table-cell office:value-type="float" office:value="2" calcext:value-type="float">
            <text:p>2</text:p>
          </table:table-cell>
          <table:table-cell office:value-type="float" office:value="3712276" calcext:value-type="float">
            <text:p>3712276</text:p>
          </table:table-cell>
          <table:table-cell table:style-name="ce1" table:formula="of:=[.D116]/(1024*1024)" office:value-type="float" office:value="3.54030227661133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3</text:p>
          </table:table-cell>
          <table:table-cell office:value-type="float" office:value="3" calcext:value-type="float">
            <text:p>3</text:p>
          </table:table-cell>
          <table:table-cell office:value-type="float" office:value="3683360" calcext:value-type="float">
            <text:p>3683360</text:p>
          </table:table-cell>
          <table:table-cell table:style-name="ce1" table:formula="of:=[.D117]/(1024*1024)" office:value-type="float" office:value="3.51272583007812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4</text:p>
          </table:table-cell>
          <table:table-cell office:value-type="float" office:value="4" calcext:value-type="float">
            <text:p>4</text:p>
          </table:table-cell>
          <table:table-cell office:value-type="float" office:value="3461384" calcext:value-type="float">
            <text:p>3461384</text:p>
          </table:table-cell>
          <table:table-cell table:style-name="ce1" table:formula="of:=[.D118]/(1024*1024)" office:value-type="float" office:value="3.30103302001953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5</text:p>
          </table:table-cell>
          <table:table-cell office:value-type="float" office:value="5" calcext:value-type="float">
            <text:p>5</text:p>
          </table:table-cell>
          <table:table-cell office:value-type="float" office:value="3429356" calcext:value-type="float">
            <text:p>3429356</text:p>
          </table:table-cell>
          <table:table-cell table:style-name="ce1" table:formula="of:=[.D119]/(1024*1024)" office:value-type="float" office:value="3.2704887390136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6</text:p>
          </table:table-cell>
          <table:table-cell office:value-type="float" office:value="6" calcext:value-type="float">
            <text:p>6</text:p>
          </table:table-cell>
          <table:table-cell office:value-type="float" office:value="3419544" calcext:value-type="float">
            <text:p>3419544</text:p>
          </table:table-cell>
          <table:table-cell table:style-name="ce1" table:formula="of:=[.D120]/(1024*1024)" office:value-type="float" office:value="3.26113128662109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7</text:p>
          </table:table-cell>
          <table:table-cell office:value-type="float" office:value="7" calcext:value-type="float">
            <text:p>7</text:p>
          </table:table-cell>
          <table:table-cell office:value-type="float" office:value="3405024" calcext:value-type="float">
            <text:p>3405024</text:p>
          </table:table-cell>
          <table:table-cell table:style-name="ce1" table:formula="of:=[.D121]/(1024*1024)" office:value-type="float" office:value="3.2472839355468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8</text:p>
          </table:table-cell>
          <table:table-cell office:value-type="float" office:value="8" calcext:value-type="float">
            <text:p>8</text:p>
          </table:table-cell>
          <table:table-cell office:value-type="float" office:value="3369224" calcext:value-type="float">
            <text:p>3369224</text:p>
          </table:table-cell>
          <table:table-cell table:style-name="ce1" table:formula="of:=[.D122]/(1024*1024)" office:value-type="float" office:value="3.21314239501953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9</text:p>
          </table:table-cell>
          <table:table-cell office:value-type="float" office:value="9" calcext:value-type="float">
            <text:p>9</text:p>
          </table:table-cell>
          <table:table-cell office:value-type="float" office:value="3345028" calcext:value-type="float">
            <text:p>3345028</text:p>
          </table:table-cell>
          <table:table-cell table:style-name="ce1" table:formula="of:=[.D123]/(1024*1024)" office:value-type="float" office:value="3.1900672912597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24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25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26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0</text:p>
          </table:table-cell>
          <table:table-cell office:value-type="float" office:value="0" calcext:value-type="float">
            <text:p>0</text:p>
          </table:table-cell>
          <table:table-cell office:value-type="float" office:value="31951080" calcext:value-type="float">
            <text:p>31951080</text:p>
          </table:table-cell>
          <table:table-cell table:style-name="ce1" table:formula="of:=[.D127]/(1024*1024)" office:value-type="float" office:value="30.4709243774414" calcext:value-type="float">
            <text:p>3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1</text:p>
          </table:table-cell>
          <table:table-cell office:value-type="float" office:value="1" calcext:value-type="float">
            <text:p>1</text:p>
          </table:table-cell>
          <table:table-cell office:value-type="float" office:value="3727848" calcext:value-type="float">
            <text:p>3727848</text:p>
          </table:table-cell>
          <table:table-cell table:style-name="ce1" table:formula="of:=[.D128]/(1024*1024)" office:value-type="float" office:value="3.55515289306641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2</text:p>
          </table:table-cell>
          <table:table-cell office:value-type="float" office:value="2" calcext:value-type="float">
            <text:p>2</text:p>
          </table:table-cell>
          <table:table-cell office:value-type="float" office:value="3712260" calcext:value-type="float">
            <text:p>3712260</text:p>
          </table:table-cell>
          <table:table-cell table:style-name="ce1" table:formula="of:=[.D129]/(1024*1024)" office:value-type="float" office:value="3.54028701782227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3</text:p>
          </table:table-cell>
          <table:table-cell office:value-type="float" office:value="3" calcext:value-type="float">
            <text:p>3</text:p>
          </table:table-cell>
          <table:table-cell office:value-type="float" office:value="3683368" calcext:value-type="float">
            <text:p>3683368</text:p>
          </table:table-cell>
          <table:table-cell table:style-name="ce1" table:formula="of:=[.D130]/(1024*1024)" office:value-type="float" office:value="3.51273345947266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4</text:p>
          </table:table-cell>
          <table:table-cell office:value-type="float" office:value="4" calcext:value-type="float">
            <text:p>4</text:p>
          </table:table-cell>
          <table:table-cell office:value-type="float" office:value="3461404" calcext:value-type="float">
            <text:p>3461404</text:p>
          </table:table-cell>
          <table:table-cell table:style-name="ce1" table:formula="of:=[.D131]/(1024*1024)" office:value-type="float" office:value="3.30105209350586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5</text:p>
          </table:table-cell>
          <table:table-cell office:value-type="float" office:value="5" calcext:value-type="float">
            <text:p>5</text:p>
          </table:table-cell>
          <table:table-cell office:value-type="float" office:value="3429324" calcext:value-type="float">
            <text:p>3429324</text:p>
          </table:table-cell>
          <table:table-cell table:style-name="ce1" table:formula="of:=[.D132]/(1024*1024)" office:value-type="float" office:value="3.27045822143555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6</text:p>
          </table:table-cell>
          <table:table-cell office:value-type="float" office:value="6" calcext:value-type="float">
            <text:p>6</text:p>
          </table:table-cell>
          <table:table-cell office:value-type="float" office:value="3419544" calcext:value-type="float">
            <text:p>3419544</text:p>
          </table:table-cell>
          <table:table-cell table:style-name="ce1" table:formula="of:=[.D133]/(1024*1024)" office:value-type="float" office:value="3.26113128662109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7</text:p>
          </table:table-cell>
          <table:table-cell office:value-type="float" office:value="7" calcext:value-type="float">
            <text:p>7</text:p>
          </table:table-cell>
          <table:table-cell office:value-type="float" office:value="3405016" calcext:value-type="float">
            <text:p>3405016</text:p>
          </table:table-cell>
          <table:table-cell table:style-name="ce1" table:formula="of:=[.D134]/(1024*1024)" office:value-type="float" office:value="3.24727630615234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8</text:p>
          </table:table-cell>
          <table:table-cell office:value-type="float" office:value="8" calcext:value-type="float">
            <text:p>8</text:p>
          </table:table-cell>
          <table:table-cell office:value-type="float" office:value="3369208" calcext:value-type="float">
            <text:p>3369208</text:p>
          </table:table-cell>
          <table:table-cell table:style-name="ce1" table:formula="of:=[.D135]/(1024*1024)" office:value-type="float" office:value="3.2131271362304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9</text:p>
          </table:table-cell>
          <table:table-cell office:value-type="float" office:value="9" calcext:value-type="float">
            <text:p>9</text:p>
          </table:table-cell>
          <table:table-cell office:value-type="float" office:value="3345008" calcext:value-type="float">
            <text:p>3345008</text:p>
          </table:table-cell>
          <table:table-cell table:style-name="ce1" table:formula="of:=[.D136]/(1024*1024)" office:value-type="float" office:value="3.19004821777344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37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3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39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0</text:p>
          </table:table-cell>
          <table:table-cell office:value-type="float" office:value="0" calcext:value-type="float">
            <text:p>0</text:p>
          </table:table-cell>
          <table:table-cell office:value-type="float" office:value="17573196" calcext:value-type="float">
            <text:p>17573196</text:p>
          </table:table-cell>
          <table:table-cell table:style-name="ce1" table:formula="of:=[.D140]/(1024*1024)" office:value-type="float" office:value="16.759105682373" calcext:value-type="float">
            <text:p>17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1</text:p>
          </table:table-cell>
          <table:table-cell office:value-type="float" office:value="1" calcext:value-type="float">
            <text:p>1</text:p>
          </table:table-cell>
          <table:table-cell office:value-type="float" office:value="11141000" calcext:value-type="float">
            <text:p>11141000</text:p>
          </table:table-cell>
          <table:table-cell table:style-name="ce1" table:formula="of:=[.D141]/(1024*1024)" office:value-type="float" office:value="10.624885559082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2</text:p>
          </table:table-cell>
          <table:table-cell office:value-type="float" office:value="2" calcext:value-type="float">
            <text:p>2</text:p>
          </table:table-cell>
          <table:table-cell office:value-type="float" office:value="11084340" calcext:value-type="float">
            <text:p>11084340</text:p>
          </table:table-cell>
          <table:table-cell table:style-name="ce1" table:formula="of:=[.D142]/(1024*1024)" office:value-type="float" office:value="10.5708503723145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3</text:p>
          </table:table-cell>
          <table:table-cell office:value-type="float" office:value="3" calcext:value-type="float">
            <text:p>3</text:p>
          </table:table-cell>
          <table:table-cell office:value-type="float" office:value="11033052" calcext:value-type="float">
            <text:p>11033052</text:p>
          </table:table-cell>
          <table:table-cell table:style-name="ce1" table:formula="of:=[.D143]/(1024*1024)" office:value-type="float" office:value="10.5219383239746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4</text:p>
          </table:table-cell>
          <table:table-cell office:value-type="float" office:value="4" calcext:value-type="float">
            <text:p>4</text:p>
          </table:table-cell>
          <table:table-cell office:value-type="float" office:value="11024132" calcext:value-type="float">
            <text:p>11024132</text:p>
          </table:table-cell>
          <table:table-cell table:style-name="ce1" table:formula="of:=[.D144]/(1024*1024)" office:value-type="float" office:value="10.5134315490723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5</text:p>
          </table:table-cell>
          <table:table-cell office:value-type="float" office:value="5" calcext:value-type="float">
            <text:p>5</text:p>
          </table:table-cell>
          <table:table-cell office:value-type="float" office:value="10992192" calcext:value-type="float">
            <text:p>10992192</text:p>
          </table:table-cell>
          <table:table-cell table:style-name="ce1" table:formula="of:=[.D145]/(1024*1024)" office:value-type="float" office:value="10.4829711914063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6</text:p>
          </table:table-cell>
          <table:table-cell office:value-type="float" office:value="6" calcext:value-type="float">
            <text:p>6</text:p>
          </table:table-cell>
          <table:table-cell office:value-type="float" office:value="10964328" calcext:value-type="float">
            <text:p>10964328</text:p>
          </table:table-cell>
          <table:table-cell table:style-name="ce1" table:formula="of:=[.D146]/(1024*1024)" office:value-type="float" office:value="10.4563980102539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7</text:p>
          </table:table-cell>
          <table:table-cell office:value-type="float" office:value="7" calcext:value-type="float">
            <text:p>7</text:p>
          </table:table-cell>
          <table:table-cell office:value-type="float" office:value="10953036" calcext:value-type="float">
            <text:p>10953036</text:p>
          </table:table-cell>
          <table:table-cell table:style-name="ce1" table:formula="of:=[.D147]/(1024*1024)" office:value-type="float" office:value="10.445629119873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8</text:p>
          </table:table-cell>
          <table:table-cell office:value-type="float" office:value="8" calcext:value-type="float">
            <text:p>8</text:p>
          </table:table-cell>
          <table:table-cell office:value-type="float" office:value="10937416" calcext:value-type="float">
            <text:p>10937416</text:p>
          </table:table-cell>
          <table:table-cell table:style-name="ce1" table:formula="of:=[.D148]/(1024*1024)" office:value-type="float" office:value="10.4307327270508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9</text:p>
          </table:table-cell>
          <table:table-cell office:value-type="float" office:value="9" calcext:value-type="float">
            <text:p>9</text:p>
          </table:table-cell>
          <table:table-cell office:value-type="float" office:value="10932596" calcext:value-type="float">
            <text:p>10932596</text:p>
          </table:table-cell>
          <table:table-cell table:style-name="ce1" table:formula="of:=[.D149]/(1024*1024)" office:value-type="float" office:value="10.4261360168457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50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51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52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0</text:p>
          </table:table-cell>
          <table:table-cell office:value-type="float" office:value="0" calcext:value-type="float">
            <text:p>0</text:p>
          </table:table-cell>
          <table:table-cell office:value-type="float" office:value="17573188" calcext:value-type="float">
            <text:p>17573188</text:p>
          </table:table-cell>
          <table:table-cell table:style-name="ce1" table:formula="of:=[.D153]/(1024*1024)" office:value-type="float" office:value="16.7590980529785" calcext:value-type="float">
            <text:p>17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1</text:p>
          </table:table-cell>
          <table:table-cell office:value-type="float" office:value="1" calcext:value-type="float">
            <text:p>1</text:p>
          </table:table-cell>
          <table:table-cell office:value-type="float" office:value="11140956" calcext:value-type="float">
            <text:p>11140956</text:p>
          </table:table-cell>
          <table:table-cell table:style-name="ce1" table:formula="of:=[.D154]/(1024*1024)" office:value-type="float" office:value="10.6248435974121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2</text:p>
          </table:table-cell>
          <table:table-cell office:value-type="float" office:value="2" calcext:value-type="float">
            <text:p>2</text:p>
          </table:table-cell>
          <table:table-cell office:value-type="float" office:value="11084356" calcext:value-type="float">
            <text:p>11084356</text:p>
          </table:table-cell>
          <table:table-cell table:style-name="ce1" table:formula="of:=[.D155]/(1024*1024)" office:value-type="float" office:value="10.5708656311035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3</text:p>
          </table:table-cell>
          <table:table-cell office:value-type="float" office:value="3" calcext:value-type="float">
            <text:p>3</text:p>
          </table:table-cell>
          <table:table-cell office:value-type="float" office:value="11033028" calcext:value-type="float">
            <text:p>11033028</text:p>
          </table:table-cell>
          <table:table-cell table:style-name="ce1" table:formula="of:=[.D156]/(1024*1024)" office:value-type="float" office:value="10.521915435791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4</text:p>
          </table:table-cell>
          <table:table-cell office:value-type="float" office:value="4" calcext:value-type="float">
            <text:p>4</text:p>
          </table:table-cell>
          <table:table-cell office:value-type="float" office:value="11024020" calcext:value-type="float">
            <text:p>11024020</text:p>
          </table:table-cell>
          <table:table-cell table:style-name="ce1" table:formula="of:=[.D157]/(1024*1024)" office:value-type="float" office:value="10.5133247375488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5</text:p>
          </table:table-cell>
          <table:table-cell office:value-type="float" office:value="5" calcext:value-type="float">
            <text:p>5</text:p>
          </table:table-cell>
          <table:table-cell office:value-type="float" office:value="10992228" calcext:value-type="float">
            <text:p>10992228</text:p>
          </table:table-cell>
          <table:table-cell table:style-name="ce1" table:formula="of:=[.D158]/(1024*1024)" office:value-type="float" office:value="10.4830055236816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6</text:p>
          </table:table-cell>
          <table:table-cell office:value-type="float" office:value="6" calcext:value-type="float">
            <text:p>6</text:p>
          </table:table-cell>
          <table:table-cell office:value-type="float" office:value="10964328" calcext:value-type="float">
            <text:p>10964328</text:p>
          </table:table-cell>
          <table:table-cell table:style-name="ce1" table:formula="of:=[.D159]/(1024*1024)" office:value-type="float" office:value="10.4563980102539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7</text:p>
          </table:table-cell>
          <table:table-cell office:value-type="float" office:value="7" calcext:value-type="float">
            <text:p>7</text:p>
          </table:table-cell>
          <table:table-cell office:value-type="float" office:value="10952996" calcext:value-type="float">
            <text:p>10952996</text:p>
          </table:table-cell>
          <table:table-cell table:style-name="ce1" table:formula="of:=[.D160]/(1024*1024)" office:value-type="float" office:value="10.4455909729004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8</text:p>
          </table:table-cell>
          <table:table-cell office:value-type="float" office:value="8" calcext:value-type="float">
            <text:p>8</text:p>
          </table:table-cell>
          <table:table-cell office:value-type="float" office:value="10937412" calcext:value-type="float">
            <text:p>10937412</text:p>
          </table:table-cell>
          <table:table-cell table:style-name="ce1" table:formula="of:=[.D161]/(1024*1024)" office:value-type="float" office:value="10.4307289123535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9</text:p>
          </table:table-cell>
          <table:table-cell office:value-type="float" office:value="9" calcext:value-type="float">
            <text:p>9</text:p>
          </table:table-cell>
          <table:table-cell office:value-type="float" office:value="10932540" calcext:value-type="float">
            <text:p>10932540</text:p>
          </table:table-cell>
          <table:table-cell table:style-name="ce1" table:formula="of:=[.D162]/(1024*1024)" office:value-type="float" office:value="10.426082611084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63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64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65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0</text:p>
          </table:table-cell>
          <table:table-cell office:value-type="float" office:value="0" calcext:value-type="float">
            <text:p>0</text:p>
          </table:table-cell>
          <table:table-cell office:value-type="float" office:value="2059144024" calcext:value-type="float">
            <text:p>2059144024</text:p>
          </table:table-cell>
          <table:table-cell table:style-name="ce1" table:formula="of:=[.D166]/(1024*1024)" office:value-type="float" office:value="1963.75276947022" calcext:value-type="float">
            <text:p>196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1</text:p>
          </table:table-cell>
          <table:table-cell office:value-type="float" office:value="1" calcext:value-type="float">
            <text:p>1</text:p>
          </table:table-cell>
          <table:table-cell office:value-type="float" office:value="396723632" calcext:value-type="float">
            <text:p>396723632</text:p>
          </table:table-cell>
          <table:table-cell table:style-name="ce1" table:formula="of:=[.D167]/(1024*1024)" office:value-type="float" office:value="378.345138549805" calcext:value-type="float">
            <text:p>378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2</text:p>
          </table:table-cell>
          <table:table-cell office:value-type="float" office:value="2" calcext:value-type="float">
            <text:p>2</text:p>
          </table:table-cell>
          <table:table-cell office:value-type="float" office:value="395287076" calcext:value-type="float">
            <text:p>395287076</text:p>
          </table:table-cell>
          <table:table-cell table:style-name="ce1" table:formula="of:=[.D168]/(1024*1024)" office:value-type="float" office:value="376.975131988525" calcext:value-type="float">
            <text:p>377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3</text:p>
          </table:table-cell>
          <table:table-cell office:value-type="float" office:value="3" calcext:value-type="float">
            <text:p>3</text:p>
          </table:table-cell>
          <table:table-cell office:value-type="float" office:value="393797104" calcext:value-type="float">
            <text:p>393797104</text:p>
          </table:table-cell>
          <table:table-cell table:style-name="ce1" table:formula="of:=[.D169]/(1024*1024)" office:value-type="float" office:value="375.554183959961" calcext:value-type="float">
            <text:p>376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4</text:p>
          </table:table-cell>
          <table:table-cell office:value-type="float" office:value="4" calcext:value-type="float">
            <text:p>4</text:p>
          </table:table-cell>
          <table:table-cell office:value-type="float" office:value="390521956" calcext:value-type="float">
            <text:p>390521956</text:p>
          </table:table-cell>
          <table:table-cell table:style-name="ce1" table:formula="of:=[.D170]/(1024*1024)" office:value-type="float" office:value="372.430759429932" calcext:value-type="float">
            <text:p>37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5</text:p>
          </table:table-cell>
          <table:table-cell office:value-type="float" office:value="5" calcext:value-type="float">
            <text:p>5</text:p>
          </table:table-cell>
          <table:table-cell office:value-type="float" office:value="389557864" calcext:value-type="float">
            <text:p>389557864</text:p>
          </table:table-cell>
          <table:table-cell table:style-name="ce1" table:formula="of:=[.D171]/(1024*1024)" office:value-type="float" office:value="371.511329650879" calcext:value-type="float">
            <text:p>37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6</text:p>
          </table:table-cell>
          <table:table-cell office:value-type="float" office:value="6" calcext:value-type="float">
            <text:p>6</text:p>
          </table:table-cell>
          <table:table-cell office:value-type="float" office:value="388912732" calcext:value-type="float">
            <text:p>388912732</text:p>
          </table:table-cell>
          <table:table-cell table:style-name="ce1" table:formula="of:=[.D172]/(1024*1024)" office:value-type="float" office:value="370.896083831787" calcext:value-type="float">
            <text:p>37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7</text:p>
          </table:table-cell>
          <table:table-cell office:value-type="float" office:value="7" calcext:value-type="float">
            <text:p>7</text:p>
          </table:table-cell>
          <table:table-cell office:value-type="float" office:value="388612960" calcext:value-type="float">
            <text:p>388612960</text:p>
          </table:table-cell>
          <table:table-cell table:style-name="ce1" table:formula="of:=[.D173]/(1024*1024)" office:value-type="float" office:value="370.610198974609" calcext:value-type="float">
            <text:p>37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8</text:p>
          </table:table-cell>
          <table:table-cell office:value-type="float" office:value="8" calcext:value-type="float">
            <text:p>8</text:p>
          </table:table-cell>
          <table:table-cell office:value-type="float" office:value="387984488" calcext:value-type="float">
            <text:p>387984488</text:p>
          </table:table-cell>
          <table:table-cell table:style-name="ce1" table:formula="of:=[.D174]/(1024*1024)" office:value-type="float" office:value="370.010841369629" calcext:value-type="float">
            <text:p>37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9</text:p>
          </table:table-cell>
          <table:table-cell office:value-type="float" office:value="9" calcext:value-type="float">
            <text:p>9</text:p>
          </table:table-cell>
          <table:table-cell office:value-type="float" office:value="387699852" calcext:value-type="float">
            <text:p>387699852</text:p>
          </table:table-cell>
          <table:table-cell table:style-name="ce1" table:formula="of:=[.D175]/(1024*1024)" office:value-type="float" office:value="369.739391326904" calcext:value-type="float">
            <text:p>37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76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77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7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0</text:p>
          </table:table-cell>
          <table:table-cell office:value-type="float" office:value="0" calcext:value-type="float">
            <text:p>0</text:p>
          </table:table-cell>
          <table:table-cell office:value-type="float" office:value="807099012" calcext:value-type="float">
            <text:p>807099012</text:p>
          </table:table-cell>
          <table:table-cell table:style-name="ce1" table:formula="of:=[.D179]/(1024*1024)" office:value-type="float" office:value="769.70959854126" calcext:value-type="float">
            <text:p>77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[.D180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[.D181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[.D182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formula="of:=[.D183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table:formula="of:=[.D184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[.D185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table:formula="of:=[.D186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table:formula="of:=[.D187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[.D18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-ch427-n1280-x-00</text:p>
          </table:table-cell>
          <table:table-cell office:value-type="float" office:value="2820.42" calcext:value-type="float">
            <text:p>2820.42</text:p>
          </table:table-cell>
          <table:table-cell/>
          <table:table-cell office:value-type="float" office:value="2820.42" calcext:value-type="float">
            <text:p>2820.42</text:p>
          </table:table-cell>
          <table:table-cell office:value-type="float" office:value="3243.37" calcext:value-type="float">
            <text:p>3243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16Z</text:p>
          </table:table-cell>
          <table:table-cell office:value-type="string" calcext:value-type="string">
            <text:p>2022-02-24T03:39:49Z</text:p>
          </table:table-cell>
          <table:table-cell office:value-type="string" calcext:value-type="string">
            <text:p>2022-02-24T04:28:41Z</text:p>
          </table:table-cell>
          <table:table-cell office:value-type="string" calcext:value-type="string">
            <text:p>SUCCEEDED</text:p>
          </table:table-cell>
          <table:table-cell office:value-type="float" office:value="1151511" calcext:value-type="float">
            <text:p>1151511</text:p>
          </table:table-cell>
          <table:table-cell office:value-type="float" office:value="256058" calcext:value-type="float">
            <text:p>256058</text:p>
          </table:table-cell>
          <table:table-cell office:value-type="float" office:value="465.832" calcext:value-type="float">
            <text:p>465.832</text:p>
          </table:table-cell>
          <table:table-cell office:value-type="float" office:value="2.824" calcext:value-type="float">
            <text:p>2.824</text:p>
          </table:table-cell>
          <table:table-cell office:value-type="float" office:value="2.805" calcext:value-type="float">
            <text:p>2.805</text:p>
          </table:table-cell>
        </table:table-row>
        <table:table-row table:style-name="ro1">
          <table:table-cell office:value-type="string" calcext:value-type="string">
            <text:p>u-ch427-n1280-x-01</text:p>
          </table:table-cell>
          <table:table-cell office:value-type="float" office:value="3122.55" calcext:value-type="float">
            <text:p>3122.55</text:p>
          </table:table-cell>
          <table:table-cell/>
          <table:table-cell office:value-type="float" office:value="3122.55" calcext:value-type="float">
            <text:p>3122.55</text:p>
          </table:table-cell>
          <table:table-cell office:value-type="float" office:value="2879.76" calcext:value-type="float">
            <text:p>2879.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27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41:06Z</text:p>
          </table:table-cell>
          <table:table-cell office:value-type="string" calcext:value-type="string">
            <text:p>SUCCEEDED</text:p>
          </table:table-cell>
          <table:table-cell office:value-type="float" office:value="1151512" calcext:value-type="float">
            <text:p>1151512</text:p>
          </table:table-cell>
          <table:table-cell office:value-type="float" office:value="147798" calcext:value-type="float">
            <text:p>147798</text:p>
          </table:table-cell>
          <table:table-cell office:value-type="float" office:value="483.898" calcext:value-type="float">
            <text:p>483.898</text:p>
          </table:table-cell>
          <table:table-cell office:value-type="float" office:value="3.394" calcext:value-type="float">
            <text:p>3.394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 office:value-type="string" calcext:value-type="string">
            <text:p>u-ch427-n1280-x-02</text:p>
          </table:table-cell>
          <table:table-cell office:value-type="float" office:value="3772.87" calcext:value-type="float">
            <text:p>3772.87</text:p>
          </table:table-cell>
          <table:table-cell/>
          <table:table-cell office:value-type="float" office:value="3772.87" calcext:value-type="float">
            <text:p>3772.87</text:p>
          </table:table-cell>
          <table:table-cell office:value-type="float" office:value="4397.41" calcext:value-type="float">
            <text:p>4397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41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51:54Z</text:p>
          </table:table-cell>
          <table:table-cell office:value-type="string" calcext:value-type="string">
            <text:p>SUCCEEDED</text:p>
          </table:table-cell>
          <table:table-cell office:value-type="float" office:value="1151517" calcext:value-type="float">
            <text:p>1151517</text:p>
          </table:table-cell>
          <table:table-cell office:value-type="float" office:value="128831" calcext:value-type="float">
            <text:p>128831</text:p>
          </table:table-cell>
          <table:table-cell office:value-type="float" office:value="462.295" calcext:value-type="float">
            <text:p>462.295</text:p>
          </table:table-cell>
          <table:table-cell office:value-type="float" office:value="4.591" calcext:value-type="float">
            <text:p>4.591</text:p>
          </table:table-cell>
          <table:table-cell office:value-type="float" office:value="4.449" calcext:value-type="float">
            <text:p>4.449</text:p>
          </table:table-cell>
        </table:table-row>
        <table:table-row table:style-name="ro1">
          <table:table-cell office:value-type="string" calcext:value-type="string">
            <text:p>u-ch427-n1280-x-03</text:p>
          </table:table-cell>
          <table:table-cell office:value-type="float" office:value="3473.54" calcext:value-type="float">
            <text:p>3473.54</text:p>
          </table:table-cell>
          <table:table-cell/>
          <table:table-cell office:value-type="float" office:value="3473.54" calcext:value-type="float">
            <text:p>3473.54</text:p>
          </table:table-cell>
          <table:table-cell office:value-type="float" office:value="2986.7" calcext:value-type="float">
            <text:p>2986.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56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47:18Z</text:p>
          </table:table-cell>
          <table:table-cell office:value-type="string" calcext:value-type="string">
            <text:p>SUCCEEDED</text:p>
          </table:table-cell>
          <table:table-cell office:value-type="float" office:value="1151520" calcext:value-type="float">
            <text:p>1151520</text:p>
          </table:table-cell>
          <table:table-cell office:value-type="float" office:value="63733" calcext:value-type="float">
            <text:p>63733</text:p>
          </table:table-cell>
          <table:table-cell office:value-type="float" office:value="502.9" calcext:value-type="float">
            <text:p>502.9</text:p>
          </table:table-cell>
          <table:table-cell office:value-type="float" office:value="4.173" calcext:value-type="float">
            <text:p>4.173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string" calcext:value-type="string">
            <text:p>u-ch427-n1280-x-04</text:p>
          </table:table-cell>
          <table:table-cell office:value-type="float" office:value="4034.67" calcext:value-type="float">
            <text:p>4034.67</text:p>
          </table:table-cell>
          <table:table-cell/>
          <table:table-cell office:value-type="float" office:value="4034.67" calcext:value-type="float">
            <text:p>4034.67</text:p>
          </table:table-cell>
          <table:table-cell office:value-type="float" office:value="3824.22" calcext:value-type="float">
            <text:p>3824.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6:00:35Z</text:p>
          </table:table-cell>
          <table:table-cell office:value-type="string" calcext:value-type="string">
            <text:p>2022-02-24T17:23:33Z</text:p>
          </table:table-cell>
          <table:table-cell office:value-type="string" calcext:value-type="string">
            <text:p>2022-02-24T18:32:03Z</text:p>
          </table:table-cell>
          <table:table-cell office:value-type="string" calcext:value-type="string">
            <text:p>SUCCEEDED</text:p>
          </table:table-cell>
          <table:table-cell office:value-type="float" office:value="1154204" calcext:value-type="float">
            <text:p>1154204</text:p>
          </table:table-cell>
          <table:table-cell office:value-type="float" office:value="11994" calcext:value-type="float">
            <text:p>11994</text:p>
          </table:table-cell>
          <table:table-cell office:value-type="float" office:value="468.936" calcext:value-type="float">
            <text:p>468.936</text:p>
          </table:table-cell>
          <table:table-cell office:value-type="float" office:value="4.977" calcext:value-type="float">
            <text:p>4.977</text:p>
          </table:table-cell>
          <table:table-cell office:value-type="float" office:value="5.468" calcext:value-type="float">
            <text:p>5.468</text:p>
          </table:table-cell>
        </table:table-row>
        <table:table-row table:style-name="ro1">
          <table:table-cell office:value-type="string" calcext:value-type="string">
            <text:p>u-ch427-n1280-x-05</text:p>
          </table:table-cell>
          <table:table-cell office:value-type="float" office:value="3023.99" calcext:value-type="float">
            <text:p>3023.99</text:p>
          </table:table-cell>
          <table:table-cell/>
          <table:table-cell office:value-type="float" office:value="3023.99" calcext:value-type="float">
            <text:p>3023.99</text:p>
          </table:table-cell>
          <table:table-cell office:value-type="float" office:value="3745.54" calcext:value-type="float">
            <text:p>3745.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29Z</text:p>
          </table:table-cell>
          <table:table-cell office:value-type="string" calcext:value-type="string">
            <text:p>2022-02-24T03:50:30Z</text:p>
          </table:table-cell>
          <table:table-cell office:value-type="string" calcext:value-type="string">
            <text:p>2022-02-24T04:42:18Z</text:p>
          </table:table-cell>
          <table:table-cell office:value-type="string" calcext:value-type="string">
            <text:p>SUCCEEDED</text:p>
          </table:table-cell>
          <table:table-cell office:value-type="float" office:value="1151524" calcext:value-type="float">
            <text:p>1151524</text:p>
          </table:table-cell>
          <table:table-cell office:value-type="float" office:value="262089" calcext:value-type="float">
            <text:p>262089</text:p>
          </table:table-cell>
          <table:table-cell office:value-type="float" office:value="466.125" calcext:value-type="float">
            <text:p>466.125</text:p>
          </table:table-cell>
          <table:table-cell office:value-type="float" office:value="3.626" calcext:value-type="float">
            <text:p>3.626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string" calcext:value-type="string">
            <text:p>u-ch427-n1280-x-06</text:p>
          </table:table-cell>
          <table:table-cell office:value-type="float" office:value="3199.98" calcext:value-type="float">
            <text:p>3199.98</text:p>
          </table:table-cell>
          <table:table-cell/>
          <table:table-cell office:value-type="float" office:value="3199.98" calcext:value-type="float">
            <text:p>3199.98</text:p>
          </table:table-cell>
          <table:table-cell office:value-type="float" office:value="2695.58" calcext:value-type="float">
            <text:p>2695.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41Z</text:p>
          </table:table-cell>
          <table:table-cell office:value-type="string" calcext:value-type="string">
            <text:p>2022-02-24T04:04:55Z</text:p>
          </table:table-cell>
          <table:table-cell office:value-type="string" calcext:value-type="string">
            <text:p>2022-02-24T04:59:33Z</text:p>
          </table:table-cell>
          <table:table-cell office:value-type="string" calcext:value-type="string">
            <text:p>SUCCEEDED</text:p>
          </table:table-cell>
          <table:table-cell office:value-type="float" office:value="1151525" calcext:value-type="float">
            <text:p>1151525</text:p>
          </table:table-cell>
          <table:table-cell office:value-type="float" office:value="43301" calcext:value-type="float">
            <text:p>43301</text:p>
          </table:table-cell>
          <table:table-cell office:value-type="float" office:value="483.34" calcext:value-type="float">
            <text:p>483.34</text:p>
          </table:table-cell>
          <table:table-cell office:value-type="float" office:value="3.808" calcext:value-type="float">
            <text:p>3.808</text:p>
          </table:table-cell>
          <table:table-cell office:value-type="float" office:value="3.799" calcext:value-type="float">
            <text:p>3.799</text:p>
          </table:table-cell>
        </table:table-row>
        <table:table-row table:style-name="ro1">
          <table:table-cell office:value-type="string" calcext:value-type="string">
            <text:p>u-ch427-n1280-x-07</text:p>
          </table:table-cell>
          <table:table-cell office:value-type="float" office:value="3726.74" calcext:value-type="float">
            <text:p>3726.74</text:p>
          </table:table-cell>
          <table:table-cell/>
          <table:table-cell office:value-type="float" office:value="3726.74" calcext:value-type="float">
            <text:p>3726.74</text:p>
          </table:table-cell>
          <table:table-cell office:value-type="float" office:value="3348.01" calcext:value-type="float">
            <text:p>3348.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55Z</text:p>
          </table:table-cell>
          <table:table-cell office:value-type="string" calcext:value-type="string">
            <text:p>2022-02-24T04:05:34Z</text:p>
          </table:table-cell>
          <table:table-cell office:value-type="string" calcext:value-type="string">
            <text:p>2022-02-24T05:09:27Z</text:p>
          </table:table-cell>
          <table:table-cell office:value-type="string" calcext:value-type="string">
            <text:p>SUCCEEDED</text:p>
          </table:table-cell>
          <table:table-cell office:value-type="float" office:value="1151526" calcext:value-type="float">
            <text:p>1151526</text:p>
          </table:table-cell>
          <table:table-cell office:value-type="float" office:value="117514" calcext:value-type="float">
            <text:p>117514</text:p>
          </table:table-cell>
          <table:table-cell office:value-type="float" office:value="477.651" calcext:value-type="float">
            <text:p>477.651</text:p>
          </table:table-cell>
          <table:table-cell office:value-type="float" office:value="3.823" calcext:value-type="float">
            <text:p>3.823</text:p>
          </table:table-cell>
          <table:table-cell office:value-type="float" office:value="3.807" calcext:value-type="float">
            <text:p>3.807</text:p>
          </table:table-cell>
        </table:table-row>
        <table:table-row table:style-name="ro1">
          <table:table-cell office:value-type="string" calcext:value-type="string">
            <text:p>u-ch427-n1280-x-08</text:p>
          </table:table-cell>
          <table:table-cell office:value-type="float" office:value="3340.86" calcext:value-type="float">
            <text:p>3340.86</text:p>
          </table:table-cell>
          <table:table-cell/>
          <table:table-cell office:value-type="float" office:value="3340.86" calcext:value-type="float">
            <text:p>3340.86</text:p>
          </table:table-cell>
          <table:table-cell office:value-type="float" office:value="3562.79" calcext:value-type="float">
            <text:p>3562.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8:04Z</text:p>
          </table:table-cell>
          <table:table-cell office:value-type="string" calcext:value-type="string">
            <text:p>2022-02-24T04:08:17Z</text:p>
          </table:table-cell>
          <table:table-cell office:value-type="string" calcext:value-type="string">
            <text:p>2022-02-24T05:05:30Z</text:p>
          </table:table-cell>
          <table:table-cell office:value-type="string" calcext:value-type="string">
            <text:p>SUCCEEDED</text:p>
          </table:table-cell>
          <table:table-cell office:value-type="float" office:value="1151527" calcext:value-type="float">
            <text:p>1151527</text:p>
          </table:table-cell>
          <table:table-cell office:value-type="float" office:value="126653" calcext:value-type="float">
            <text:p>126653</text:p>
          </table:table-cell>
          <table:table-cell office:value-type="float" office:value="478.372" calcext:value-type="float">
            <text:p>478.372</text:p>
          </table:table-cell>
          <table:table-cell office:value-type="float" office:value="3.808" calcext:value-type="float">
            <text:p>3.808</text:p>
          </table:table-cell>
          <table:table-cell office:value-type="float" office:value="3.801" calcext:value-type="float">
            <text:p>3.801</text:p>
          </table:table-cell>
        </table:table-row>
        <table:table-row table:style-name="ro1">
          <table:table-cell office:value-type="string" calcext:value-type="string">
            <text:p>u-ch427-n1280-x-09</text:p>
          </table:table-cell>
          <table:table-cell office:value-type="float" office:value="3298.1" calcext:value-type="float">
            <text:p>3298.1</text:p>
          </table:table-cell>
          <table:table-cell/>
          <table:table-cell office:value-type="float" office:value="3298.1" calcext:value-type="float">
            <text:p>3298.1</text:p>
          </table:table-cell>
          <table:table-cell office:value-type="float" office:value="2867.62" calcext:value-type="float">
            <text:p>2867.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8:21Z</text:p>
          </table:table-cell>
          <table:table-cell office:value-type="string" calcext:value-type="string">
            <text:p>2022-02-24T04:11:01Z</text:p>
          </table:table-cell>
          <table:table-cell office:value-type="string" calcext:value-type="string">
            <text:p>2022-02-24T05:08:07Z</text:p>
          </table:table-cell>
          <table:table-cell office:value-type="string" calcext:value-type="string">
            <text:p>SUCCEEDED</text:p>
          </table:table-cell>
          <table:table-cell office:value-type="float" office:value="1151528" calcext:value-type="float">
            <text:p>1151528</text:p>
          </table:table-cell>
          <table:table-cell office:value-type="float" office:value="115183" calcext:value-type="float">
            <text:p>115183</text:p>
          </table:table-cell>
          <table:table-cell office:value-type="float" office:value="468.246" calcext:value-type="float">
            <text:p>468.246</text:p>
          </table:table-cell>
          <table:table-cell office:value-type="float" office:value="3.793" calcext:value-type="float">
            <text:p>3.793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u-ch427-n1280-x5-00</text:p>
          </table:table-cell>
          <table:table-cell office:value-type="float" office:value="3243.37" calcext:value-type="float">
            <text:p>3243.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6:51Z</text:p>
          </table:table-cell>
          <table:table-cell office:value-type="string" calcext:value-type="string">
            <text:p>2022-02-24T05:02:54Z</text:p>
          </table:table-cell>
          <table:table-cell office:value-type="string" calcext:value-type="string">
            <text:p>2022-02-24T05:58:30Z</text:p>
          </table:table-cell>
          <table:table-cell office:value-type="string" calcext:value-type="string">
            <text:p>SUCCEEDED</text:p>
          </table:table-cell>
          <table:table-cell office:value-type="float" office:value="1151634" calcext:value-type="float">
            <text:p>1151634</text:p>
          </table:table-cell>
          <table:table-cell office:value-type="float" office:value="36602" calcext:value-type="float">
            <text:p>36602</text:p>
          </table:table-cell>
          <table:table-cell office:value-type="float" office:value="479.786" calcext:value-type="float">
            <text:p>479.786</text:p>
          </table:table-cell>
          <table:table-cell office:value-type="float" office:value="3.813" calcext:value-type="float">
            <text:p>3.813</text:p>
          </table:table-cell>
          <table:table-cell office:value-type="float" office:value="3.812" calcext:value-type="float">
            <text:p>3.812</text:p>
          </table:table-cell>
        </table:table-row>
        <table:table-row table:style-name="ro1">
          <table:table-cell office:value-type="string" calcext:value-type="string">
            <text:p>u-ch427-n1280-x5-01</text:p>
          </table:table-cell>
          <table:table-cell office:value-type="float" office:value="2879.76" calcext:value-type="float">
            <text:p>2879.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1:48Z</text:p>
          </table:table-cell>
          <table:table-cell office:value-type="string" calcext:value-type="string">
            <text:p>2022-02-24T18:16:32Z</text:p>
          </table:table-cell>
          <table:table-cell office:value-type="string" calcext:value-type="string">
            <text:p>2022-02-24T19:05:49Z</text:p>
          </table:table-cell>
          <table:table-cell office:value-type="string" calcext:value-type="string">
            <text:p>SUCCEEDED</text:p>
          </table:table-cell>
          <table:table-cell office:value-type="float" office:value="1154693" calcext:value-type="float">
            <text:p>1154693</text:p>
          </table:table-cell>
          <table:table-cell office:value-type="float" office:value="190038" calcext:value-type="float">
            <text:p>190038</text:p>
          </table:table-cell>
          <table:table-cell office:value-type="float" office:value="481.71" calcext:value-type="float">
            <text:p>481.71</text:p>
          </table:table-cell>
          <table:table-cell office:value-type="float" office:value="3.643" calcext:value-type="float">
            <text:p>3.643</text:p>
          </table:table-cell>
          <table:table-cell office:value-type="float" office:value="3.424" calcext:value-type="float">
            <text:p>3.424</text:p>
          </table:table-cell>
        </table:table-row>
        <table:table-row table:style-name="ro1">
          <table:table-cell office:value-type="string" calcext:value-type="string">
            <text:p>u-ch427-n1280-x5-02</text:p>
          </table:table-cell>
          <table:table-cell office:value-type="float" office:value="4397.41" calcext:value-type="float">
            <text:p>4397.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7:27Z</text:p>
          </table:table-cell>
          <table:table-cell office:value-type="string" calcext:value-type="string">
            <text:p>2022-02-24T05:03:28Z</text:p>
          </table:table-cell>
          <table:table-cell office:value-type="string" calcext:value-type="string">
            <text:p>2022-02-24T06:18:01Z</text:p>
          </table:table-cell>
          <table:table-cell office:value-type="string" calcext:value-type="string">
            <text:p>SUCCEEDED</text:p>
          </table:table-cell>
          <table:table-cell office:value-type="float" office:value="1151644" calcext:value-type="float">
            <text:p>1151644</text:p>
          </table:table-cell>
          <table:table-cell office:value-type="float" office:value="75331" calcext:value-type="float">
            <text:p>75331</text:p>
          </table:table-cell>
          <table:table-cell office:value-type="float" office:value="459.271" calcext:value-type="float">
            <text:p>459.271</text:p>
          </table:table-cell>
          <table:table-cell office:value-type="float" office:value="4.751" calcext:value-type="float">
            <text:p>4.751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u-ch427-n1280-x5-03</text:p>
          </table:table-cell>
          <table:table-cell office:value-type="float" office:value="2986.7" calcext:value-type="float">
            <text:p>2986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7:41Z</text:p>
          </table:table-cell>
          <table:table-cell office:value-type="string" calcext:value-type="string">
            <text:p>2022-02-24T05:07:20Z</text:p>
          </table:table-cell>
          <table:table-cell office:value-type="string" calcext:value-type="string">
            <text:p>2022-02-24T05:58:30Z</text:p>
          </table:table-cell>
          <table:table-cell office:value-type="string" calcext:value-type="string">
            <text:p>SUCCEEDED</text:p>
          </table:table-cell>
          <table:table-cell office:value-type="float" office:value="1151645" calcext:value-type="float">
            <text:p>1151645</text:p>
          </table:table-cell>
          <table:table-cell office:value-type="float" office:value="22222" calcext:value-type="float">
            <text:p>22222</text:p>
          </table:table-cell>
          <table:table-cell office:value-type="float" office:value="541.013" calcext:value-type="float">
            <text:p>541.013</text:p>
          </table:table-cell>
          <table:table-cell office:value-type="float" office:value="4.228" calcext:value-type="float">
            <text:p>4.228</text:p>
          </table:table-cell>
          <table:table-cell office:value-type="float" office:value="4.611" calcext:value-type="float">
            <text:p>4.611</text:p>
          </table:table-cell>
        </table:table-row>
        <table:table-row table:style-name="ro1">
          <table:table-cell office:value-type="string" calcext:value-type="string">
            <text:p>u-ch427-n1280-x5-04</text:p>
          </table:table-cell>
          <table:table-cell office:value-type="float" office:value="3824.22" calcext:value-type="float">
            <text:p>3824.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8:03Z</text:p>
          </table:table-cell>
          <table:table-cell office:value-type="string" calcext:value-type="string">
            <text:p>2022-02-24T05:06:41Z</text:p>
          </table:table-cell>
          <table:table-cell office:value-type="string" calcext:value-type="string">
            <text:p>2022-02-24T06:12:11Z</text:p>
          </table:table-cell>
          <table:table-cell office:value-type="string" calcext:value-type="string">
            <text:p>SUCCEEDED</text:p>
          </table:table-cell>
          <table:table-cell office:value-type="float" office:value="1151646" calcext:value-type="float">
            <text:p>1151646</text:p>
          </table:table-cell>
          <table:table-cell office:value-type="float" office:value="149843" calcext:value-type="float">
            <text:p>149843</text:p>
          </table:table-cell>
          <table:table-cell office:value-type="float" office:value="452.008" calcext:value-type="float">
            <text:p>452.008</text:p>
          </table:table-cell>
          <table:table-cell office:value-type="float" office:value="5.608" calcext:value-type="float">
            <text:p>5.608</text:p>
          </table:table-cell>
          <table:table-cell office:value-type="float" office:value="15.017" calcext:value-type="float">
            <text:p>15.017</text:p>
          </table:table-cell>
        </table:table-row>
        <table:table-row table:style-name="ro1">
          <table:table-cell office:value-type="string" calcext:value-type="string">
            <text:p>u-ch427-n1280-x5-05</text:p>
          </table:table-cell>
          <table:table-cell office:value-type="float" office:value="3745.54" calcext:value-type="float">
            <text:p>3745.5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8:18Z</text:p>
          </table:table-cell>
          <table:table-cell office:value-type="string" calcext:value-type="string">
            <text:p>2022-02-24T05:09:09Z</text:p>
          </table:table-cell>
          <table:table-cell office:value-type="string" calcext:value-type="string">
            <text:p>2022-02-24T06:12:54Z</text:p>
          </table:table-cell>
          <table:table-cell office:value-type="string" calcext:value-type="string">
            <text:p>SUCCEEDED</text:p>
          </table:table-cell>
          <table:table-cell office:value-type="float" office:value="1151647" calcext:value-type="float">
            <text:p>1151647</text:p>
          </table:table-cell>
          <table:table-cell office:value-type="float" office:value="105315" calcext:value-type="float">
            <text:p>105315</text:p>
          </table:table-cell>
          <table:table-cell office:value-type="float" office:value="462.387" calcext:value-type="float">
            <text:p>462.387</text:p>
          </table:table-cell>
          <table:table-cell office:value-type="float" office:value="4.733" calcext:value-type="float">
            <text:p>4.733</text:p>
          </table:table-cell>
          <table:table-cell office:value-type="float" office:value="4.748" calcext:value-type="float">
            <text:p>4.748</text:p>
          </table:table-cell>
        </table:table-row>
        <table:table-row table:style-name="ro1">
          <table:table-cell office:value-type="string" calcext:value-type="string">
            <text:p>u-ch427-n1280-x5-06</text:p>
          </table:table-cell>
          <table:table-cell office:value-type="float" office:value="2695.58" calcext:value-type="float">
            <text:p>2695.5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2:07Z</text:p>
          </table:table-cell>
          <table:table-cell office:value-type="string" calcext:value-type="string">
            <text:p>2022-02-24T18:17:33Z</text:p>
          </table:table-cell>
          <table:table-cell office:value-type="string" calcext:value-type="string">
            <text:p>2022-02-24T19:03:46Z</text:p>
          </table:table-cell>
          <table:table-cell office:value-type="string" calcext:value-type="string">
            <text:p>SUCCEEDED</text:p>
          </table:table-cell>
          <table:table-cell office:value-type="float" office:value="1154695" calcext:value-type="float">
            <text:p>1154695</text:p>
          </table:table-cell>
          <table:table-cell office:value-type="float" office:value="75328" calcext:value-type="float">
            <text:p>75328</text:p>
          </table:table-cell>
          <table:table-cell office:value-type="float" office:value="497.882" calcext:value-type="float">
            <text:p>497.882</text:p>
          </table:table-cell>
          <table:table-cell office:value-type="float" office:value="3.615" calcext:value-type="float">
            <text:p>3.615</text:p>
          </table:table-cell>
          <table:table-cell office:value-type="float" office:value="3.074" calcext:value-type="float">
            <text:p>3.074</text:p>
          </table:table-cell>
        </table:table-row>
        <table:table-row table:style-name="ro1">
          <table:table-cell office:value-type="string" calcext:value-type="string">
            <text:p>u-ch427-n1280-x5-07</text:p>
          </table:table-cell>
          <table:table-cell office:value-type="float" office:value="3348.01" calcext:value-type="float">
            <text:p>3348.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9:02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18:54Z</text:p>
          </table:table-cell>
          <table:table-cell office:value-type="string" calcext:value-type="string">
            <text:p>SUCCEEDED</text:p>
          </table:table-cell>
          <table:table-cell office:value-type="float" office:value="1151651" calcext:value-type="float">
            <text:p>1151651</text:p>
          </table:table-cell>
          <table:table-cell office:value-type="float" office:value="133378" calcext:value-type="float">
            <text:p>133378</text:p>
          </table:table-cell>
          <table:table-cell office:value-type="float" office:value="479.371" calcext:value-type="float">
            <text:p>479.371</text:p>
          </table:table-cell>
          <table:table-cell office:value-type="float" office:value="4.036" calcext:value-type="float">
            <text:p>4.036</text:p>
          </table:table-cell>
          <table:table-cell office:value-type="float" office:value="3.784" calcext:value-type="float">
            <text:p>3.784</text:p>
          </table:table-cell>
        </table:table-row>
        <table:table-row table:style-name="ro1">
          <table:table-cell office:value-type="string" calcext:value-type="string">
            <text:p>u-ch427-n1280-x5-08</text:p>
          </table:table-cell>
          <table:table-cell office:value-type="float" office:value="3562.79" calcext:value-type="float">
            <text:p>3562.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2:05:21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22:16Z</text:p>
          </table:table-cell>
          <table:table-cell office:value-type="string" calcext:value-type="string">
            <text:p>SUCCEEDED</text:p>
          </table:table-cell>
          <table:table-cell office:value-type="float" office:value="1151654" calcext:value-type="float">
            <text:p>1151654</text:p>
          </table:table-cell>
          <table:table-cell office:value-type="float" office:value="49628" calcext:value-type="float">
            <text:p>49628</text:p>
          </table:table-cell>
          <table:table-cell office:value-type="float" office:value="460.522" calcext:value-type="float">
            <text:p>460.522</text:p>
          </table:table-cell>
          <table:table-cell office:value-type="float" office:value="4.982" calcext:value-type="float">
            <text:p>4.982</text:p>
          </table:table-cell>
          <table:table-cell office:value-type="float" office:value="4.651" calcext:value-type="float">
            <text:p>4.651</text:p>
          </table:table-cell>
        </table:table-row>
        <table:table-row table:style-name="ro1">
          <table:table-cell office:value-type="string" calcext:value-type="string">
            <text:p>u-ch427-n1280-x5-09</text:p>
          </table:table-cell>
          <table:table-cell office:value-type="float" office:value="2867.62" calcext:value-type="float">
            <text:p>2867.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2:40:48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11:14Z</text:p>
          </table:table-cell>
          <table:table-cell office:value-type="string" calcext:value-type="string">
            <text:p>SUCCEEDED</text:p>
          </table:table-cell>
          <table:table-cell office:value-type="float" office:value="1151696" calcext:value-type="float">
            <text:p>1151696</text:p>
          </table:table-cell>
          <table:table-cell office:value-type="float" office:value="262128" calcext:value-type="float">
            <text:p>262128</text:p>
          </table:table-cell>
          <table:table-cell office:value-type="float" office:value="485.433" calcext:value-type="float">
            <text:p>485.433</text:p>
          </table:table-cell>
          <table:table-cell office:value-type="float" office:value="3.266" calcext:value-type="float">
            <text:p>3.266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string" calcext:value-type="string">
            <text:p>u-ch427-n1280-x5-ms-00</text:p>
          </table:table-cell>
          <table:table-cell table:number-columns-repeated="2"/>
          <table:table-cell office:value-type="float" office:value="3671.44" calcext:value-type="float">
            <text:p>3671.44</text:p>
          </table:table-cell>
          <table:table-cell office:value-type="float" office:value="3231.31" calcext:value-type="float">
            <text:p>323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3:50Z</text:p>
          </table:table-cell>
          <table:table-cell table:number-columns-repeated="3"/>
          <table:table-cell office:value-type="float" office:value="1166558" calcext:value-type="float">
            <text:p>1166558</text:p>
          </table:table-cell>
          <table:table-cell/>
          <table:table-cell office:value-type="float" office:value="456.135" calcext:value-type="float">
            <text:p>456.135</text:p>
          </table:table-cell>
          <table:table-cell office:value-type="float" office:value="4.845" calcext:value-type="float">
            <text:p>4.845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u-ch427-n1280-x5-ms-01</text:p>
          </table:table-cell>
          <table:table-cell table:number-columns-repeated="2"/>
          <table:table-cell office:value-type="float" office:value="3573.88" calcext:value-type="float">
            <text:p>3573.88</text:p>
          </table:table-cell>
          <table:table-cell office:value-type="float" office:value="3579.15" calcext:value-type="float">
            <text:p>357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01Z</text:p>
          </table:table-cell>
          <table:table-cell table:number-columns-repeated="3"/>
          <table:table-cell office:value-type="float" office:value="1166560" calcext:value-type="float">
            <text:p>1166560</text:p>
          </table:table-cell>
          <table:table-cell/>
          <table:table-cell office:value-type="float" office:value="483.21" calcext:value-type="float">
            <text:p>483.21</text:p>
          </table:table-cell>
          <table:table-cell office:value-type="float" office:value="6.015" calcext:value-type="float">
            <text:p>6.015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1">
          <table:table-cell office:value-type="string" calcext:value-type="string">
            <text:p>u-ch427-n1280-x5-ms-02</text:p>
          </table:table-cell>
          <table:table-cell table:number-columns-repeated="2"/>
          <table:table-cell office:value-type="float" office:value="3977.56" calcext:value-type="float">
            <text:p>3977.56</text:p>
          </table:table-cell>
          <table:table-cell office:value-type="float" office:value="3918.26" calcext:value-type="float">
            <text:p>3918.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15Z</text:p>
          </table:table-cell>
          <table:table-cell table:number-columns-repeated="3"/>
          <table:table-cell office:value-type="float" office:value="1166562" calcext:value-type="float">
            <text:p>1166562</text:p>
          </table:table-cell>
          <table:table-cell/>
          <table:table-cell office:value-type="float" office:value="493.478" calcext:value-type="float">
            <text:p>493.478</text:p>
          </table:table-cell>
          <table:table-cell office:value-type="float" office:value="4.342" calcext:value-type="float">
            <text:p>4.342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u-ch427-n1280-x5-ms-03</text:p>
          </table:table-cell>
          <table:table-cell table:number-columns-repeated="2"/>
          <table:table-cell office:value-type="float" office:value="3682.49" calcext:value-type="float">
            <text:p>3682.49</text:p>
          </table:table-cell>
          <table:table-cell office:value-type="float" office:value="3435.85" calcext:value-type="float">
            <text:p>3435.8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29Z</text:p>
          </table:table-cell>
          <table:table-cell table:number-columns-repeated="3"/>
          <table:table-cell office:value-type="float" office:value="1166564" calcext:value-type="float">
            <text:p>1166564</text:p>
          </table:table-cell>
          <table:table-cell/>
          <table:table-cell office:value-type="float" office:value="487.593" calcext:value-type="float">
            <text:p>487.593</text:p>
          </table:table-cell>
          <table:table-cell office:value-type="float" office:value="4.361" calcext:value-type="float">
            <text:p>4.361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u-ch427-n1280-x5-ms-04</text:p>
          </table:table-cell>
          <table:table-cell table:number-columns-repeated="2"/>
          <table:table-cell office:value-type="float" office:value="4371.42" calcext:value-type="float">
            <text:p>4371.42</text:p>
          </table:table-cell>
          <table:table-cell office:value-type="float" office:value="3592.42" calcext:value-type="float">
            <text:p>3592.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43Z</text:p>
          </table:table-cell>
          <table:table-cell table:number-columns-repeated="3"/>
          <table:table-cell office:value-type="float" office:value="1166566" calcext:value-type="float">
            <text:p>1166566</text:p>
          </table:table-cell>
          <table:table-cell/>
          <table:table-cell office:value-type="float" office:value="487.465" calcext:value-type="float">
            <text:p>487.465</text:p>
          </table:table-cell>
          <table:table-cell office:value-type="float" office:value="4.294" calcext:value-type="float">
            <text:p>4.294</text:p>
          </table:table-cell>
          <table:table-cell office:value-type="float" office:value="4.316" calcext:value-type="float">
            <text:p>4.316</text:p>
          </table:table-cell>
        </table:table-row>
        <table:table-row table:style-name="ro1">
          <table:table-cell office:value-type="string" calcext:value-type="string">
            <text:p>u-ch427-n1280-x5-ms-05</text:p>
          </table:table-cell>
          <table:table-cell table:number-columns-repeated="2"/>
          <table:table-cell office:value-type="float" office:value="3616.81" calcext:value-type="float">
            <text:p>3616.81</text:p>
          </table:table-cell>
          <table:table-cell office:value-type="float" office:value="3370.55" calcext:value-type="float">
            <text:p>3370.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01Z</text:p>
          </table:table-cell>
          <table:table-cell table:number-columns-repeated="3"/>
          <table:table-cell office:value-type="float" office:value="1166568" calcext:value-type="float">
            <text:p>1166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1280-x5-ms-06</text:p>
          </table:table-cell>
          <table:table-cell table:number-columns-repeated="2"/>
          <table:table-cell office:value-type="float" office:value="3593.91" calcext:value-type="float">
            <text:p>3593.91</text:p>
          </table:table-cell>
          <table:table-cell office:value-type="float" office:value="3392.6" calcext:value-type="float">
            <text:p>3392.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18Z</text:p>
          </table:table-cell>
          <table:table-cell table:number-columns-repeated="3"/>
          <table:table-cell office:value-type="float" office:value="1166570" calcext:value-type="float">
            <text:p>1166570</text:p>
          </table:table-cell>
          <table:table-cell/>
          <table:table-cell office:value-type="float" office:value="462.489" calcext:value-type="float">
            <text:p>462.489</text:p>
          </table:table-cell>
          <table:table-cell office:value-type="float" office:value="5.471" calcext:value-type="float">
            <text:p>5.471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string" calcext:value-type="string">
            <text:p>u-ch427-n1280-x5-ms-07</text:p>
          </table:table-cell>
          <table:table-cell table:number-columns-repeated="2"/>
          <table:table-cell office:value-type="float" office:value="3741.74" calcext:value-type="float">
            <text:p>3741.74</text:p>
          </table:table-cell>
          <table:table-cell office:value-type="float" office:value="3408.03" calcext:value-type="float">
            <text:p>3408.0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38Z</text:p>
          </table:table-cell>
          <table:table-cell table:number-columns-repeated="3"/>
          <table:table-cell office:value-type="float" office:value="1166573" calcext:value-type="float">
            <text:p>1166573</text:p>
          </table:table-cell>
          <table:table-cell/>
          <table:table-cell office:value-type="float" office:value="458.071" calcext:value-type="float">
            <text:p>458.071</text:p>
          </table:table-cell>
          <table:table-cell office:value-type="float" office:value="18.915" calcext:value-type="float">
            <text:p>18.915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string" calcext:value-type="string">
            <text:p>u-ch427-n1280-x5-ms-08</text:p>
          </table:table-cell>
          <table:table-cell table:number-columns-repeated="2"/>
          <table:table-cell office:value-type="float" office:value="3661.52" calcext:value-type="float">
            <text:p>3661.52</text:p>
          </table:table-cell>
          <table:table-cell office:value-type="float" office:value="3831.66" calcext:value-type="float">
            <text:p>3831.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53Z</text:p>
          </table:table-cell>
          <table:table-cell table:number-columns-repeated="3"/>
          <table:table-cell office:value-type="float" office:value="1166577" calcext:value-type="float">
            <text:p>1166577</text:p>
          </table:table-cell>
          <table:table-cell/>
          <table:table-cell office:value-type="float" office:value="485.896" calcext:value-type="float">
            <text:p>485.896</text:p>
          </table:table-cell>
          <table:table-cell office:value-type="float" office:value="5.717" calcext:value-type="float">
            <text:p>5.717</text:p>
          </table:table-cell>
          <table:table-cell office:value-type="float" office:value="5.729" calcext:value-type="float">
            <text:p>5.729</text:p>
          </table:table-cell>
        </table:table-row>
        <table:table-row table:style-name="ro1">
          <table:table-cell office:value-type="string" calcext:value-type="string">
            <text:p>u-ch427-n1280-x5-ms-09</text:p>
          </table:table-cell>
          <table:table-cell table:number-columns-repeated="2"/>
          <table:table-cell office:value-type="float" office:value="4421.55" calcext:value-type="float">
            <text:p>4421.55</text:p>
          </table:table-cell>
          <table:table-cell office:value-type="float" office:value="3891.98" calcext:value-type="float">
            <text:p>3891.9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6:07Z</text:p>
          </table:table-cell>
          <table:table-cell table:number-columns-repeated="3"/>
          <table:table-cell office:value-type="float" office:value="1166579" calcext:value-type="float">
            <text:p>1166579</text:p>
          </table:table-cell>
          <table:table-cell/>
          <table:table-cell office:value-type="float" office:value="464.654" calcext:value-type="float">
            <text:p>464.654</text:p>
          </table:table-cell>
          <table:table-cell office:value-type="float" office:value="4.949" calcext:value-type="float">
            <text:p>4.949</text:p>
          </table:table-cell>
          <table:table-cell office:value-type="float" office:value="4.729" calcext:value-type="float">
            <text:p>4.729</text:p>
          </table:table-cell>
        </table:table-row>
        <table:table-row table:style-name="ro1">
          <table:table-cell office:value-type="string" calcext:value-type="string">
            <text:p>u-ch427-n1280-x5-orig-00</text:p>
          </table:table-cell>
          <table:table-cell office:value-type="float" office:value="3682.64" calcext:value-type="float">
            <text:p>3682.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7Z</text:p>
          </table:table-cell>
          <table:table-cell office:value-type="string" calcext:value-type="string">
            <text:p>2022-02-24T18:19:33Z</text:p>
          </table:table-cell>
          <table:table-cell office:value-type="string" calcext:value-type="string">
            <text:p>2022-02-24T19:23:45Z</text:p>
          </table:table-cell>
          <table:table-cell office:value-type="string" calcext:value-type="string">
            <text:p>SUCCEEDED</text:p>
          </table:table-cell>
          <table:table-cell office:value-type="float" office:value="1154721" calcext:value-type="float">
            <text:p>1154721</text:p>
          </table:table-cell>
          <table:table-cell office:value-type="float" office:value="16562" calcext:value-type="float">
            <text:p>16562</text:p>
          </table:table-cell>
          <table:table-cell office:value-type="float" office:value="461.347" calcext:value-type="float">
            <text:p>461.347</text:p>
          </table:table-cell>
          <table:table-cell office:value-type="float" office:value="12.294" calcext:value-type="float">
            <text:p>12.294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u-ch427-n1280-x5-orig-01</text:p>
          </table:table-cell>
          <table:table-cell office:value-type="float" office:value="3382.85" calcext:value-type="float">
            <text:p>3382.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0:31Z</text:p>
          </table:table-cell>
          <table:table-cell office:value-type="string" calcext:value-type="string">
            <text:p>2022-02-24T19:19:54Z</text:p>
          </table:table-cell>
          <table:table-cell office:value-type="string" calcext:value-type="string">
            <text:p>SUCCEEDED</text:p>
          </table:table-cell>
          <table:table-cell office:value-type="float" office:value="1154722" calcext:value-type="float">
            <text:p>1154722</text:p>
          </table:table-cell>
          <table:table-cell office:value-type="float" office:value="197742" calcext:value-type="float">
            <text:p>197742</text:p>
          </table:table-cell>
          <table:table-cell office:value-type="float" office:value="478.892" calcext:value-type="float">
            <text:p>478.892</text:p>
          </table:table-cell>
          <table:table-cell office:value-type="float" office:value="4.214" calcext:value-type="float">
            <text:p>4.214</text:p>
          </table:table-cell>
          <table:table-cell office:value-type="float" office:value="4.129" calcext:value-type="float">
            <text:p>4.129</text:p>
          </table:table-cell>
        </table:table-row>
        <table:table-row table:style-name="ro1">
          <table:table-cell office:value-type="string" calcext:value-type="string">
            <text:p>u-ch427-n1280-x5-orig-02</text:p>
          </table:table-cell>
          <table:table-cell office:value-type="float" office:value="2798.44" calcext:value-type="float">
            <text:p>2798.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3:33Z</text:p>
          </table:table-cell>
          <table:table-cell office:value-type="string" calcext:value-type="string">
            <text:p>2022-02-24T19:13:30Z</text:p>
          </table:table-cell>
          <table:table-cell office:value-type="string" calcext:value-type="string">
            <text:p>SUCCEEDED</text:p>
          </table:table-cell>
          <table:table-cell office:value-type="float" office:value="1154724" calcext:value-type="float">
            <text:p>1154724</text:p>
          </table:table-cell>
          <table:table-cell office:value-type="float" office:value="178132" calcext:value-type="float">
            <text:p>178132</text:p>
          </table:table-cell>
          <table:table-cell office:value-type="float" office:value="486.426" calcext:value-type="float">
            <text:p>486.426</text:p>
          </table:table-cell>
          <table:table-cell office:value-type="float" office:value="3.476" calcext:value-type="float">
            <text:p>3.476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string" calcext:value-type="string">
            <text:p>u-ch427-n1280-x5-orig-03</text:p>
          </table:table-cell>
          <table:table-cell office:value-type="float" office:value="4409.52" calcext:value-type="float">
            <text:p>4409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0:31Z</text:p>
          </table:table-cell>
          <table:table-cell office:value-type="string" calcext:value-type="string">
            <text:p>2022-02-24T19:36:52Z</text:p>
          </table:table-cell>
          <table:table-cell office:value-type="string" calcext:value-type="string">
            <text:p>SUCCEEDED</text:p>
          </table:table-cell>
          <table:table-cell office:value-type="float" office:value="1154723" calcext:value-type="float">
            <text:p>1154723</text:p>
          </table:table-cell>
          <table:table-cell office:value-type="float" office:value="215464" calcext:value-type="float">
            <text:p>215464</text:p>
          </table:table-cell>
          <table:table-cell office:value-type="float" office:value="467.94" calcext:value-type="float">
            <text:p>467.94</text:p>
          </table:table-cell>
          <table:table-cell office:value-type="float" office:value="6.208" calcext:value-type="float">
            <text:p>6.208</text:p>
          </table:table-cell>
          <table:table-cell office:value-type="float" office:value="5.997" calcext:value-type="float">
            <text:p>5.997</text:p>
          </table:table-cell>
        </table:table-row>
        <table:table-row table:style-name="ro1">
          <table:table-cell office:value-type="string" calcext:value-type="string">
            <text:p>u-ch427-n1280-x5-orig-04</text:p>
          </table:table-cell>
          <table:table-cell office:value-type="float" office:value="3356.65" calcext:value-type="float">
            <text:p>3356.6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6:32Z</text:p>
          </table:table-cell>
          <table:table-cell office:value-type="string" calcext:value-type="string">
            <text:p>2022-02-24T19:25:22Z</text:p>
          </table:table-cell>
          <table:table-cell office:value-type="string" calcext:value-type="string">
            <text:p>SUCCEEDED</text:p>
          </table:table-cell>
          <table:table-cell office:value-type="float" office:value="1154725" calcext:value-type="float">
            <text:p>1154725</text:p>
          </table:table-cell>
          <table:table-cell office:value-type="float" office:value="134065" calcext:value-type="float">
            <text:p>134065</text:p>
          </table:table-cell>
          <table:table-cell office:value-type="float" office:value="487.749" calcext:value-type="float">
            <text:p>487.749</text:p>
          </table:table-cell>
          <table:table-cell office:value-type="float" office:value="4.193" calcext:value-type="float">
            <text:p>4.193</text:p>
          </table:table-cell>
          <table:table-cell office:value-type="float" office:value="4.132" calcext:value-type="float">
            <text:p>4.132</text:p>
          </table:table-cell>
        </table:table-row>
        <table:table-row table:style-name="ro1">
          <table:table-cell office:value-type="string" calcext:value-type="string">
            <text:p>u-ch427-n1280-x5-orig-05</text:p>
          </table:table-cell>
          <table:table-cell office:value-type="float" office:value="3357.17" calcext:value-type="float">
            <text:p>3357.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9:31Z</text:p>
          </table:table-cell>
          <table:table-cell office:value-type="string" calcext:value-type="string">
            <text:p>2022-02-24T19:28:22Z</text:p>
          </table:table-cell>
          <table:table-cell office:value-type="string" calcext:value-type="string">
            <text:p>SUCCEEDED</text:p>
          </table:table-cell>
          <table:table-cell office:value-type="float" office:value="1154727" calcext:value-type="float">
            <text:p>1154727</text:p>
          </table:table-cell>
          <table:table-cell office:value-type="float" office:value="218170" calcext:value-type="float">
            <text:p>218170</text:p>
          </table:table-cell>
          <table:table-cell office:value-type="float" office:value="485.715" calcext:value-type="float">
            <text:p>485.715</text:p>
          </table:table-cell>
          <table:table-cell office:value-type="float" office:value="4.245" calcext:value-type="float">
            <text:p>4.245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 office:value-type="string" calcext:value-type="string">
            <text:p>u-ch427-n1280-x5-orig-06</text:p>
          </table:table-cell>
          <table:table-cell office:value-type="float" office:value="3400.91" calcext:value-type="float">
            <text:p>340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6:32Z</text:p>
          </table:table-cell>
          <table:table-cell office:value-type="string" calcext:value-type="string">
            <text:p>2022-02-24T19:26:28Z</text:p>
          </table:table-cell>
          <table:table-cell office:value-type="string" calcext:value-type="string">
            <text:p>SUCCEEDED</text:p>
          </table:table-cell>
          <table:table-cell office:value-type="float" office:value="1154726" calcext:value-type="float">
            <text:p>1154726</text:p>
          </table:table-cell>
          <table:table-cell office:value-type="float" office:value="177484" calcext:value-type="float">
            <text:p>177484</text:p>
          </table:table-cell>
          <table:table-cell office:value-type="float" office:value="484.322" calcext:value-type="float">
            <text:p>484.322</text:p>
          </table:table-cell>
          <table:table-cell office:value-type="float" office:value="4.136" calcext:value-type="float">
            <text:p>4.13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u-ch427-n1280-x5-orig-07</text:p>
          </table:table-cell>
          <table:table-cell office:value-type="float" office:value="3767.25" calcext:value-type="float">
            <text:p>3767.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0Z</text:p>
          </table:table-cell>
          <table:table-cell office:value-type="string" calcext:value-type="string">
            <text:p>2022-02-24T18:38:32Z</text:p>
          </table:table-cell>
          <table:table-cell office:value-type="string" calcext:value-type="string">
            <text:p>2022-02-24T19:44:25Z</text:p>
          </table:table-cell>
          <table:table-cell office:value-type="string" calcext:value-type="string">
            <text:p>SUCCEEDED</text:p>
          </table:table-cell>
          <table:table-cell office:value-type="float" office:value="1154729" calcext:value-type="float">
            <text:p>1154729</text:p>
          </table:table-cell>
          <table:table-cell office:value-type="float" office:value="108720" calcext:value-type="float">
            <text:p>108720</text:p>
          </table:table-cell>
          <table:table-cell office:value-type="float" office:value="453.82" calcext:value-type="float">
            <text:p>453.82</text:p>
          </table:table-cell>
          <table:table-cell office:value-type="float" office:value="5.231" calcext:value-type="float">
            <text:p>5.231</text:p>
          </table:table-cell>
          <table:table-cell office:value-type="float" office:value="5.164" calcext:value-type="float">
            <text:p>5.164</text:p>
          </table:table-cell>
        </table:table-row>
        <table:table-row table:style-name="ro1">
          <table:table-cell office:value-type="string" calcext:value-type="string">
            <text:p>u-ch427-n1280-x5-orig-08</text:p>
          </table:table-cell>
          <table:table-cell office:value-type="float" office:value="3758.56" calcext:value-type="float">
            <text:p>3758.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0Z</text:p>
          </table:table-cell>
          <table:table-cell office:value-type="string" calcext:value-type="string">
            <text:p>2022-02-24T18:32:31Z</text:p>
          </table:table-cell>
          <table:table-cell office:value-type="string" calcext:value-type="string">
            <text:p>2022-02-24T19:38:19Z</text:p>
          </table:table-cell>
          <table:table-cell office:value-type="string" calcext:value-type="string">
            <text:p>SUCCEEDED</text:p>
          </table:table-cell>
          <table:table-cell office:value-type="float" office:value="1154728" calcext:value-type="float">
            <text:p>1154728</text:p>
          </table:table-cell>
          <table:table-cell office:value-type="float" office:value="4311" calcext:value-type="float">
            <text:p>4311</text:p>
          </table:table-cell>
          <table:table-cell office:value-type="float" office:value="490.915" calcext:value-type="float">
            <text:p>490.915</text:p>
          </table:table-cell>
          <table:table-cell office:value-type="float" office:value="5.599" calcext:value-type="float">
            <text:p>5.599</text:p>
          </table:table-cell>
          <table:table-cell office:value-type="float" office:value="4.145" calcext:value-type="float">
            <text:p>4.145</text:p>
          </table:table-cell>
        </table:table-row>
        <table:table-row table:style-name="ro1">
          <table:table-cell office:value-type="string" calcext:value-type="string">
            <text:p>u-ch427-n1280-x5-orig-09</text:p>
          </table:table-cell>
          <table:table-cell office:value-type="float" office:value="3704.02" calcext:value-type="float">
            <text:p>3704.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1Z</text:p>
          </table:table-cell>
          <table:table-cell office:value-type="string" calcext:value-type="string">
            <text:p>2022-02-24T18:40:30Z</text:p>
          </table:table-cell>
          <table:table-cell office:value-type="string" calcext:value-type="string">
            <text:p>2022-02-24T19:45:53Z</text:p>
          </table:table-cell>
          <table:table-cell office:value-type="string" calcext:value-type="string">
            <text:p>SUCCEEDED</text:p>
          </table:table-cell>
          <table:table-cell office:value-type="float" office:value="1154730" calcext:value-type="float">
            <text:p>1154730</text:p>
          </table:table-cell>
          <table:table-cell office:value-type="float" office:value="129797" calcext:value-type="float">
            <text:p>129797</text:p>
          </table:table-cell>
          <table:table-cell office:value-type="float" office:value="468.699" calcext:value-type="float">
            <text:p>468.699</text:p>
          </table:table-cell>
          <table:table-cell office:value-type="float" office:value="5.072" calcext:value-type="float">
            <text:p>5.072</text:p>
          </table:table-cell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string" calcext:value-type="string">
            <text:p>u-ch427-n1280-x-ms-00</text:p>
          </table:table-cell>
          <table:table-cell office:value-type="float" office:value="3671.44" calcext:value-type="float">
            <text:p>3671.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07Z</text:p>
          </table:table-cell>
          <table:table-cell office:value-type="string" calcext:value-type="string">
            <text:p>2022-02-26T23:23:35Z</text:p>
          </table:table-cell>
          <table:table-cell office:value-type="string" calcext:value-type="string">
            <text:p>2022-02-27T00:28:30Z</text:p>
          </table:table-cell>
          <table:table-cell office:value-type="string" calcext:value-type="string">
            <text:p>SUCCEEDED</text:p>
          </table:table-cell>
          <table:table-cell office:value-type="float" office:value="1163668" calcext:value-type="float">
            <text:p>1163668</text:p>
          </table:table-cell>
          <table:table-cell office:value-type="float" office:value="214897" calcext:value-type="float">
            <text:p>214897</text:p>
          </table:table-cell>
          <table:table-cell office:value-type="float" office:value="478.061" calcext:value-type="float">
            <text:p>478.061</text:p>
          </table:table-cell>
          <table:table-cell office:value-type="float" office:value="5.11" calcext:value-type="float">
            <text:p>5.11</text:p>
          </table:table-cell>
          <table:table-cell office:value-type="float" office:value="4.538" calcext:value-type="float">
            <text:p>4.538</text:p>
          </table:table-cell>
        </table:table-row>
        <table:table-row table:style-name="ro1">
          <table:table-cell office:value-type="string" calcext:value-type="string">
            <text:p>u-ch427-n1280-x-ms-01</text:p>
          </table:table-cell>
          <table:table-cell office:value-type="float" office:value="3573.88" calcext:value-type="float">
            <text:p>3573.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17Z</text:p>
          </table:table-cell>
          <table:table-cell office:value-type="string" calcext:value-type="string">
            <text:p>2022-02-26T23:27:56Z</text:p>
          </table:table-cell>
          <table:table-cell office:value-type="string" calcext:value-type="string">
            <text:p>2022-02-27T00:32:43Z</text:p>
          </table:table-cell>
          <table:table-cell office:value-type="string" calcext:value-type="string">
            <text:p>SUCCEEDED</text:p>
          </table:table-cell>
          <table:table-cell office:value-type="float" office:value="1163669" calcext:value-type="float">
            <text:p>1163669</text:p>
          </table:table-cell>
          <table:table-cell office:value-type="float" office:value="243604" calcext:value-type="float">
            <text:p>243604</text:p>
          </table:table-cell>
          <table:table-cell office:value-type="float" office:value="485.899" calcext:value-type="float">
            <text:p>485.899</text:p>
          </table:table-cell>
          <table:table-cell office:value-type="float" office:value="4.188" calcext:value-type="float">
            <text:p>4.188</text:p>
          </table:table-cell>
          <table:table-cell office:value-type="float" office:value="3.873" calcext:value-type="float">
            <text:p>3.873</text:p>
          </table:table-cell>
        </table:table-row>
        <table:table-row table:style-name="ro1">
          <table:table-cell office:value-type="string" calcext:value-type="string">
            <text:p>u-ch427-n1280-x-ms-02</text:p>
          </table:table-cell>
          <table:table-cell office:value-type="float" office:value="3977.56" calcext:value-type="float">
            <text:p>3977.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27Z</text:p>
          </table:table-cell>
          <table:table-cell office:value-type="string" calcext:value-type="string">
            <text:p>2022-02-26T23:48:48Z</text:p>
          </table:table-cell>
          <table:table-cell office:value-type="string" calcext:value-type="string">
            <text:p>2022-02-27T01:00:42Z</text:p>
          </table:table-cell>
          <table:table-cell office:value-type="string" calcext:value-type="string">
            <text:p>SUCCEEDED</text:p>
          </table:table-cell>
          <table:table-cell office:value-type="float" office:value="1163670" calcext:value-type="float">
            <text:p>1163670</text:p>
          </table:table-cell>
          <table:table-cell office:value-type="float" office:value="213741" calcext:value-type="float">
            <text:p>213741</text:p>
          </table:table-cell>
          <table:table-cell office:value-type="float" office:value="478.944" calcext:value-type="float">
            <text:p>478.944</text:p>
          </table:table-cell>
          <table:table-cell office:value-type="float" office:value="5.33" calcext:value-type="float">
            <text:p>5.33</text:p>
          </table:table-cell>
          <table:table-cell office:value-type="float" office:value="5.347" calcext:value-type="float">
            <text:p>5.347</text:p>
          </table:table-cell>
        </table:table-row>
        <table:table-row table:style-name="ro1">
          <table:table-cell office:value-type="string" calcext:value-type="string">
            <text:p>u-ch427-n1280-x-ms-03</text:p>
          </table:table-cell>
          <table:table-cell office:value-type="float" office:value="3682.49" calcext:value-type="float">
            <text:p>3682.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39Z</text:p>
          </table:table-cell>
          <table:table-cell office:value-type="string" calcext:value-type="string">
            <text:p>2022-02-26T23:48:48Z</text:p>
          </table:table-cell>
          <table:table-cell office:value-type="string" calcext:value-type="string">
            <text:p>2022-02-27T00:55:53Z</text:p>
          </table:table-cell>
          <table:table-cell office:value-type="string" calcext:value-type="string">
            <text:p>SUCCEEDED</text:p>
          </table:table-cell>
          <table:table-cell office:value-type="float" office:value="1163671" calcext:value-type="float">
            <text:p>1163671</text:p>
          </table:table-cell>
          <table:table-cell office:value-type="float" office:value="76577" calcext:value-type="float">
            <text:p>76577</text:p>
          </table:table-cell>
          <table:table-cell office:value-type="float" office:value="485.492" calcext:value-type="float">
            <text:p>485.492</text:p>
          </table:table-cell>
          <table:table-cell office:value-type="float" office:value="4.366" calcext:value-type="float">
            <text:p>4.366</text:p>
          </table:table-cell>
          <table:table-cell office:value-type="float" office:value="4.142" calcext:value-type="float">
            <text:p>4.142</text:p>
          </table:table-cell>
        </table:table-row>
        <table:table-row table:style-name="ro1">
          <table:table-cell office:value-type="string" calcext:value-type="string">
            <text:p>u-ch427-n1280-x-ms-04</text:p>
          </table:table-cell>
          <table:table-cell office:value-type="float" office:value="4371.42" calcext:value-type="float">
            <text:p>4371.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45Z</text:p>
          </table:table-cell>
          <table:table-cell office:value-type="string" calcext:value-type="string">
            <text:p>2022-02-26T23:52:08Z</text:p>
          </table:table-cell>
          <table:table-cell office:value-type="string" calcext:value-type="string">
            <text:p>2022-02-27T01:10:50Z</text:p>
          </table:table-cell>
          <table:table-cell office:value-type="string" calcext:value-type="string">
            <text:p>SUCCEEDED</text:p>
          </table:table-cell>
          <table:table-cell office:value-type="float" office:value="1163672" calcext:value-type="float">
            <text:p>1163672</text:p>
          </table:table-cell>
          <table:table-cell office:value-type="float" office:value="56714" calcext:value-type="float">
            <text:p>56714</text:p>
          </table:table-cell>
          <table:table-cell office:value-type="float" office:value="466.398" calcext:value-type="float">
            <text:p>466.398</text:p>
          </table:table-cell>
          <table:table-cell office:value-type="float" office:value="5.426" calcext:value-type="float">
            <text:p>5.426</text:p>
          </table:table-cell>
          <table:table-cell office:value-type="float" office:value="6.659" calcext:value-type="float">
            <text:p>6.659</text:p>
          </table:table-cell>
        </table:table-row>
        <table:table-row table:style-name="ro1">
          <table:table-cell office:value-type="string" calcext:value-type="string">
            <text:p>u-ch427-n1280-x-ms-05</text:p>
          </table:table-cell>
          <table:table-cell office:value-type="float" office:value="3616.81" calcext:value-type="float">
            <text:p>3616.8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56Z</text:p>
          </table:table-cell>
          <table:table-cell office:value-type="string" calcext:value-type="string">
            <text:p>2022-02-26T23:52:08Z</text:p>
          </table:table-cell>
          <table:table-cell office:value-type="string" calcext:value-type="string">
            <text:p>2022-02-27T00:58:03Z</text:p>
          </table:table-cell>
          <table:table-cell office:value-type="string" calcext:value-type="string">
            <text:p>SUCCEEDED</text:p>
          </table:table-cell>
          <table:table-cell office:value-type="float" office:value="1163673" calcext:value-type="float">
            <text:p>1163673</text:p>
          </table:table-cell>
          <table:table-cell office:value-type="float" office:value="51504" calcext:value-type="float">
            <text:p>51504</text:p>
          </table:table-cell>
          <table:table-cell office:value-type="float" office:value="490.893" calcext:value-type="float">
            <text:p>490.893</text:p>
          </table:table-cell>
          <table:table-cell office:value-type="float" office:value="4.512" calcext:value-type="float">
            <text:p>4.512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string" calcext:value-type="string">
            <text:p>u-ch427-n1280-x-ms-06</text:p>
          </table:table-cell>
          <table:table-cell office:value-type="float" office:value="3593.91" calcext:value-type="float">
            <text:p>3593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4:05Z</text:p>
          </table:table-cell>
          <table:table-cell office:value-type="string" calcext:value-type="string">
            <text:p>2022-02-26T23:53:15Z</text:p>
          </table:table-cell>
          <table:table-cell office:value-type="string" calcext:value-type="string">
            <text:p>2022-02-27T00:59:10Z</text:p>
          </table:table-cell>
          <table:table-cell office:value-type="string" calcext:value-type="string">
            <text:p>SUCCEEDED</text:p>
          </table:table-cell>
          <table:table-cell office:value-type="float" office:value="1163674" calcext:value-type="float">
            <text:p>1163674</text:p>
          </table:table-cell>
          <table:table-cell office:value-type="float" office:value="143907" calcext:value-type="float">
            <text:p>143907</text:p>
          </table:table-cell>
          <table:table-cell office:value-type="float" office:value="490.398" calcext:value-type="float">
            <text:p>490.398</text:p>
          </table:table-cell>
          <table:table-cell office:value-type="float" office:value="5.783" calcext:value-type="float">
            <text:p>5.783</text:p>
          </table:table-cell>
          <table:table-cell office:value-type="float" office:value="5.059" calcext:value-type="float">
            <text:p>5.059</text:p>
          </table:table-cell>
        </table:table-row>
        <table:table-row table:style-name="ro1">
          <table:table-cell office:value-type="string" calcext:value-type="string">
            <text:p>u-ch427-n1280-x-ms-07</text:p>
          </table:table-cell>
          <table:table-cell office:value-type="float" office:value="3741.74" calcext:value-type="float">
            <text:p>3741.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00:40:32Z</text:p>
          </table:table-cell>
          <table:table-cell office:value-type="string" calcext:value-type="string">
            <text:p>2022-02-27T01:11:33Z</text:p>
          </table:table-cell>
          <table:table-cell office:value-type="string" calcext:value-type="string">
            <text:p>2022-02-27T02:20:11Z</text:p>
          </table:table-cell>
          <table:table-cell office:value-type="string" calcext:value-type="string">
            <text:p>SUCCEEDED</text:p>
          </table:table-cell>
          <table:table-cell office:value-type="float" office:value="1163872" calcext:value-type="float">
            <text:p>1163872</text:p>
          </table:table-cell>
          <table:table-cell office:value-type="float" office:value="50177" calcext:value-type="float">
            <text:p>50177</text:p>
          </table:table-cell>
          <table:table-cell office:value-type="float" office:value="460.254" calcext:value-type="float">
            <text:p>460.254</text:p>
          </table:table-cell>
          <table:table-cell office:value-type="float" office:value="4.61" calcext:value-type="float">
            <text:p>4.61</text:p>
          </table:table-cell>
          <table:table-cell office:value-type="float" office:value="4.443" calcext:value-type="float">
            <text:p>4.443</text:p>
          </table:table-cell>
        </table:table-row>
        <table:table-row table:style-name="ro1">
          <table:table-cell office:value-type="string" calcext:value-type="string">
            <text:p>u-ch427-n1280-x-ms-08</text:p>
          </table:table-cell>
          <table:table-cell office:value-type="float" office:value="3661.52" calcext:value-type="float">
            <text:p>3661.5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27:57Z</text:p>
          </table:table-cell>
          <table:table-cell office:value-type="string" calcext:value-type="string">
            <text:p>2022-02-27T23:15:13Z</text:p>
          </table:table-cell>
          <table:table-cell office:value-type="string" calcext:value-type="string">
            <text:p>2022-02-28T00:25:37Z</text:p>
          </table:table-cell>
          <table:table-cell office:value-type="string" calcext:value-type="string">
            <text:p>SUCCEEDED</text:p>
          </table:table-cell>
          <table:table-cell office:value-type="float" office:value="1166452" calcext:value-type="float">
            <text:p>1166452</text:p>
          </table:table-cell>
          <table:table-cell office:value-type="float" office:value="64963" calcext:value-type="float">
            <text:p>64963</text:p>
          </table:table-cell>
          <table:table-cell office:value-type="float" office:value="486.56" calcext:value-type="float">
            <text:p>486.56</text:p>
          </table:table-cell>
          <table:table-cell office:value-type="float" office:value="4.869" calcext:value-type="float">
            <text:p>4.869</text:p>
          </table:table-cell>
          <table:table-cell office:value-type="float" office:value="6.013" calcext:value-type="float">
            <text:p>6.013</text:p>
          </table:table-cell>
        </table:table-row>
        <table:table-row table:style-name="ro1">
          <table:table-cell office:value-type="string" calcext:value-type="string">
            <text:p>u-ch427-n1280-x-ms-09</text:p>
          </table:table-cell>
          <table:table-cell office:value-type="float" office:value="4421.55" calcext:value-type="float">
            <text:p>4421.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4:33Z</text:p>
          </table:table-cell>
          <table:table-cell office:value-type="string" calcext:value-type="string">
            <text:p>2022-02-27T00:32:11Z</text:p>
          </table:table-cell>
          <table:table-cell office:value-type="string" calcext:value-type="string">
            <text:p>2022-02-27T02:17:08Z</text:p>
          </table:table-cell>
          <table:table-cell office:value-type="string" calcext:value-type="string">
            <text:p>SUCCEEDED</text:p>
          </table:table-cell>
          <table:table-cell office:value-type="float" office:value="1163681" calcext:value-type="float">
            <text:p>1163681</text:p>
          </table:table-cell>
          <table:table-cell office:value-type="float" office:value="195606" calcext:value-type="float">
            <text:p>195606</text:p>
          </table:table-cell>
          <table:table-cell office:value-type="float" office:value="486.851" calcext:value-type="float">
            <text:p>486.851</text:p>
          </table:table-cell>
          <table:table-cell office:value-type="float" office:value="6.053" calcext:value-type="float">
            <text:p>6.053</text:p>
          </table:table-cell>
          <table:table-cell office:value-type="float" office:value="6.992" calcext:value-type="float">
            <text:p>6.992</text:p>
          </table:table-cell>
        </table:table-row>
        <table:table-row table:style-name="ro1">
          <table:table-cell office:value-type="string" calcext:value-type="string">
            <text:p>u-ch427-n1280-x-orig-00</text:p>
          </table:table-cell>
          <table:table-cell office:value-type="float" office:value="3471.36" calcext:value-type="float">
            <text:p>3471.36</text:p>
          </table:table-cell>
          <table:table-cell/>
          <table:table-cell office:value-type="float" office:value="3471.36" calcext:value-type="float">
            <text:p>3471.36</text:p>
          </table:table-cell>
          <table:table-cell office:value-type="float" office:value="3682.64" calcext:value-type="float">
            <text:p>3682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1:37Z</text:p>
          </table:table-cell>
          <table:table-cell office:value-type="string" calcext:value-type="string">
            <text:p>2022-02-24T02:36:53Z</text:p>
          </table:table-cell>
          <table:table-cell office:value-type="string" calcext:value-type="string">
            <text:p>2022-02-24T03:37:38Z</text:p>
          </table:table-cell>
          <table:table-cell office:value-type="string" calcext:value-type="string">
            <text:p>SUCCEEDED</text:p>
          </table:table-cell>
          <table:table-cell office:value-type="float" office:value="1151481" calcext:value-type="float">
            <text:p>1151481</text:p>
          </table:table-cell>
          <table:table-cell office:value-type="float" office:value="27888" calcext:value-type="float">
            <text:p>27888</text:p>
          </table:table-cell>
          <table:table-cell office:value-type="float" office:value="485.392" calcext:value-type="float">
            <text:p>485.392</text:p>
          </table:table-cell>
          <table:table-cell office:value-type="float" office:value="3.968" calcext:value-type="float">
            <text:p>3.968</text:p>
          </table:table-cell>
          <table:table-cell office:value-type="float" office:value="3.806" calcext:value-type="float">
            <text:p>3.806</text:p>
          </table:table-cell>
        </table:table-row>
        <table:table-row table:style-name="ro1">
          <table:table-cell office:value-type="string" calcext:value-type="string">
            <text:p>u-ch427-n1280-x-orig-01</text:p>
          </table:table-cell>
          <table:table-cell office:value-type="float" office:value="3080.64" calcext:value-type="float">
            <text:p>3080.64</text:p>
          </table:table-cell>
          <table:table-cell/>
          <table:table-cell office:value-type="float" office:value="3080.64" calcext:value-type="float">
            <text:p>3080.64</text:p>
          </table:table-cell>
          <table:table-cell office:value-type="float" office:value="3382.85" calcext:value-type="float">
            <text:p>3382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1:50Z</text:p>
          </table:table-cell>
          <table:table-cell office:value-type="string" calcext:value-type="string">
            <text:p>2022-02-24T02:44:54Z</text:p>
          </table:table-cell>
          <table:table-cell office:value-type="string" calcext:value-type="string">
            <text:p>2022-02-24T03:39:30Z</text:p>
          </table:table-cell>
          <table:table-cell office:value-type="string" calcext:value-type="string">
            <text:p>SUCCEEDED</text:p>
          </table:table-cell>
          <table:table-cell office:value-type="float" office:value="1151482" calcext:value-type="float">
            <text:p>1151482</text:p>
          </table:table-cell>
          <table:table-cell office:value-type="float" office:value="5028" calcext:value-type="float">
            <text:p>5028</text:p>
          </table:table-cell>
          <table:table-cell office:value-type="float" office:value="465.087" calcext:value-type="float">
            <text:p>465.087</text:p>
          </table:table-cell>
          <table:table-cell office:value-type="float" office:value="3.018" calcext:value-type="float">
            <text:p>3.018</text:p>
          </table:table-cell>
          <table:table-cell office:value-type="float" office:value="3.009" calcext:value-type="float">
            <text:p>3.009</text:p>
          </table:table-cell>
        </table:table-row>
        <table:table-row table:style-name="ro1">
          <table:table-cell office:value-type="string" calcext:value-type="string">
            <text:p>u-ch427-n1280-x-orig-02</text:p>
          </table:table-cell>
          <table:table-cell office:value-type="float" office:value="3486.47" calcext:value-type="float">
            <text:p>3486.47</text:p>
          </table:table-cell>
          <table:table-cell/>
          <table:table-cell office:value-type="float" office:value="3486.47" calcext:value-type="float">
            <text:p>3486.47</text:p>
          </table:table-cell>
          <table:table-cell office:value-type="float" office:value="2798.44" calcext:value-type="float">
            <text:p>2798.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03Z</text:p>
          </table:table-cell>
          <table:table-cell office:value-type="string" calcext:value-type="string">
            <text:p>2022-02-24T02:48:25Z</text:p>
          </table:table-cell>
          <table:table-cell office:value-type="string" calcext:value-type="string">
            <text:p>2022-02-24T03:49:42Z</text:p>
          </table:table-cell>
          <table:table-cell office:value-type="string" calcext:value-type="string">
            <text:p>SUCCEEDED</text:p>
          </table:table-cell>
          <table:table-cell office:value-type="float" office:value="1151484" calcext:value-type="float">
            <text:p>1151484</text:p>
          </table:table-cell>
          <table:table-cell office:value-type="float" office:value="53961" calcext:value-type="float">
            <text:p>53961</text:p>
          </table:table-cell>
          <table:table-cell office:value-type="float" office:value="463.364" calcext:value-type="float">
            <text:p>463.364</text:p>
          </table:table-cell>
          <table:table-cell office:value-type="float" office:value="3.961" calcext:value-type="float">
            <text:p>3.961</text:p>
          </table:table-cell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string" calcext:value-type="string">
            <text:p>u-ch427-n1280-x-orig-03</text:p>
          </table:table-cell>
          <table:table-cell office:value-type="float" office:value="3319.32" calcext:value-type="float">
            <text:p>3319.32</text:p>
          </table:table-cell>
          <table:table-cell/>
          <table:table-cell office:value-type="float" office:value="3319.32" calcext:value-type="float">
            <text:p>3319.32</text:p>
          </table:table-cell>
          <table:table-cell office:value-type="float" office:value="4409.52" calcext:value-type="float">
            <text:p>4409.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17Z</text:p>
          </table:table-cell>
          <table:table-cell office:value-type="string" calcext:value-type="string">
            <text:p>2022-02-24T02:48:25Z</text:p>
          </table:table-cell>
          <table:table-cell office:value-type="string" calcext:value-type="string">
            <text:p>2022-02-24T03:46:54Z</text:p>
          </table:table-cell>
          <table:table-cell office:value-type="string" calcext:value-type="string">
            <text:p>SUCCEEDED</text:p>
          </table:table-cell>
          <table:table-cell office:value-type="float" office:value="1151486" calcext:value-type="float">
            <text:p>1151486</text:p>
          </table:table-cell>
          <table:table-cell office:value-type="float" office:value="179876" calcext:value-type="float">
            <text:p>179876</text:p>
          </table:table-cell>
          <table:table-cell office:value-type="float" office:value="487.027" calcext:value-type="float">
            <text:p>487.027</text:p>
          </table:table-cell>
          <table:table-cell office:value-type="float" office:value="3.325" calcext:value-type="float">
            <text:p>3.325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 office:value-type="string" calcext:value-type="string">
            <text:p>u-ch427-n1280-x-orig-04</text:p>
          </table:table-cell>
          <table:table-cell office:value-type="float" office:value="3403.87" calcext:value-type="float">
            <text:p>3403.87</text:p>
          </table:table-cell>
          <table:table-cell/>
          <table:table-cell office:value-type="float" office:value="3403.87" calcext:value-type="float">
            <text:p>3403.87</text:p>
          </table:table-cell>
          <table:table-cell office:value-type="float" office:value="3356.65" calcext:value-type="float">
            <text:p>3356.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30Z</text:p>
          </table:table-cell>
          <table:table-cell office:value-type="string" calcext:value-type="string">
            <text:p>2022-02-24T02:49:55Z</text:p>
          </table:table-cell>
          <table:table-cell office:value-type="string" calcext:value-type="string">
            <text:p>2022-02-24T03:49:47Z</text:p>
          </table:table-cell>
          <table:table-cell office:value-type="string" calcext:value-type="string">
            <text:p>SUCCEEDED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11199" calcext:value-type="float">
            <text:p>11199</text:p>
          </table:table-cell>
          <table:table-cell office:value-type="float" office:value="507.74" calcext:value-type="float">
            <text:p>507.74</text:p>
          </table:table-cell>
          <table:table-cell office:value-type="float" office:value="3.573" calcext:value-type="float">
            <text:p>3.57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u-ch427-n1280-x-orig-05</text:p>
          </table:table-cell>
          <table:table-cell office:value-type="float" office:value="4303.43" calcext:value-type="float">
            <text:p>4303.43</text:p>
          </table:table-cell>
          <table:table-cell/>
          <table:table-cell office:value-type="float" office:value="4303.43" calcext:value-type="float">
            <text:p>4303.43</text:p>
          </table:table-cell>
          <table:table-cell office:value-type="float" office:value="3357.17" calcext:value-type="float">
            <text:p>3357.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40Z</text:p>
          </table:table-cell>
          <table:table-cell office:value-type="string" calcext:value-type="string">
            <text:p>2022-02-24T02:49:55Z</text:p>
          </table:table-cell>
          <table:table-cell office:value-type="string" calcext:value-type="string">
            <text:p>2022-02-24T04:05:00Z</text:p>
          </table:table-cell>
          <table:table-cell office:value-type="string" calcext:value-type="string">
            <text:p>SUCCEEDED</text:p>
          </table:table-cell>
          <table:table-cell office:value-type="float" office:value="1151490" calcext:value-type="float">
            <text:p>1151490</text:p>
          </table:table-cell>
          <table:table-cell office:value-type="float" office:value="124460" calcext:value-type="float">
            <text:p>124460</text:p>
          </table:table-cell>
          <table:table-cell office:value-type="float" office:value="493.403" calcext:value-type="float">
            <text:p>493.403</text:p>
          </table:table-cell>
          <table:table-cell office:value-type="float" office:value="5.565" calcext:value-type="float">
            <text:p>5.565</text:p>
          </table:table-cell>
          <table:table-cell office:value-type="float" office:value="5.321" calcext:value-type="float">
            <text:p>5.321</text:p>
          </table:table-cell>
        </table:table-row>
        <table:table-row table:style-name="ro1">
          <table:table-cell office:value-type="string" calcext:value-type="string">
            <text:p>u-ch427-n1280-x-orig-06</text:p>
          </table:table-cell>
          <table:table-cell office:value-type="float" office:value="4343.67" calcext:value-type="float">
            <text:p>4343.67</text:p>
          </table:table-cell>
          <table:table-cell/>
          <table:table-cell office:value-type="float" office:value="4343.67" calcext:value-type="float">
            <text:p>4343.67</text:p>
          </table:table-cell>
          <table:table-cell office:value-type="float" office:value="3400.91" calcext:value-type="float">
            <text:p>3400.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59Z</text:p>
          </table:table-cell>
          <table:table-cell office:value-type="string" calcext:value-type="string">
            <text:p>2022-02-24T02:58:38Z</text:p>
          </table:table-cell>
          <table:table-cell office:value-type="string" calcext:value-type="string">
            <text:p>2022-02-24T04:14:03Z</text:p>
          </table:table-cell>
          <table:table-cell office:value-type="string" calcext:value-type="string">
            <text:p>SUCCEEDED</text:p>
          </table:table-cell>
          <table:table-cell office:value-type="float" office:value="1151492" calcext:value-type="float">
            <text:p>1151492</text:p>
          </table:table-cell>
          <table:table-cell office:value-type="float" office:value="168140" calcext:value-type="float">
            <text:p>168140</text:p>
          </table:table-cell>
          <table:table-cell office:value-type="float" office:value="466.157" calcext:value-type="float">
            <text:p>466.157</text:p>
          </table:table-cell>
          <table:table-cell office:value-type="float" office:value="18.049" calcext:value-type="float">
            <text:p>18.049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u-ch427-n1280-x-orig-07</text:p>
          </table:table-cell>
          <table:table-cell office:value-type="float" office:value="3689.42" calcext:value-type="float">
            <text:p>3689.42</text:p>
          </table:table-cell>
          <table:table-cell/>
          <table:table-cell office:value-type="float" office:value="3689.42" calcext:value-type="float">
            <text:p>3689.42</text:p>
          </table:table-cell>
          <table:table-cell office:value-type="float" office:value="3767.25" calcext:value-type="float">
            <text:p>3767.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09Z</text:p>
          </table:table-cell>
          <table:table-cell office:value-type="string" calcext:value-type="string">
            <text:p>2022-02-24T02:59:39Z</text:p>
          </table:table-cell>
          <table:table-cell office:value-type="string" calcext:value-type="string">
            <text:p>2022-02-24T04:04:22Z</text:p>
          </table:table-cell>
          <table:table-cell office:value-type="string" calcext:value-type="string">
            <text:p>SUCCEEDED</text:p>
          </table:table-cell>
          <table:table-cell office:value-type="float" office:value="1151495" calcext:value-type="float">
            <text:p>1151495</text:p>
          </table:table-cell>
          <table:table-cell office:value-type="float" office:value="51918" calcext:value-type="float">
            <text:p>51918</text:p>
          </table:table-cell>
          <table:table-cell office:value-type="float" office:value="483.216" calcext:value-type="float">
            <text:p>483.216</text:p>
          </table:table-cell>
          <table:table-cell office:value-type="float" office:value="4.127" calcext:value-type="float">
            <text:p>4.127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u-ch427-n1280-x-orig-08</text:p>
          </table:table-cell>
          <table:table-cell office:value-type="float" office:value="4036.22" calcext:value-type="float">
            <text:p>4036.22</text:p>
          </table:table-cell>
          <table:table-cell/>
          <table:table-cell office:value-type="float" office:value="4036.22" calcext:value-type="float">
            <text:p>4036.22</text:p>
          </table:table-cell>
          <table:table-cell office:value-type="float" office:value="3758.56" calcext:value-type="float">
            <text:p>3758.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20Z</text:p>
          </table:table-cell>
          <table:table-cell office:value-type="string" calcext:value-type="string">
            <text:p>2022-02-24T02:59:39Z</text:p>
          </table:table-cell>
          <table:table-cell office:value-type="string" calcext:value-type="string">
            <text:p>2022-02-24T04:10:15Z</text:p>
          </table:table-cell>
          <table:table-cell office:value-type="string" calcext:value-type="string">
            <text:p>SUCCEEDED</text:p>
          </table:table-cell>
          <table:table-cell office:value-type="float" office:value="1151497" calcext:value-type="float">
            <text:p>1151497</text:p>
          </table:table-cell>
          <table:table-cell office:value-type="float" office:value="41253" calcext:value-type="float">
            <text:p>41253</text:p>
          </table:table-cell>
          <table:table-cell office:value-type="float" office:value="470.906" calcext:value-type="float">
            <text:p>470.906</text:p>
          </table:table-cell>
          <table:table-cell office:value-type="float" office:value="5.803" calcext:value-type="float">
            <text:p>5.803</text:p>
          </table:table-cell>
          <table:table-cell office:value-type="float" office:value="4.879" calcext:value-type="float">
            <text:p>4.879</text:p>
          </table:table-cell>
        </table:table-row>
        <table:table-row table:style-name="ro1">
          <table:table-cell office:value-type="string" calcext:value-type="string">
            <text:p>u-ch427-n1280-x-orig-09</text:p>
          </table:table-cell>
          <table:table-cell office:value-type="float" office:value="4248.01" calcext:value-type="float">
            <text:p>4248.01</text:p>
          </table:table-cell>
          <table:table-cell/>
          <table:table-cell office:value-type="float" office:value="4248.01" calcext:value-type="float">
            <text:p>4248.01</text:p>
          </table:table-cell>
          <table:table-cell office:value-type="float" office:value="3704.02" calcext:value-type="float">
            <text:p>3704.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32Z</text:p>
          </table:table-cell>
          <table:table-cell office:value-type="string" calcext:value-type="string">
            <text:p>2022-02-24T03:38:11Z</text:p>
          </table:table-cell>
          <table:table-cell office:value-type="string" calcext:value-type="string">
            <text:p>2022-02-24T04:52:56Z</text:p>
          </table:table-cell>
          <table:table-cell office:value-type="string" calcext:value-type="string">
            <text:p>SUCCEEDED</text:p>
          </table:table-cell>
          <table:table-cell office:value-type="float" office:value="1151498" calcext:value-type="float">
            <text:p>1151498</text:p>
          </table:table-cell>
          <table:table-cell office:value-type="float" office:value="147157" calcext:value-type="float">
            <text:p>147157</text:p>
          </table:table-cell>
          <table:table-cell office:value-type="float" office:value="484.267" calcext:value-type="float">
            <text:p>484.267</text:p>
          </table:table-cell>
          <table:table-cell office:value-type="float" office:value="5.315" calcext:value-type="float">
            <text:p>5.315</text:p>
          </table:table-cell>
          <table:table-cell office:value-type="float" office:value="5.328" calcext:value-type="float">
            <text:p>5.328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u-ch427-n1280-x5-ms-00</text:p>
          </table:table-cell>
          <table:table-cell office:value-type="float" office:value="3231.31" calcext:value-type="float">
            <text:p>3231.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2:32:55Z</text:p>
          </table:table-cell>
          <table:table-cell office:value-type="string" calcext:value-type="string">
            <text:p>2022-02-28T23:30:49Z</text:p>
          </table:table-cell>
          <table:table-cell office:value-type="string" calcext:value-type="string">
            <text:p>SUCCEEDED</text:p>
          </table:table-cell>
          <table:table-cell office:value-type="float" office:value="1172670" calcext:value-type="float">
            <text:p>1172670</text:p>
          </table:table-cell>
          <table:table-cell office:value-type="float" office:value="16475" calcext:value-type="float">
            <text:p>16475</text:p>
          </table:table-cell>
          <table:table-cell office:value-type="float" office:value="496.152" calcext:value-type="float">
            <text:p>496.152</text:p>
          </table:table-cell>
          <table:table-cell office:value-type="float" office:value="3.481" calcext:value-type="float">
            <text:p>3.481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string" calcext:value-type="string">
            <text:p>u-ch427-n1280-x5-ms-01</text:p>
          </table:table-cell>
          <table:table-cell office:value-type="float" office:value="3579.15" calcext:value-type="float">
            <text:p>3579.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1:29:46Z</text:p>
          </table:table-cell>
          <table:table-cell office:value-type="string" calcext:value-type="string">
            <text:p>2022-02-28T22:32:43Z</text:p>
          </table:table-cell>
          <table:table-cell office:value-type="string" calcext:value-type="string">
            <text:p>SUCCEEDED</text:p>
          </table:table-cell>
          <table:table-cell office:value-type="float" office:value="1172668" calcext:value-type="float">
            <text:p>1172668</text:p>
          </table:table-cell>
          <table:table-cell office:value-type="float" office:value="145249" calcext:value-type="float">
            <text:p>145249</text:p>
          </table:table-cell>
          <table:table-cell office:value-type="float" office:value="502.041" calcext:value-type="float">
            <text:p>502.041</text:p>
          </table:table-cell>
          <table:table-cell office:value-type="float" office:value="4.737" calcext:value-type="float">
            <text:p>4.737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string" calcext:value-type="string">
            <text:p>u-ch427-n1280-x5-ms-02</text:p>
          </table:table-cell>
          <table:table-cell office:value-type="float" office:value="3918.26" calcext:value-type="float">
            <text:p>3918.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3:54:56Z</text:p>
          </table:table-cell>
          <table:table-cell office:value-type="string" calcext:value-type="string">
            <text:p>2022-03-01T01:02:59Z</text:p>
          </table:table-cell>
          <table:table-cell office:value-type="string" calcext:value-type="string">
            <text:p>SUCCEEDED</text:p>
          </table:table-cell>
          <table:table-cell office:value-type="float" office:value="1172671" calcext:value-type="float">
            <text:p>1172671</text:p>
          </table:table-cell>
          <table:table-cell office:value-type="float" office:value="133814" calcext:value-type="float">
            <text:p>133814</text:p>
          </table:table-cell>
          <table:table-cell office:value-type="float" office:value="462.15" calcext:value-type="float">
            <text:p>462.15</text:p>
          </table:table-cell>
          <table:table-cell office:value-type="float" office:value="4.383" calcext:value-type="float">
            <text:p>4.383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u-ch427-n1280-x5-ms-03</text:p>
          </table:table-cell>
          <table:table-cell office:value-type="float" office:value="3435.85" calcext:value-type="float">
            <text:p>3435.8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56:42Z</text:p>
          </table:table-cell>
          <table:table-cell office:value-type="string" calcext:value-type="string">
            <text:p>2022-03-01T01:57:17Z</text:p>
          </table:table-cell>
          <table:table-cell office:value-type="string" calcext:value-type="string">
            <text:p>SUCCEEDED</text:p>
          </table:table-cell>
          <table:table-cell office:value-type="float" office:value="1172675" calcext:value-type="float">
            <text:p>1172675</text:p>
          </table:table-cell>
          <table:table-cell office:value-type="float" office:value="111746" calcext:value-type="float">
            <text:p>111746</text:p>
          </table:table-cell>
          <table:table-cell office:value-type="float" office:value="486.227" calcext:value-type="float">
            <text:p>486.227</text:p>
          </table:table-cell>
          <table:table-cell office:value-type="float" office:value="6.508" calcext:value-type="float">
            <text:p>6.508</text:p>
          </table:table-cell>
          <table:table-cell office:value-type="float" office:value="14.403" calcext:value-type="float">
            <text:p>14.403</text:p>
          </table:table-cell>
        </table:table-row>
        <table:table-row table:style-name="ro1">
          <table:table-cell office:value-type="string" calcext:value-type="string">
            <text:p>u-ch427-n1280-x5-ms-04</text:p>
          </table:table-cell>
          <table:table-cell office:value-type="float" office:value="3592.42" calcext:value-type="float">
            <text:p>3592.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18:36Z</text:p>
          </table:table-cell>
          <table:table-cell office:value-type="string" calcext:value-type="string">
            <text:p>2022-03-01T01:22:00Z</text:p>
          </table:table-cell>
          <table:table-cell office:value-type="string" calcext:value-type="string">
            <text:p>SUCCEEDED</text:p>
          </table:table-cell>
          <table:table-cell office:value-type="float" office:value="1172672" calcext:value-type="float">
            <text:p>1172672</text:p>
          </table:table-cell>
          <table:table-cell office:value-type="float" office:value="5792" calcext:value-type="float">
            <text:p>5792</text:p>
          </table:table-cell>
          <table:table-cell office:value-type="float" office:value="517.485" calcext:value-type="float">
            <text:p>517.485</text:p>
          </table:table-cell>
          <table:table-cell office:value-type="float" office:value="4.502" calcext:value-type="float">
            <text:p>4.502</text:p>
          </table:table-cell>
          <table:table-cell office:value-type="float" office:value="3.756" calcext:value-type="float">
            <text:p>3.756</text:p>
          </table:table-cell>
        </table:table-row>
        <table:table-row table:style-name="ro1">
          <table:table-cell office:value-type="string" calcext:value-type="string">
            <text:p>u-ch427-n1280-x5-ms-05</text:p>
          </table:table-cell>
          <table:table-cell office:value-type="float" office:value="3370.55" calcext:value-type="float">
            <text:p>3370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3-01T17:13:47Z</text:p>
          </table:table-cell>
          <table:table-cell office:value-type="string" calcext:value-type="string">
            <text:p>2022-03-01T21:08:20Z</text:p>
          </table:table-cell>
          <table:table-cell office:value-type="string" calcext:value-type="string">
            <text:p>2022-03-01T22:08:37Z</text:p>
          </table:table-cell>
          <table:table-cell office:value-type="string" calcext:value-type="string">
            <text:p>SUCCEEDED</text:p>
          </table:table-cell>
          <table:table-cell office:value-type="float" office:value="1182941" calcext:value-type="float">
            <text:p>1182941</text:p>
          </table:table-cell>
          <table:table-cell office:value-type="float" office:value="81917" calcext:value-type="float">
            <text:p>81917</text:p>
          </table:table-cell>
          <table:table-cell office:value-type="float" office:value="500.034" calcext:value-type="float">
            <text:p>500.034</text:p>
          </table:table-cell>
          <table:table-cell office:value-type="float" office:value="4.079" calcext:value-type="float">
            <text:p>4.079</text:p>
          </table:table-cell>
          <table:table-cell office:value-type="float" office:value="3.751" calcext:value-type="float">
            <text:p>3.751</text:p>
          </table:table-cell>
        </table:table-row>
        <table:table-row table:style-name="ro1">
          <table:table-cell office:value-type="string" calcext:value-type="string">
            <text:p>u-ch427-n1280-x5-ms-06</text:p>
          </table:table-cell>
          <table:table-cell office:value-type="float" office:value="3392.6" calcext:value-type="float">
            <text:p>3392.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56:12Z</text:p>
          </table:table-cell>
          <table:table-cell office:value-type="string" calcext:value-type="string">
            <text:p>2022-03-01T01:57:48Z</text:p>
          </table:table-cell>
          <table:table-cell office:value-type="string" calcext:value-type="string">
            <text:p>SUCCEEDED</text:p>
          </table:table-cell>
          <table:table-cell office:value-type="float" office:value="1172674" calcext:value-type="float">
            <text:p>1172674</text:p>
          </table:table-cell>
          <table:table-cell office:value-type="float" office:value="175929" calcext:value-type="float">
            <text:p>175929</text:p>
          </table:table-cell>
          <table:table-cell office:value-type="float" office:value="468.784" calcext:value-type="float">
            <text:p>468.784</text:p>
          </table:table-cell>
          <table:table-cell office:value-type="float" office:value="3.133" calcext:value-type="float">
            <text:p>3.133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string" calcext:value-type="string">
            <text:p>u-ch427-n1280-x5-ms-07</text:p>
          </table:table-cell>
          <table:table-cell office:value-type="float" office:value="3408.03" calcext:value-type="float">
            <text:p>3408.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7Z</text:p>
          </table:table-cell>
          <table:table-cell office:value-type="string" calcext:value-type="string">
            <text:p>2022-03-01T01:03:15Z</text:p>
          </table:table-cell>
          <table:table-cell office:value-type="string" calcext:value-type="string">
            <text:p>2022-03-01T02:04:58Z</text:p>
          </table:table-cell>
          <table:table-cell office:value-type="string" calcext:value-type="string">
            <text:p>SUCCEEDED</text:p>
          </table:table-cell>
          <table:table-cell office:value-type="float" office:value="1172676" calcext:value-type="float">
            <text:p>1172676</text:p>
          </table:table-cell>
          <table:table-cell office:value-type="float" office:value="136756" calcext:value-type="float">
            <text:p>136756</text:p>
          </table:table-cell>
          <table:table-cell office:value-type="float" office:value="518.903" calcext:value-type="float">
            <text:p>518.903</text:p>
          </table:table-cell>
          <table:table-cell office:value-type="float" office:value="3.434" calcext:value-type="float">
            <text:p>3.434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string" calcext:value-type="string">
            <text:p>u-ch427-n1280-x5-ms-08</text:p>
          </table:table-cell>
          <table:table-cell office:value-type="float" office:value="3831.66" calcext:value-type="float">
            <text:p>3831.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9Z</text:p>
          </table:table-cell>
          <table:table-cell office:value-type="string" calcext:value-type="string">
            <text:p>2022-03-01T01:04:35Z</text:p>
          </table:table-cell>
          <table:table-cell office:value-type="string" calcext:value-type="string">
            <text:p>2022-03-01T02:13:00Z</text:p>
          </table:table-cell>
          <table:table-cell office:value-type="string" calcext:value-type="string">
            <text:p>SUCCEEDED</text:p>
          </table:table-cell>
          <table:table-cell office:value-type="float" office:value="1172677" calcext:value-type="float">
            <text:p>1172677</text:p>
          </table:table-cell>
          <table:table-cell office:value-type="float" office:value="102198" calcext:value-type="float">
            <text:p>102198</text:p>
          </table:table-cell>
          <table:table-cell office:value-type="float" office:value="450.806" calcext:value-type="float">
            <text:p>450.806</text:p>
          </table:table-cell>
          <table:table-cell office:value-type="float" office:value="4.475" calcext:value-type="float">
            <text:p>4.475</text:p>
          </table:table-cell>
          <table:table-cell office:value-type="float" office:value="4.469" calcext:value-type="float">
            <text:p>4.469</text:p>
          </table:table-cell>
        </table:table-row>
        <table:table-row table:style-name="ro1">
          <table:table-cell office:value-type="string" calcext:value-type="string">
            <text:p>u-ch427-n1280-x5-ms-09</text:p>
          </table:table-cell>
          <table:table-cell office:value-type="float" office:value="3891.98" calcext:value-type="float">
            <text:p>3891.9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9Z</text:p>
          </table:table-cell>
          <table:table-cell office:value-type="string" calcext:value-type="string">
            <text:p>2022-03-01T01:46:56Z</text:p>
          </table:table-cell>
          <table:table-cell office:value-type="string" calcext:value-type="string">
            <text:p>2022-03-01T02:55:34Z</text:p>
          </table:table-cell>
          <table:table-cell office:value-type="string" calcext:value-type="string">
            <text:p>SUCCEEDED</text:p>
          </table:table-cell>
          <table:table-cell office:value-type="float" office:value="1172678" calcext:value-type="float">
            <text:p>1172678</text:p>
          </table:table-cell>
          <table:table-cell office:value-type="float" office:value="156496" calcext:value-type="float">
            <text:p>156496</text:p>
          </table:table-cell>
          <table:table-cell office:value-type="float" office:value="461.808" calcext:value-type="float">
            <text:p>461.808</text:p>
          </table:table-cell>
          <table:table-cell office:value-type="float" office:value="5.051" calcext:value-type="float">
            <text:p>5.051</text:p>
          </table:table-cell>
          <table:table-cell office:value-type="float" office:value="5.8" calcext:value-type="float">
            <text:p>5.8</text:p>
          </table:table-cell>
        </table:table-row>
      </table:table>
      <table:table table:name="Graphics" table:style-name="ta1">
        <table:shapes>
          <draw:frame draw:z-index="0" draw:style-name="gr1" draw:text-style-name="P1" svg:width="12.703cm" svg:height="8.999cm" svg:x="2.069cm" svg:y="31.15cm">
            <draw:object draw:notify-on-update-of-ranges="results3.I88:results3.I97 results3.J88:results3.J97 results3.K88:results3.K9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2.703cm" svg:height="8.999cm" svg:x="15.786cm" svg:y="31.069cm">
            <draw:object draw:notify-on-update-of-ranges="results3.L88:results3.L9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0.001cm" svg:y="19.869cm">
            <draw:object draw:notify-on-update-of-ranges="results3.D191:results3.D200 results3.E191:results3.E2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18.063cm" svg:y="19.869cm">
            <draw:object draw:notify-on-update-of-ranges="results3.D241:results3.D250 results3.E241:results3.E25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36.399cm" svg:y="19.871cm">
            <draw:object draw:notify-on-update-of-ranges="results3.D211:results3.D220 results3.E211:results3.E22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5" table:number-columns-repeated="2" table:default-cell-style-name="Default"/>
        <table:table-column table:style-name="co15" table:default-cell-style-name="ce1"/>
        <table:table-column table:style-name="co15" table:number-columns-repeated="6" table:default-cell-style-name="Default"/>
        <table:table-column table:style-name="co16" table:default-cell-style-name="Default"/>
        <table:table-row table:style-name="ro1" table:number-rows-repeated="66"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0:26:30.393697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1T00:27:05.049265305</dc:date>
    <meta:editing-duration>P1DT21H57M36S</meta:editing-duration>
    <meta:editing-cycles>4</meta:editing-cycles>
    <meta:document-statistic meta:table-count="2" meta:cell-count="2684" meta:object-count="11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Storage</text:p>
        </chart:title>
        <chart:legend chart:legend-position="end" svg:x="13.79cm" svg:y="4.201cm" style:legend-expansion="high" chart:style-name="ch3"/>
        <chart:plot-area chart:style-name="ch4" table:cell-range-address="results3.L88:results3.L97" svg:x="1.331cm" svg:y="1.275cm" svg:width="12.139cm" svg:height="6.564cm">
          <chartooo:coordinate-region svg:x="2.323cm" svg:y="1.474cm" svg:width="11.147cm" svg:height="5.718cm"/>
          <chart:axis chart:dimension="x" chart:name="primary-x" chart:style-name="ch5">
            <chart:title svg:x="5.94cm" svg:y="8.019cm" chart:style-name="ch6">
              <text:p>Compression Level</text:p>
            </chart:title>
          </chart:axis>
          <chart:axis chart:dimension="y" chart:name="primary-y" chart:style-name="ch7">
            <chart:title svg:x="0.451cm" svg:y="4.839cm" chart:style-name="ch8">
              <text:p>GB</text:p>
            </chart:title>
            <chart:grid chart:style-name="ch9" chart:class="major"/>
          </chart:axis>
          <chart:series chart:style-name="ch10" chart:values-cell-range-address="results3.L88:results3.L9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3.75276947022">
                <text:p>1963.75276947022</text:p>
                <draw:g>
                  <svg:desc>results3.L88:results3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345138549805">
                <text:p>378.345138549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75131988525">
                <text:p>376.9751319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554183959961">
                <text:p>375.554183959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430759429932">
                <text:p>372.43075942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511329650879">
                <text:p>371.51132965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96083831787">
                <text:p>370.89608383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610198974609">
                <text:p>370.61019897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.010841369629">
                <text:p>370.01084136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.739391326904">
                <text:p>369.739391326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04cm" svg:height="9cm" xlink:href=".." xlink:type="simple" chart:class="chart:bar" chart:style-name="ch1">
        <chart:title svg:x="3.645cm" svg:y="0.228cm" chart:style-name="ch2">
          <text:p>Storage - Small Netcdf File</text:p>
        </chart:title>
        <chart:plot-area chart:style-name="ch3" table:cell-range-address="results3.I88:results3.K97" svg:x="1.265cm" svg:y="1.275cm" svg:width="11.185cm" svg:height="6.564cm">
          <chartooo:coordinate-region svg:x="1.886cm" svg:y="1.474cm" svg:width="10.564cm" svg:height="5.718cm"/>
          <chart:axis chart:dimension="x" chart:name="primary-x" chart:style-name="ch4">
            <chart:title svg:x="5.397cm" svg:y="8.019cm" chart:style-name="ch5">
              <text:p>Compression Level</text:p>
            </chart:title>
          </chart:axis>
          <chart:axis chart:dimension="y" chart:name="primary-y" chart:style-name="ch6">
            <chart:title svg:x="0.451cm" svg:y="4.839cm" chart:style-name="ch7">
              <text:p>GB</text:p>
            </chart:title>
            <chart:grid chart:style-name="ch8" chart:class="major"/>
          </chart:axis>
          <chart:series chart:style-name="ch9" chart:values-cell-range-address="results3.I88:results3.I97" chart:class="chart:bar">
            <chart:data-point chart:repeated="10"/>
          </chart:series>
          <chart:series chart:style-name="ch10" chart:values-cell-range-address="results3.J88:results3.J97" chart:class="chart:bar">
            <chart:data-point chart:repeated="10"/>
          </chart:series>
          <chart:series chart:style-name="ch11" chart:values-cell-range-address="results3.K88:results3.K9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347183227539">
                <text:p>15.2347183227539</text:p>
                <draw:g>
                  <svg:desc>results3.I88:results3.I97</svg:desc>
                </draw:g>
              </table:table-cell>
              <table:table-cell office:value-type="float" office:value="30.4709243774414">
                <text:p>30.4709243774414</text:p>
                <draw:g>
                  <svg:desc>results3.J88:results3.J97</svg:desc>
                </draw:g>
              </table:table-cell>
              <table:table-cell office:value-type="float" office:value="16.759105682373">
                <text:p>16.759105682373</text:p>
                <draw:g>
                  <svg:desc>results3.K88:results3.K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791213989258">
                <text:p>1.77791213989258</text:p>
              </table:table-cell>
              <table:table-cell office:value-type="float" office:value="3.55514526367187">
                <text:p>3.55514526367187</text:p>
              </table:table-cell>
              <table:table-cell office:value-type="float" office:value="10.624885559082">
                <text:p>10.624885559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050018310547">
                <text:p>1.77050018310547</text:p>
              </table:table-cell>
              <table:table-cell office:value-type="float" office:value="3.54030227661133">
                <text:p>3.54030227661133</text:p>
              </table:table-cell>
              <table:table-cell office:value-type="float" office:value="10.5708503723145">
                <text:p>10.5708503723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667953491211">
                <text:p>1.75667953491211</text:p>
              </table:table-cell>
              <table:table-cell office:value-type="float" office:value="3.51272583007812">
                <text:p>3.51272583007812</text:p>
              </table:table-cell>
              <table:table-cell office:value-type="float" office:value="10.5219383239746">
                <text:p>10.5219383239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5073394775391">
                <text:p>1.65073394775391</text:p>
              </table:table-cell>
              <table:table-cell office:value-type="float" office:value="3.30103302001953">
                <text:p>3.30103302001953</text:p>
              </table:table-cell>
              <table:table-cell office:value-type="float" office:value="10.5134315490723">
                <text:p>10.5134315490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45227050781">
                <text:p>1.63545227050781</text:p>
              </table:table-cell>
              <table:table-cell office:value-type="float" office:value="3.27048873901367">
                <text:p>3.27048873901367</text:p>
              </table:table-cell>
              <table:table-cell office:value-type="float" office:value="10.4829711914063">
                <text:p>10.482971191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079833984375">
                <text:p>1.63079833984375</text:p>
              </table:table-cell>
              <table:table-cell office:value-type="float" office:value="3.26113128662109">
                <text:p>3.26113128662109</text:p>
              </table:table-cell>
              <table:table-cell office:value-type="float" office:value="10.4563980102539">
                <text:p>10.4563980102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388610839844">
                <text:p>1.62388610839844</text:p>
              </table:table-cell>
              <table:table-cell office:value-type="float" office:value="3.24728393554687">
                <text:p>3.24728393554687</text:p>
              </table:table-cell>
              <table:table-cell office:value-type="float" office:value="10.445629119873">
                <text:p>10.445629119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68229675293">
                <text:p>1.6068229675293</text:p>
              </table:table-cell>
              <table:table-cell office:value-type="float" office:value="3.21314239501953">
                <text:p>3.21314239501953</text:p>
              </table:table-cell>
              <table:table-cell office:value-type="float" office:value="10.4307327270508">
                <text:p>10.4307327270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527206420898">
                <text:p>1.59527206420898</text:p>
              </table:table-cell>
              <table:table-cell office:value-type="float" office:value="3.19006729125977">
                <text:p>3.19006729125977</text:p>
              </table:table-cell>
              <table:table-cell office:value-type="float" office:value="10.4261360168457">
                <text:p>10.42613601684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4cm" svg:height="9cm" xlink:href=".." xlink:type="simple" chart:class="chart:bar" chart:style-name="ch1">
        <chart:title svg:x="3.835cm" svg:y="0.316cm" chart:style-name="ch2">
          <text:p>Storage - Big Netcdf File</text:p>
        </chart:title>
        <chart:plot-area chart:style-name="ch3" table:cell-range-address="results3.L88:results3.L97" svg:x="1.265cm" svg:y="1.275cm" svg:width="11.185cm" svg:height="6.564cm">
          <chartooo:coordinate-region svg:x="2.257cm" svg:y="1.474cm" svg:width="10.193cm" svg:height="5.718cm"/>
          <chart:axis chart:dimension="x" chart:name="primary-x" chart:style-name="ch4">
            <chart:title svg:x="5.397cm" svg:y="8.019cm" chart:style-name="ch5">
              <text:p>Compression Level</text:p>
            </chart:title>
          </chart:axis>
          <chart:axis chart:dimension="y" chart:name="primary-y" chart:style-name="ch6">
            <chart:title svg:x="0.451cm" svg:y="4.839cm" chart:style-name="ch7">
              <text:p>GB</text:p>
            </chart:title>
            <chart:grid chart:style-name="ch8" chart:class="major"/>
          </chart:axis>
          <chart:series chart:style-name="ch9" chart:values-cell-range-address="results3.L88:results3.L97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3.75276947022">
                <text:p>1963.75276947022</text:p>
                <draw:g>
                  <svg:desc>results3.L88:results3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345138549805">
                <text:p>378.345138549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75131988525">
                <text:p>376.9751319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554183959961">
                <text:p>375.554183959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430759429932">
                <text:p>372.43075942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511329650879">
                <text:p>371.51132965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96083831787">
                <text:p>370.89608383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610198974609">
                <text:p>370.61019897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.010841369629">
                <text:p>370.01084136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.739391326904">
                <text:p>369.7393913269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6.818cm" svg:y="1.275cm" chart:style-name="ch3">
          <text:p>Original XML</text:p>
        </chart:subtitle>
        <chart:legend chart:legend-position="end" svg:x="13.684cm" svg:y="3.952cm" style:legend-expansion="high" chart:style-name="ch4"/>
        <chart:plot-area chart:style-name="ch5" table:cell-range-address="results3.D241:results3.E250" chart:data-source-has-labels="row" svg:x="0.32cm" svg:y="2.138cm" svg:width="13.044cm" svg:height="6.682cm">
          <chartooo:coordinate-region svg:x="1.312cm" svg:y="2.337cm" svg:width="12.052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results3.D241:results3.D250" loext:label-string="packing_0" chart:class="chart:bar">
            <chart:data-point chart:repeated="10"/>
          </chart:series>
          <chart:series chart:style-name="ch10" chart:values-cell-range-address="results3.E241:results3.E250" loext:label-string="packing_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1.36">
                <text:p>3471.36</text:p>
                <draw:g>
                  <svg:desc>results3.D241:results3.D250</svg:desc>
                </draw:g>
              </table:table-cell>
              <table:table-cell office:value-type="float" office:value="3682.64">
                <text:p>3682.64</text:p>
                <draw:g>
                  <svg:desc>results3.E241:results3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0.64">
                <text:p>3080.64</text:p>
              </table:table-cell>
              <table:table-cell office:value-type="float" office:value="3382.85">
                <text:p>338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6.47">
                <text:p>3486.47</text:p>
              </table:table-cell>
              <table:table-cell office:value-type="float" office:value="2798.44">
                <text:p>279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9.32">
                <text:p>3319.32</text:p>
              </table:table-cell>
              <table:table-cell office:value-type="float" office:value="4409.52">
                <text:p>4409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3.87">
                <text:p>3403.87</text:p>
              </table:table-cell>
              <table:table-cell office:value-type="float" office:value="3356.65">
                <text:p>3356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3.43">
                <text:p>4303.43</text:p>
              </table:table-cell>
              <table:table-cell office:value-type="float" office:value="3357.17">
                <text:p>3357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3.67">
                <text:p>4343.67</text:p>
              </table:table-cell>
              <table:table-cell office:value-type="float" office:value="3400.91">
                <text:p>3400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9.42">
                <text:p>3689.42</text:p>
              </table:table-cell>
              <table:table-cell office:value-type="float" office:value="3767.25">
                <text:p>376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6.22">
                <text:p>4036.22</text:p>
              </table:table-cell>
              <table:table-cell office:value-type="float" office:value="3758.56">
                <text:p>3758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8.01">
                <text:p>4248.01</text:p>
              </table:table-cell>
              <table:table-cell office:value-type="float" office:value="3704.02">
                <text:p>3704.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4.517cm" svg:y="1.275cm" chart:style-name="ch3">
          <text:p>All Fields - Mean - One Final Netcdf File</text:p>
        </chart:subtitle>
        <chart:legend chart:legend-position="end" svg:x="13.684cm" svg:y="3.952cm" style:legend-expansion="high" chart:style-name="ch4"/>
        <chart:plot-area chart:style-name="ch5" table:cell-range-address="results3.D211:results3.E22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715cm" svg:y="8.019cm" chart:style-name="ch7">
              <text:p>Level of Compression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211:results3.D220" loext:label-string="packing_0" chart:class="chart:bar">
            <chart:data-point chart:repeated="10"/>
          </chart:series>
          <chart:series chart:style-name="ch12" chart:values-cell-range-address="results3.E211:results3.E22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1.44">
                <text:p>3671.44</text:p>
                <draw:g>
                  <svg:desc>results3.D211:results3.D220</svg:desc>
                </draw:g>
              </table:table-cell>
              <table:table-cell office:value-type="float" office:value="3231.31">
                <text:p>3231.31</text:p>
                <draw:g>
                  <svg:desc>results3.E211:results3.E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3.88">
                <text:p>3573.88</text:p>
              </table:table-cell>
              <table:table-cell office:value-type="float" office:value="3579.15">
                <text:p>3579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7.56">
                <text:p>3977.56</text:p>
              </table:table-cell>
              <table:table-cell office:value-type="float" office:value="3918.26">
                <text:p>391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2.49">
                <text:p>3682.49</text:p>
              </table:table-cell>
              <table:table-cell office:value-type="float" office:value="3435.85">
                <text:p>343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1.42">
                <text:p>4371.42</text:p>
              </table:table-cell>
              <table:table-cell office:value-type="float" office:value="3592.42">
                <text:p>3592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6.81">
                <text:p>3616.81</text:p>
              </table:table-cell>
              <table:table-cell office:value-type="float" office:value="3370.55">
                <text:p>337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3.91">
                <text:p>3593.91</text:p>
              </table:table-cell>
              <table:table-cell office:value-type="float" office:value="3392.6">
                <text:p>339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1.74">
                <text:p>3741.74</text:p>
              </table:table-cell>
              <table:table-cell office:value-type="float" office:value="3408.03">
                <text:p>340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.52">
                <text:p>3661.52</text:p>
              </table:table-cell>
              <table:table-cell office:value-type="float" office:value="3831.66">
                <text:p>3831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1.55">
                <text:p>4421.55</text:p>
              </table:table-cell>
              <table:table-cell office:value-type="float" office:value="3891.98">
                <text:p>3891.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4.517cm" svg:y="1.275cm" chart:style-name="ch3">
          <text:p>All Fields - Mean - One Final Netcdf File</text:p>
        </chart:subtitle>
        <chart:legend chart:legend-position="end" svg:x="13.684cm" svg:y="3.952cm" style:legend-expansion="high" chart:style-name="ch4"/>
        <chart:plot-area chart:style-name="ch5" table:cell-range-address="results3.D211:results3.E22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715cm" svg:y="8.019cm" chart:style-name="ch7">
              <text:p>Level of Compression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211:results3.D220" loext:label-string="packing_0" chart:class="chart:bar">
            <chart:data-point chart:repeated="10"/>
          </chart:series>
          <chart:series chart:style-name="ch12" chart:values-cell-range-address="results3.E211:results3.E22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1.44">
                <text:p>3671.44</text:p>
                <draw:g>
                  <svg:desc>results3.D211:results3.D220</svg:desc>
                </draw:g>
              </table:table-cell>
              <table:table-cell office:value-type="float" office:value="3231.31">
                <text:p>3231.31</text:p>
                <draw:g>
                  <svg:desc>results3.E211:results3.E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3.88">
                <text:p>3573.88</text:p>
              </table:table-cell>
              <table:table-cell office:value-type="float" office:value="3579.15">
                <text:p>3579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7.56">
                <text:p>3977.56</text:p>
              </table:table-cell>
              <table:table-cell office:value-type="float" office:value="3918.26">
                <text:p>391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2.49">
                <text:p>3682.49</text:p>
              </table:table-cell>
              <table:table-cell office:value-type="float" office:value="3435.85">
                <text:p>343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1.42">
                <text:p>4371.42</text:p>
              </table:table-cell>
              <table:table-cell office:value-type="float" office:value="3592.42">
                <text:p>3592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6.81">
                <text:p>3616.81</text:p>
              </table:table-cell>
              <table:table-cell office:value-type="float" office:value="3370.55">
                <text:p>337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3.91">
                <text:p>3593.91</text:p>
              </table:table-cell>
              <table:table-cell office:value-type="float" office:value="3392.6">
                <text:p>339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1.74">
                <text:p>3741.74</text:p>
              </table:table-cell>
              <table:table-cell office:value-type="float" office:value="3408.03">
                <text:p>340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.52">
                <text:p>3661.52</text:p>
              </table:table-cell>
              <table:table-cell office:value-type="float" office:value="3831.66">
                <text:p>3831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1.55">
                <text:p>4421.55</text:p>
              </table:table-cell>
              <table:table-cell office:value-type="float" office:value="3891.98">
                <text:p>3891.9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Storage</text:p>
        </chart:title>
        <chart:plot-area chart:style-name="ch3" table:cell-range-address="results3.I88:results3.L97" svg:x="1.331cm" svg:y="1.275cm" svg:width="14.349cm" svg:height="6.564cm">
          <chartooo:coordinate-region svg:x="2.323cm" svg:y="1.474cm" svg:width="13.357cm" svg:height="5.718cm"/>
          <chart:axis chart:dimension="x" chart:name="primary-x" chart:style-name="ch4">
            <chart:title svg:x="7.045cm" svg:y="8.019cm" chart:style-name="ch5">
              <text:p>Compression Level</text:p>
            </chart:title>
          </chart:axis>
          <chart:axis chart:dimension="y" chart:name="primary-y" chart:style-name="ch6">
            <chart:title svg:x="0.451cm" svg:y="4.839cm" chart:style-name="ch7">
              <text:p>GB</text:p>
            </chart:title>
            <chart:grid chart:style-name="ch8" chart:class="major"/>
          </chart:axis>
          <chart:series chart:style-name="ch9" chart:values-cell-range-address="results3.I88:results3.I97" chart:class="chart:bar">
            <chart:data-point chart:repeated="10"/>
          </chart:series>
          <chart:series chart:style-name="ch10" chart:values-cell-range-address="results3.J88:results3.J97" chart:class="chart:bar">
            <chart:data-point chart:repeated="10"/>
          </chart:series>
          <chart:series chart:style-name="ch11" chart:values-cell-range-address="results3.K88:results3.K97" chart:class="chart:bar">
            <chart:data-point chart:repeated="10"/>
          </chart:series>
          <chart:series chart:style-name="ch12" chart:values-cell-range-address="results3.L88:results3.L97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347183227539">
                <text:p>15.2347183227539</text:p>
                <draw:g>
                  <svg:desc>results3.I88:results3.I97</svg:desc>
                </draw:g>
              </table:table-cell>
              <table:table-cell office:value-type="float" office:value="30.4709243774414">
                <text:p>30.4709243774414</text:p>
                <draw:g>
                  <svg:desc>results3.J88:results3.J97</svg:desc>
                </draw:g>
              </table:table-cell>
              <table:table-cell office:value-type="float" office:value="16.759105682373">
                <text:p>16.759105682373</text:p>
                <draw:g>
                  <svg:desc>results3.K88:results3.K97</svg:desc>
                </draw:g>
              </table:table-cell>
              <table:table-cell office:value-type="float" office:value="1963.75276947022">
                <text:p>1963.75276947022</text:p>
                <draw:g>
                  <svg:desc>results3.L88:results3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791213989258">
                <text:p>1.77791213989258</text:p>
              </table:table-cell>
              <table:table-cell office:value-type="float" office:value="3.55514526367187">
                <text:p>3.55514526367187</text:p>
              </table:table-cell>
              <table:table-cell office:value-type="float" office:value="10.624885559082">
                <text:p>10.624885559082</text:p>
              </table:table-cell>
              <table:table-cell office:value-type="float" office:value="378.345138549805">
                <text:p>378.345138549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050018310547">
                <text:p>1.77050018310547</text:p>
              </table:table-cell>
              <table:table-cell office:value-type="float" office:value="3.54030227661133">
                <text:p>3.54030227661133</text:p>
              </table:table-cell>
              <table:table-cell office:value-type="float" office:value="10.5708503723145">
                <text:p>10.5708503723145</text:p>
              </table:table-cell>
              <table:table-cell office:value-type="float" office:value="376.975131988525">
                <text:p>376.9751319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667953491211">
                <text:p>1.75667953491211</text:p>
              </table:table-cell>
              <table:table-cell office:value-type="float" office:value="3.51272583007812">
                <text:p>3.51272583007812</text:p>
              </table:table-cell>
              <table:table-cell office:value-type="float" office:value="10.5219383239746">
                <text:p>10.5219383239746</text:p>
              </table:table-cell>
              <table:table-cell office:value-type="float" office:value="375.554183959961">
                <text:p>375.554183959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5073394775391">
                <text:p>1.65073394775391</text:p>
              </table:table-cell>
              <table:table-cell office:value-type="float" office:value="3.30103302001953">
                <text:p>3.30103302001953</text:p>
              </table:table-cell>
              <table:table-cell office:value-type="float" office:value="10.5134315490723">
                <text:p>10.5134315490723</text:p>
              </table:table-cell>
              <table:table-cell office:value-type="float" office:value="372.430759429932">
                <text:p>372.43075942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45227050781">
                <text:p>1.63545227050781</text:p>
              </table:table-cell>
              <table:table-cell office:value-type="float" office:value="3.27048873901367">
                <text:p>3.27048873901367</text:p>
              </table:table-cell>
              <table:table-cell office:value-type="float" office:value="10.4829711914063">
                <text:p>10.4829711914063</text:p>
              </table:table-cell>
              <table:table-cell office:value-type="float" office:value="371.511329650879">
                <text:p>371.51132965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079833984375">
                <text:p>1.63079833984375</text:p>
              </table:table-cell>
              <table:table-cell office:value-type="float" office:value="3.26113128662109">
                <text:p>3.26113128662109</text:p>
              </table:table-cell>
              <table:table-cell office:value-type="float" office:value="10.4563980102539">
                <text:p>10.4563980102539</text:p>
              </table:table-cell>
              <table:table-cell office:value-type="float" office:value="370.896083831787">
                <text:p>370.89608383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388610839844">
                <text:p>1.62388610839844</text:p>
              </table:table-cell>
              <table:table-cell office:value-type="float" office:value="3.24728393554687">
                <text:p>3.24728393554687</text:p>
              </table:table-cell>
              <table:table-cell office:value-type="float" office:value="10.445629119873">
                <text:p>10.445629119873</text:p>
              </table:table-cell>
              <table:table-cell office:value-type="float" office:value="370.610198974609">
                <text:p>370.61019897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68229675293">
                <text:p>1.6068229675293</text:p>
              </table:table-cell>
              <table:table-cell office:value-type="float" office:value="3.21314239501953">
                <text:p>3.21314239501953</text:p>
              </table:table-cell>
              <table:table-cell office:value-type="float" office:value="10.4307327270508">
                <text:p>10.4307327270508</text:p>
              </table:table-cell>
              <table:table-cell office:value-type="float" office:value="370.010841369629">
                <text:p>370.01084136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527206420898">
                <text:p>1.59527206420898</text:p>
              </table:table-cell>
              <table:table-cell office:value-type="float" office:value="3.19006729125977">
                <text:p>3.19006729125977</text:p>
              </table:table-cell>
              <table:table-cell office:value-type="float" office:value="10.4261360168457">
                <text:p>10.4261360168457</text:p>
              </table:table-cell>
              <table:table-cell office:value-type="float" office:value="369.739391326904">
                <text:p>369.7393913269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7.096cm" svg:y="1.275cm" chart:style-name="ch3">
          <text:p>One Field</text:p>
        </chart:subtitle>
        <chart:legend chart:legend-position="end" svg:x="13.684cm" svg:y="3.952cm" style:legend-expansion="high" chart:style-name="ch4"/>
        <chart:plot-area chart:style-name="ch5" table:cell-range-address="results3.D191:results3.E20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887cm" svg:y="8.019cm" chart:style-name="ch7">
              <text:p>Compression Level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191:results3.D200" loext:label-string="packing_0" chart:class="chart:bar">
            <chart:data-point chart:repeated="10"/>
          </chart:series>
          <chart:series chart:style-name="ch12" chart:values-cell-range-address="results3.E191:results3.E20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0.42">
                <text:p>2820.42</text:p>
                <draw:g>
                  <svg:desc>results3.D191:results3.D200</svg:desc>
                </draw:g>
              </table:table-cell>
              <table:table-cell office:value-type="float" office:value="3243.37">
                <text:p>3243.37</text:p>
                <draw:g>
                  <svg:desc>results3.E191:results3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2.55">
                <text:p>3122.55</text:p>
              </table:table-cell>
              <table:table-cell office:value-type="float" office:value="2879.76">
                <text:p>2879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72.87">
                <text:p>3772.87</text:p>
              </table:table-cell>
              <table:table-cell office:value-type="float" office:value="4397.41">
                <text:p>4397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3.54">
                <text:p>3473.54</text:p>
              </table:table-cell>
              <table:table-cell office:value-type="float" office:value="2986.7">
                <text:p>29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4.67">
                <text:p>4034.67</text:p>
              </table:table-cell>
              <table:table-cell office:value-type="float" office:value="3824.22">
                <text:p>3824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3.99">
                <text:p>3023.99</text:p>
              </table:table-cell>
              <table:table-cell office:value-type="float" office:value="3745.54">
                <text:p>3745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99.98">
                <text:p>3199.98</text:p>
              </table:table-cell>
              <table:table-cell office:value-type="float" office:value="2695.58">
                <text:p>2695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6.74">
                <text:p>3726.74</text:p>
              </table:table-cell>
              <table:table-cell office:value-type="float" office:value="3348.01">
                <text:p>3348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0.86">
                <text:p>3340.86</text:p>
              </table:table-cell>
              <table:table-cell office:value-type="float" office:value="3562.79">
                <text:p>3562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8.1">
                <text:p>3298.1</text:p>
              </table:table-cell>
              <table:table-cell office:value-type="float" office:value="2867.62">
                <text:p>2867.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7.096cm" svg:y="1.275cm" chart:style-name="ch3">
          <text:p>One Field</text:p>
        </chart:subtitle>
        <chart:legend chart:legend-position="end" svg:x="13.684cm" svg:y="3.952cm" style:legend-expansion="high" chart:style-name="ch4"/>
        <chart:plot-area chart:style-name="ch5" table:cell-range-address="results3.D191:results3.E20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887cm" svg:y="8.019cm" chart:style-name="ch7">
              <text:p>Compression Level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191:results3.D200" loext:label-string="packing_0" chart:class="chart:bar">
            <chart:data-point chart:repeated="10"/>
          </chart:series>
          <chart:series chart:style-name="ch12" chart:values-cell-range-address="results3.E191:results3.E20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0.42">
                <text:p>2820.42</text:p>
                <draw:g>
                  <svg:desc>results3.D191:results3.D200</svg:desc>
                </draw:g>
              </table:table-cell>
              <table:table-cell office:value-type="float" office:value="3243.37">
                <text:p>3243.37</text:p>
                <draw:g>
                  <svg:desc>results3.E191:results3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2.55">
                <text:p>3122.55</text:p>
              </table:table-cell>
              <table:table-cell office:value-type="float" office:value="2879.76">
                <text:p>2879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72.87">
                <text:p>3772.87</text:p>
              </table:table-cell>
              <table:table-cell office:value-type="float" office:value="4397.41">
                <text:p>4397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3.54">
                <text:p>3473.54</text:p>
              </table:table-cell>
              <table:table-cell office:value-type="float" office:value="2986.7">
                <text:p>29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4.67">
                <text:p>4034.67</text:p>
              </table:table-cell>
              <table:table-cell office:value-type="float" office:value="3824.22">
                <text:p>3824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3.99">
                <text:p>3023.99</text:p>
              </table:table-cell>
              <table:table-cell office:value-type="float" office:value="3745.54">
                <text:p>3745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99.98">
                <text:p>3199.98</text:p>
              </table:table-cell>
              <table:table-cell office:value-type="float" office:value="2695.58">
                <text:p>2695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6.74">
                <text:p>3726.74</text:p>
              </table:table-cell>
              <table:table-cell office:value-type="float" office:value="3348.01">
                <text:p>3348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0.86">
                <text:p>3340.86</text:p>
              </table:table-cell>
              <table:table-cell office:value-type="float" office:value="3562.79">
                <text:p>3562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8.1">
                <text:p>3298.1</text:p>
              </table:table-cell>
              <table:table-cell office:value-type="float" office:value="2867.62">
                <text:p>2867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6.818cm" svg:y="1.275cm" chart:style-name="ch3">
          <text:p>Original XML</text:p>
        </chart:subtitle>
        <chart:legend chart:legend-position="end" svg:x="13.684cm" svg:y="3.952cm" style:legend-expansion="high" chart:style-name="ch4"/>
        <chart:plot-area chart:style-name="ch5" table:cell-range-address="results3.D241:results3.E250" chart:data-source-has-labels="row" svg:x="0.32cm" svg:y="2.138cm" svg:width="13.044cm" svg:height="6.682cm">
          <chartooo:coordinate-region svg:x="1.312cm" svg:y="2.337cm" svg:width="12.052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results3.D241:results3.D250" loext:label-string="packing_0" chart:class="chart:bar">
            <chart:data-point chart:repeated="10"/>
          </chart:series>
          <chart:series chart:style-name="ch10" chart:values-cell-range-address="results3.E241:results3.E250" loext:label-string="packing_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1.36">
                <text:p>3471.36</text:p>
                <draw:g>
                  <svg:desc>results3.D241:results3.D250</svg:desc>
                </draw:g>
              </table:table-cell>
              <table:table-cell office:value-type="float" office:value="3682.64">
                <text:p>3682.64</text:p>
                <draw:g>
                  <svg:desc>results3.E241:results3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0.64">
                <text:p>3080.64</text:p>
              </table:table-cell>
              <table:table-cell office:value-type="float" office:value="3382.85">
                <text:p>338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6.47">
                <text:p>3486.47</text:p>
              </table:table-cell>
              <table:table-cell office:value-type="float" office:value="2798.44">
                <text:p>279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9.32">
                <text:p>3319.32</text:p>
              </table:table-cell>
              <table:table-cell office:value-type="float" office:value="4409.52">
                <text:p>4409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3.87">
                <text:p>3403.87</text:p>
              </table:table-cell>
              <table:table-cell office:value-type="float" office:value="3356.65">
                <text:p>3356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3.43">
                <text:p>4303.43</text:p>
              </table:table-cell>
              <table:table-cell office:value-type="float" office:value="3357.17">
                <text:p>3357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3.67">
                <text:p>4343.67</text:p>
              </table:table-cell>
              <table:table-cell office:value-type="float" office:value="3400.91">
                <text:p>3400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9.42">
                <text:p>3689.42</text:p>
              </table:table-cell>
              <table:table-cell office:value-type="float" office:value="3767.25">
                <text:p>376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6.22">
                <text:p>4036.22</text:p>
              </table:table-cell>
              <table:table-cell office:value-type="float" office:value="3758.56">
                <text:p>3758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8.01">
                <text:p>4248.01</text:p>
              </table:table-cell>
              <table:table-cell office:value-type="float" office:value="3704.02">
                <text:p>3704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Storage</text:p>
        </chart:title>
        <chart:plot-area chart:style-name="ch3" table:cell-range-address="results3.I88:results3.K97" svg:x="1.331cm" svg:y="1.275cm" svg:width="14.349cm" svg:height="6.564cm">
          <chartooo:coordinate-region svg:x="1.952cm" svg:y="1.474cm" svg:width="13.728cm" svg:height="5.718cm"/>
          <chart:axis chart:dimension="x" chart:name="primary-x" chart:style-name="ch4">
            <chart:title svg:x="7.045cm" svg:y="8.019cm" chart:style-name="ch5">
              <text:p>Compression Level</text:p>
            </chart:title>
          </chart:axis>
          <chart:axis chart:dimension="y" chart:name="primary-y" chart:style-name="ch6">
            <chart:title svg:x="0.451cm" svg:y="4.839cm" chart:style-name="ch7">
              <text:p>GB</text:p>
            </chart:title>
            <chart:grid chart:style-name="ch8" chart:class="major"/>
          </chart:axis>
          <chart:series chart:style-name="ch9" chart:values-cell-range-address="results3.I88:results3.I97" chart:class="chart:bar">
            <chart:data-point chart:repeated="10"/>
          </chart:series>
          <chart:series chart:style-name="ch10" chart:values-cell-range-address="results3.J88:results3.J97" chart:class="chart:bar">
            <chart:data-point chart:repeated="10"/>
          </chart:series>
          <chart:series chart:style-name="ch11" chart:values-cell-range-address="results3.K88:results3.K9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347183227539">
                <text:p>15.2347183227539</text:p>
                <draw:g>
                  <svg:desc>results3.I88:results3.I97</svg:desc>
                </draw:g>
              </table:table-cell>
              <table:table-cell office:value-type="float" office:value="30.4709243774414">
                <text:p>30.4709243774414</text:p>
                <draw:g>
                  <svg:desc>results3.J88:results3.J97</svg:desc>
                </draw:g>
              </table:table-cell>
              <table:table-cell office:value-type="float" office:value="16.759105682373">
                <text:p>16.759105682373</text:p>
                <draw:g>
                  <svg:desc>results3.K88:results3.K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791213989258">
                <text:p>1.77791213989258</text:p>
              </table:table-cell>
              <table:table-cell office:value-type="float" office:value="3.55514526367187">
                <text:p>3.55514526367187</text:p>
              </table:table-cell>
              <table:table-cell office:value-type="float" office:value="10.624885559082">
                <text:p>10.624885559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050018310547">
                <text:p>1.77050018310547</text:p>
              </table:table-cell>
              <table:table-cell office:value-type="float" office:value="3.54030227661133">
                <text:p>3.54030227661133</text:p>
              </table:table-cell>
              <table:table-cell office:value-type="float" office:value="10.5708503723145">
                <text:p>10.5708503723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667953491211">
                <text:p>1.75667953491211</text:p>
              </table:table-cell>
              <table:table-cell office:value-type="float" office:value="3.51272583007812">
                <text:p>3.51272583007812</text:p>
              </table:table-cell>
              <table:table-cell office:value-type="float" office:value="10.5219383239746">
                <text:p>10.5219383239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5073394775391">
                <text:p>1.65073394775391</text:p>
              </table:table-cell>
              <table:table-cell office:value-type="float" office:value="3.30103302001953">
                <text:p>3.30103302001953</text:p>
              </table:table-cell>
              <table:table-cell office:value-type="float" office:value="10.5134315490723">
                <text:p>10.5134315490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45227050781">
                <text:p>1.63545227050781</text:p>
              </table:table-cell>
              <table:table-cell office:value-type="float" office:value="3.27048873901367">
                <text:p>3.27048873901367</text:p>
              </table:table-cell>
              <table:table-cell office:value-type="float" office:value="10.4829711914063">
                <text:p>10.482971191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079833984375">
                <text:p>1.63079833984375</text:p>
              </table:table-cell>
              <table:table-cell office:value-type="float" office:value="3.26113128662109">
                <text:p>3.26113128662109</text:p>
              </table:table-cell>
              <table:table-cell office:value-type="float" office:value="10.4563980102539">
                <text:p>10.4563980102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388610839844">
                <text:p>1.62388610839844</text:p>
              </table:table-cell>
              <table:table-cell office:value-type="float" office:value="3.24728393554687">
                <text:p>3.24728393554687</text:p>
              </table:table-cell>
              <table:table-cell office:value-type="float" office:value="10.445629119873">
                <text:p>10.445629119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68229675293">
                <text:p>1.6068229675293</text:p>
              </table:table-cell>
              <table:table-cell office:value-type="float" office:value="3.21314239501953">
                <text:p>3.21314239501953</text:p>
              </table:table-cell>
              <table:table-cell office:value-type="float" office:value="10.4307327270508">
                <text:p>10.4307327270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527206420898">
                <text:p>1.59527206420898</text:p>
              </table:table-cell>
              <table:table-cell office:value-type="float" office:value="3.19006729125977">
                <text:p>3.19006729125977</text:p>
              </table:table-cell>
              <table:table-cell office:value-type="float" office:value="10.4261360168457">
                <text:p>10.42613601684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